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statusba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accelerator/current.xml"/>
  <manifest:file-entry manifest:media-type="" manifest:full-path="Object 42/Configurations2/accelerato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accelerator/current.xml"/>
  <manifest:file-entry manifest:media-type="" manifest:full-path="Object 45/Configurations2/accelerato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accelerator/current.xml"/>
  <manifest:file-entry manifest:media-type="" manifest:full-path="Object 53/Configurations2/accelerato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accelerator/current.xml"/>
  <manifest:file-entry manifest:media-type="" manifest:full-path="Object 54/Configurations2/accelerato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statusbar/"/>
  <manifest:file-entry manifest:media-type="" manifest:full-path="Object 57/Configurations2/accelerator/current.xml"/>
  <manifest:file-entry manifest:media-type="" manifest:full-path="Object 57/Configurations2/accelerator/"/>
  <manifest:file-entry manifest:media-type="" manifest:full-path="Object 57/Configurations2/floater/"/>
  <manifest:file-entry manifest:media-type="" manifest:full-path="Object 57/Configurations2/popupmenu/"/>
  <manifest:file-entry manifest:media-type="" manifest:full-path="Object 57/Configurations2/progressbar/"/>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statusba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4/Configurations2/statusbar/"/>
  <manifest:file-entry manifest:media-type="" manifest:full-path="Object 64/Configurations2/accelerator/current.xml"/>
  <manifest:file-entry manifest:media-type="" manifest:full-path="Object 64/Configurations2/accelerato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statusbar/"/>
  <manifest:file-entry manifest:media-type="" manifest:full-path="Object 65/Configurations2/accelerator/current.xml"/>
  <manifest:file-entry manifest:media-type="" manifest:full-path="Object 65/Configurations2/accelerator/"/>
  <manifest:file-entry manifest:media-type="" manifest:full-path="Object 65/Configurations2/floater/"/>
  <manifest:file-entry manifest:media-type="" manifest:full-path="Object 65/Configurations2/popupmenu/"/>
  <manifest:file-entry manifest:media-type="" manifest:full-path="Object 65/Configurations2/progressbar/"/>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68/Configurations2/statusbar/"/>
  <manifest:file-entry manifest:media-type="" manifest:full-path="Object 68/Configurations2/floater/"/>
  <manifest:file-entry manifest:media-type="" manifest:full-path="Object 68/Configurations2/popupmenu/"/>
  <manifest:file-entry manifest:media-type="" manifest:full-path="Object 68/Configurations2/progressbar/"/>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69/Configurations2/statusba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70/Configurations2/statusbar/"/>
  <manifest:file-entry manifest:media-type="" manifest:full-path="Object 70/Configurations2/floater/"/>
  <manifest:file-entry manifest:media-type="" manifest:full-path="Object 70/Configurations2/popupmenu/"/>
  <manifest:file-entry manifest:media-type="" manifest:full-path="Object 70/Configurations2/progressbar/"/>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72/Configurations2/statusbar/"/>
  <manifest:file-entry manifest:media-type="" manifest:full-path="Object 72/Configurations2/floater/"/>
  <manifest:file-entry manifest:media-type="" manifest:full-path="Object 72/Configurations2/popupmenu/"/>
  <manifest:file-entry manifest:media-type="" manifest:full-path="Object 72/Configurations2/progressbar/"/>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73/Configurations2/statusbar/"/>
  <manifest:file-entry manifest:media-type="" manifest:full-path="Object 73/Configurations2/floater/"/>
  <manifest:file-entry manifest:media-type="" manifest:full-path="Object 73/Configurations2/popupmenu/"/>
  <manifest:file-entry manifest:media-type="" manifest:full-path="Object 73/Configurations2/progressbar/"/>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4/Configurations2/statusbar/"/>
  <manifest:file-entry manifest:media-type="" manifest:full-path="Object 74/Configurations2/floater/"/>
  <manifest:file-entry manifest:media-type="" manifest:full-path="Object 74/Configurations2/popupmenu/"/>
  <manifest:file-entry manifest:media-type="" manifest:full-path="Object 74/Configurations2/progressbar/"/>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75/Configurations2/statusbar/"/>
  <manifest:file-entry manifest:media-type="" manifest:full-path="Object 75/Configurations2/floater/"/>
  <manifest:file-entry manifest:media-type="" manifest:full-path="Object 75/Configurations2/popupmenu/"/>
  <manifest:file-entry manifest:media-type="" manifest:full-path="Object 75/Configurations2/progressbar/"/>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 manifest:full-path="Object 76/Configurations2/statusbar/"/>
  <manifest:file-entry manifest:media-type="" manifest:full-path="Object 76/Configurations2/accelerator/current.xml"/>
  <manifest:file-entry manifest:media-type="" manifest:full-path="Object 76/Configurations2/accelerator/"/>
  <manifest:file-entry manifest:media-type="" manifest:full-path="Object 76/Configurations2/floater/"/>
  <manifest:file-entry manifest:media-type="" manifest:full-path="Object 76/Configurations2/popupmenu/"/>
  <manifest:file-entry manifest:media-type="" manifest:full-path="Object 76/Configurations2/progressbar/"/>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accelerator/current.xml"/>
  <manifest:file-entry manifest:media-type="" manifest:full-path="Object 38/Configurations2/accelerato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3.1354in" fo:margin-left="1.7229in" fo:margin-right="2.0667in" table:align="margins" style:may-break-between-rows="false"/>
    </style:style>
    <style:style style:name="Table1.A" style:family="table-column">
      <style:table-column-properties style:column-width="1.0521in" style:rel-column-width="21990*"/>
    </style:style>
    <style:style style:name="Table1.B" style:family="table-column">
      <style:table-column-properties style:column-width="1.3646in" style:rel-column-width="28521*"/>
    </style:style>
    <style:style style:name="Table1.C" style:family="table-column">
      <style:table-column-properties style:column-width="0.7188in" style:rel-column-width="15024*"/>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data-style-name="N0">
      <style:table-cell-properties fo:padding="0.0382in" fo:border-left="0.0007in solid #000000" fo:border-right="0.0007in solid #000000" fo:border-top="none" fo:border-bottom="0.0007in solid #000000"/>
    </style:style>
    <style:style style:name="Table1.C4" style:family="table-cell">
      <style:table-cell-properties fo:padding="0.0382in" fo:border-left="0.0007in solid #000000" fo:border-right="0.0007in solid #000000" fo:border-top="none" fo:border-bottom="0.0007in solid #000000"/>
    </style:style>
    <style:style style:name="Table2" style:family="table">
      <style:table-properties style:width="5.6403in" table:align="center" style:shadow="none"/>
    </style:style>
    <style:style style:name="Table2.A" style:family="table-column">
      <style:table-column-properties style:column-width="0.734in"/>
    </style:style>
    <style:style style:name="Table2.B" style:family="table-column">
      <style:table-column-properties style:column-width="0.4917in"/>
    </style:style>
    <style:style style:name="Table2.C" style:family="table-column">
      <style:table-column-properties style:column-width="0.5979in"/>
    </style:style>
    <style:style style:name="Table2.D" style:family="table-column">
      <style:table-column-properties style:column-width="1.7021in"/>
    </style:style>
    <style:style style:name="Table2.E" style:family="table-column">
      <style:table-column-properties style:column-width="0.9931in"/>
    </style:style>
    <style:style style:name="Table2.F" style:family="table-column">
      <style:table-column-properties style:column-width="1.1215in"/>
    </style:style>
    <style:style style:name="Table2.A1" style:family="table-cell">
      <style:table-cell-properties fo:padding="0.0382in" fo:border-left="0.0007in solid #000000" fo:border-right="none" fo:border-top="0.0007in solid #000000" fo:border-bottom="0.0007in solid #000000"/>
    </style:style>
    <style:style style:name="Table2.F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E2" style:family="table-cell" style:data-style-name="N0">
      <style:table-cell-properties fo:padding="0.0382in" fo:border-left="0.0007in solid #000000" fo:border-right="none" fo:border-top="none" fo:border-bottom="0.0007in solid #000000"/>
    </style:style>
    <style:style style:name="Table2.F2" style:family="table-cell" style:data-style-name="N0">
      <style:table-cell-properties fo:padding="0.0382in" fo:border-left="0.0007in solid #000000" fo:border-right="0.0007in solid #000000" fo:border-top="none" fo:border-bottom="0.0007in solid #000000"/>
    </style:style>
    <style:style style:name="Table2.D3" style:family="table-cell">
      <style:table-cell-properties fo:background-color="transparent" fo:padding="0.0382in" fo:border-left="0.0007in solid #000000" fo:border-right="none" fo:border-top="none" fo:border-bottom="0.0007in solid #000000">
        <style:background-image/>
      </style:table-cell-properties>
    </style:style>
    <style:style style:name="Table3" style:family="table">
      <style:table-properties style:width="3.45in" table:align="center"/>
    </style:style>
    <style:style style:name="Table3.A" style:family="table-column">
      <style:table-column-properties style:column-width="0.6451in"/>
    </style:style>
    <style:style style:name="Table3.B" style:family="table-column">
      <style:table-column-properties style:column-width="0.8444in"/>
    </style:style>
    <style:style style:name="Table3.C" style:family="table-column">
      <style:table-column-properties style:column-width="0.9285in"/>
    </style:style>
    <style:style style:name="Table3.D" style:family="table-column">
      <style:table-column-properties style:column-width="1.0319in"/>
    </style:style>
    <style:style style:name="Table3.A1" style:family="table-cell">
      <style:table-cell-properties fo:padding="0.0382in" fo:border-left="0.0007in solid #000000" fo:border-right="none" fo:border-top="0.0007in solid #000000" fo:border-bottom="0.0007in solid #000000"/>
    </style:style>
    <style:style style:name="Table3.D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D2" style:family="table-cell" style:data-style-name="N0">
      <style:table-cell-properties fo:padding="0.0382in" fo:border-left="0.0007in solid #000000" fo:border-right="0.0007in solid #000000" fo:border-top="none" fo:border-bottom="0.0007in solid #000000"/>
    </style:style>
    <style:style style:name="FireBack" style:family="table">
      <style:table-properties style:width="5.0701in" table:align="center"/>
    </style:style>
    <style:style style:name="FireBack.A" style:family="table-column">
      <style:table-column-properties style:column-width="1.7028in"/>
    </style:style>
    <style:style style:name="FireBack.B" style:family="table-column">
      <style:table-column-properties style:column-width="2.2854in"/>
    </style:style>
    <style:style style:name="FireBack.C" style:family="table-column">
      <style:table-column-properties style:column-width="1.0819in"/>
    </style:style>
    <style:style style:name="FireBack.A1" style:family="table-cell">
      <style:table-cell-properties fo:padding="0.0382in" fo:border-left="0.0007in solid #000000" fo:border-right="none" fo:border-top="0.0007in solid #000000" fo:border-bottom="0.0007in solid #000000"/>
    </style:style>
    <style:style style:name="FireBack.C1" style:family="table-cell">
      <style:table-cell-properties fo:padding="0.0382in" fo:border="0.0007in solid #000000"/>
    </style:style>
    <style:style style:name="FireBack.A2" style:family="table-cell">
      <style:table-cell-properties fo:padding="0.0382in" fo:border-left="0.0007in solid #000000" fo:border-right="none" fo:border-top="none" fo:border-bottom="0.0007in solid #000000"/>
    </style:style>
    <style:style style:name="FireBack.C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fo:font-style="normal" style:font-style-asian="normal" style:font-style-complex="normal"/>
    </style:style>
    <style:style style:name="P3" style:family="paragraph" style:parent-style-name="Text_20_body">
      <style:text-properties fo:font-style="normal" fo:font-weight="bold" style:font-style-asian="normal" style:font-weight-asian="bold" style:font-style-complex="normal" style:font-weight-complex="bold"/>
    </style:style>
    <style:style style:name="P4" style:family="paragraph" style:parent-style-name="Text_20_body">
      <style:text-properties fo:font-style="italic" style:font-style-asian="italic" style:font-style-complex="italic"/>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style:font-name="Times New Roman1" fo:font-style="normal" style:font-name-asian="Lucida Sans Unicode" style:font-style-asian="normal" style:font-name-complex="Tahoma" style:font-style-complex="normal"/>
    </style:style>
    <style:style style:name="P7" style:family="paragraph" style:parent-style-name="Text_20_body">
      <style:paragraph-properties fo:break-before="page"/>
    </style:style>
    <style:style style:name="P8" style:family="paragraph" style:parent-style-name="Table_20_Contents">
      <style:text-properties style:font-name="Times New Roman1" fo:font-size="12pt"/>
    </style:style>
    <style:style style:name="P9" style:family="paragraph" style:parent-style-name="Table_20_Contents">
      <style:paragraph-properties fo:text-align="start" style:justify-single-word="false"/>
      <style:text-properties style:font-name="Times New Roman1" fo:font-size="12pt"/>
    </style:style>
    <style:style style:name="P10" style:family="paragraph" style:parent-style-name="Table_20_Contents">
      <style:text-properties style:font-name="Times New Roman1" fo:font-size="12pt" fo:font-style="italic" fo:font-weight="bold" style:font-style-asian="italic" style:font-weight-asian="bold" style:font-style-complex="italic" style:font-weight-complex="bold"/>
    </style:style>
    <style:style style:name="P11" style:family="paragraph" style:parent-style-name="Table_20_Contents">
      <style:paragraph-properties fo:text-align="center" style:justify-single-word="false"/>
      <style:text-properties style:font-name="Times New Roman1" fo:font-size="12pt"/>
    </style:style>
    <style:style style:name="P12" style:family="paragraph" style:parent-style-name="Table_20_Contents">
      <style:paragraph-properties fo:text-align="end" style:justify-single-word="false"/>
      <style:text-properties style:font-name="Times New Roman1" fo:font-size="12pt"/>
    </style:style>
    <style:style style:name="P13" style:family="paragraph" style:parent-style-name="Table_20_Contents">
      <style:text-properties style:font-name="Times New Roman1" fo:font-size="12pt" fo:font-weight="bold" style:font-weight-asian="bold" style:font-weight-complex="bold"/>
    </style:style>
    <style:style style:name="P14" style:family="paragraph" style:parent-style-name="Table_20_Heading">
      <style:text-properties style:font-name="Times New Roman1" fo:font-size="12pt"/>
    </style:style>
    <style:style style:name="P15" style:family="paragraph" style:parent-style-name="Table_20_Heading">
      <style:paragraph-properties fo:text-align="end" style:justify-single-word="false"/>
      <style:text-properties style:font-name="Times New Roman1" fo:font-size="12pt"/>
    </style:style>
    <style:style style:name="P16" style:family="paragraph" style:parent-style-name="Pseudocode">
      <style:paragraph-properties fo:margin-left="0.5in" fo:margin-right="0in" fo:text-indent="0in" style:auto-text-indent="false"/>
      <style:text-properties fo:font-style="normal" style:font-style-asian="normal" style:font-style-complex="normal"/>
    </style:style>
    <style:style style:name="P17" style:family="paragraph" style:parent-style-name="Pseudocode">
      <style:paragraph-properties fo:margin-left="0.75in" fo:margin-right="0in" fo:text-indent="0in" style:auto-text-indent="false"/>
      <style:text-properties fo:font-style="normal" style:font-style-asian="normal" style:font-style-complex="normal"/>
    </style:style>
    <style:style style:name="P18" style:family="paragraph" style:parent-style-name="Pseudocode">
      <style:paragraph-properties fo:margin-left="1in" fo:margin-right="0in" fo:text-indent="0in" style:auto-text-indent="false"/>
      <style:text-properties fo:font-style="normal" style:font-style-asian="normal" style:font-style-complex="normal"/>
    </style:style>
    <style:style style:name="P19" style:family="paragraph" style:parent-style-name="Text_20_body">
      <style:paragraph-properties fo:margin-left="0in" fo:margin-right="0in" fo:text-indent="0in" style:auto-text-indent="false"/>
      <style:text-properties fo:font-style="normal" style:font-style-asian="normal" style:font-style-complex="normal"/>
    </style:style>
    <style:style style:name="P20" style:family="paragraph" style:parent-style-name="Pseudocode">
      <style:paragraph-properties fo:margin-left="0in" fo:margin-right="0in" fo:text-indent="0in" style:auto-text-indent="false"/>
      <style:text-properties fo:font-style="normal" style:font-style-asian="normal" style:font-style-complex="normal"/>
    </style:style>
    <style:style style:name="P21" style:family="paragraph" style:parent-style-name="Standard">
      <style:paragraph-properties fo:text-align="center" style:justify-single-word="false"/>
    </style:style>
    <style:style style:name="P22" style:family="paragraph" style:parent-style-name="Definitions">
      <style:text-properties fo:font-style="normal" style:font-style-asian="normal" style:font-style-complex="normal"/>
    </style:style>
    <style:style style:name="P23" style:family="paragraph" style:parent-style-name="Definitions">
      <style:text-properties fo:font-style="italic" style:font-style-asian="italic" style:font-style-complex="italic"/>
    </style:style>
    <style:style style:name="P24" style:family="paragraph" style:parent-style-name="Contents_20_3">
      <style:paragraph-properties>
        <style:tab-stops>
          <style:tab-stop style:position="6.5319in" style:type="right" style:leader-style="dotted" style:leader-text="."/>
        </style:tab-stops>
      </style:paragraph-properties>
    </style:style>
    <style:style style:name="P25" style:family="paragraph" style:parent-style-name="Contents_20_1">
      <style:paragraph-properties>
        <style:tab-stops>
          <style:tab-stop style:position="6.9252in" style:type="right" style:leader-style="dotted" style:leader-text="."/>
        </style:tab-stops>
      </style:paragraph-properties>
    </style:style>
    <style:style style:name="P26" style:family="paragraph" style:parent-style-name="Contents_20_2">
      <style:paragraph-properties>
        <style:tab-stops>
          <style:tab-stop style:position="6.7283in" style:type="right" style:leader-style="dotted" style:leader-text="."/>
        </style:tab-stops>
      </style:paragraph-properties>
    </style:style>
    <style:style style:name="P27" style:family="paragraph" style:parent-style-name="Table_20_Contents">
      <style:text-properties style:font-name="Times New Roman1" fo:font-size="12pt"/>
    </style:style>
    <style:style style:name="P28" style:family="paragraph" style:parent-style-name="Table_20_Contents">
      <style:text-properties style:font-name="Times New Roman1" fo:font-size="12pt" fo:font-weight="bold" style:font-weight-asian="bold" style:font-weight-complex="bold"/>
    </style:style>
    <style:style style:name="P29" style:family="paragraph" style:parent-style-name="Table_20_Contents">
      <style:text-properties style:font-name="Times New Roman1" fo:font-size="12pt" fo:font-style="italic" fo:font-weight="bold" style:font-style-asian="italic" style:font-weight-asian="bold" style:font-style-complex="italic" style:font-weight-complex="bold"/>
    </style:style>
    <style:style style:name="P30" style:family="paragraph" style:parent-style-name="Table_20_Contents">
      <style:text-properties style:font-name="Times New Roman1" fo:font-size="12pt" fo:font-style="normal" fo:font-weight="bold" style:font-style-asian="normal" style:font-weight-asian="bold" style:font-style-complex="normal" style:font-weight-complex="bold"/>
    </style:style>
    <style:style style:name="P31" style:family="paragraph" style:parent-style-name="Heading_20_3">
      <style:text-properties fo:font-style="normal" style:font-style-asian="normal" style:font-style-complex="normal"/>
    </style:style>
    <style:style style:name="P32" style:family="paragraph" style:parent-style-name="Text_20_body" style:list-style-name="L1"/>
    <style:style style:name="P33" style:family="paragraph" style:parent-style-name="Text_20_body" style:list-style-name="L3"/>
    <style:style style:name="P34" style:family="paragraph" style:parent-style-name="Text_20_body">
      <style:text-properties fo:font-style="normal" style:font-style-asian="normal" style:font-style-complex="normal"/>
    </style:style>
    <style:style style:name="P35" style:family="paragraph" style:parent-style-name="Text_20_body" style:list-style-name="L4">
      <style:text-properties fo:font-style="normal" style:font-style-asian="normal" style:font-style-complex="normal"/>
    </style:style>
    <style:style style:name="P36" style:family="paragraph" style:parent-style-name="Text_20_body" style:list-style-name="L8">
      <style:text-properties fo:font-style="normal" style:font-style-asian="normal" style:font-style-complex="normal"/>
    </style:style>
    <style:style style:name="P37" style:family="paragraph" style:parent-style-name="Text_20_body" style:list-style-name="L5"/>
    <style:style style:name="P38" style:family="paragraph" style:parent-style-name="Text_20_body" style:list-style-name="L6"/>
    <style:style style:name="P39" style:family="paragraph" style:parent-style-name="Text_20_body" style:list-style-name="L7"/>
    <style:style style:name="P40" style:family="paragraph" style:parent-style-name="Text_20_body" style:list-style-name="L9"/>
    <style:style style:name="P41" style:family="paragraph" style:parent-style-name="Text_20_body" style:list-style-name="L10"/>
    <style:style style:name="P42" style:family="paragraph" style:parent-style-name="Text_20_body" style:list-style-name="L10">
      <style:text-properties fo:font-style="italic" style:font-style-asian="italic" style:font-style-complex="italic"/>
    </style:style>
    <style:style style:name="P43" style:family="paragraph" style:parent-style-name="Text_20_body" style:list-style-name="L11">
      <style:text-properties fo:font-style="italic" style:font-style-asian="italic" style:font-style-complex="italic"/>
    </style:style>
    <style:style style:name="P44" style:family="paragraph" style:parent-style-name="Text_20_body">
      <style:text-properties style:font-name="Times New Roman1" fo:font-style="normal" style:font-name-asian="Lucida Sans Unicode" style:font-style-asian="normal" style:font-name-complex="Tahoma" style:font-style-complex="normal"/>
    </style:style>
    <style:style style:name="P45" style:family="paragraph" style:parent-style-name="Text_20_body" style:list-style-name="L1">
      <style:paragraph-properties fo:margin-left="0.4925in" fo:margin-right="0in" fo:text-indent="-0.25in" style:auto-text-indent="false"/>
    </style:style>
    <style:style style:name="P46" style:family="paragraph" style:parent-style-name="Text_20_body" style:list-style-name="L1">
      <style:paragraph-properties fo:margin-left="0.4925in" fo:margin-right="0in" fo:text-indent="-0.25in" style:auto-text-indent="false"/>
      <style:text-properties fo:font-style="normal" style:font-style-asian="normal" style:font-style-complex="normal"/>
    </style:style>
    <style:style style:name="P47" style:family="paragraph" style:parent-style-name="Text_20_body" style:list-style-name="L1">
      <style:paragraph-properties fo:margin-left="0.5in" fo:margin-right="0in" fo:text-indent="-0.25in" style:auto-text-indent="false"/>
    </style:style>
    <style:style style:name="P48" style:family="paragraph" style:parent-style-name="Text_20_body" style:list-style-name="L1">
      <style:paragraph-properties fo:margin-left="0.9846in" fo:margin-right="0in" fo:text-indent="-0.25in" style:auto-text-indent="false"/>
    </style:style>
    <style:style style:name="P49" style:family="paragraph" style:parent-style-name="Text_20_body" style:list-style-name="L1">
      <style:paragraph-properties fo:margin-left="0.9846in" fo:margin-right="0in" fo:text-indent="-0.25in" style:auto-text-indent="false"/>
      <style:text-properties fo:font-style="normal" style:font-style-asian="normal" style:font-style-complex="normal"/>
    </style:style>
    <style:style style:name="P50" style:family="paragraph" style:parent-style-name="Text_20_body" style:list-style-name="L1">
      <style:paragraph-properties fo:margin-left="1.4772in" fo:margin-right="0in" fo:text-indent="-0.25in" style:auto-text-indent="false"/>
    </style:style>
    <style:style style:name="P51" style:family="paragraph" style:parent-style-name="Text_20_body" style:list-style-name="L1">
      <style:paragraph-properties fo:margin-left="1in" fo:margin-right="0in" fo:text-indent="-0.25in" style:auto-text-indent="false"/>
    </style:style>
    <style:style style:name="P52" style:family="paragraph" style:parent-style-name="Text_20_body" style:list-style-name="L1">
      <style:paragraph-properties fo:margin-left="0.75in" fo:margin-right="0in" fo:text-indent="-0.25in" style:auto-text-indent="false"/>
    </style:style>
    <style:style style:name="P53" style:family="paragraph" style:parent-style-name="Definitions">
      <style:text-properties fo:font-style="normal" style:font-style-asian="normal" style:font-style-complex="normal"/>
    </style:style>
    <style:style style:name="P54" style:family="paragraph" style:parent-style-name="Definitions">
      <style:text-properties fo:font-style="italic" style:font-style-asian="italic" style:font-style-complex="italic"/>
    </style:style>
    <style:style style:name="P55" style:family="paragraph" style:parent-style-name="Definitions">
      <style:text-properties style:font-name="Times New Roman1" fo:font-style="normal" style:font-name-asian="Lucida Sans Unicode" style:font-style-asian="normal" style:font-name-complex="Tahoma" style:font-style-complex="normal"/>
    </style:style>
    <style:style style:name="P56" style:family="paragraph" style:parent-style-name="Heading_20_2">
      <style:text-properties fo:font-style="normal" style:font-style-asian="normal" style:font-style-complex="normal"/>
    </style:style>
    <style:style style:name="P57" style:family="paragraph" style:parent-style-name="Footnote" style:list-style-name="L2"/>
    <style:style style:name="T1" style:family="text">
      <style:text-properties style:font-name="Courier"/>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normal" style:font-weight-asian="normal" style:font-weight-complex="normal"/>
    </style:style>
    <style:style style:name="T5" style:family="text">
      <style:text-properties fo:font-style="normal"/>
    </style:style>
    <style:style style:name="T6" style:family="text">
      <style:text-properties fo:font-style="normal" style:font-style-asian="normal" style:font-style-complex="normal"/>
    </style:style>
    <style:style style:name="T7" style:family="text">
      <style:text-properties style:font-name="Courier1"/>
    </style:style>
    <style:style style:name="T8" style:family="text">
      <style:text-properties style:font-name="Luxi Sans" style:font-name-asian="Luxi Sans" style:font-name-complex="Luxi Sans"/>
    </style:style>
    <style:style style:name="T9" style:family="text">
      <style:text-properties style:font-name="Luxi Sans" fo:font-style="normal" style:font-name-asian="Luxi Sans" style:font-style-asian="normal" style:font-name-complex="Luxi Sans" style:font-style-complex="normal"/>
    </style:style>
    <style:style style:name="T10" style:family="text">
      <style:text-properties style:font-name="Times New Roman1" style:font-name-asian="Lucida Sans Unicode" style:font-name-complex="Tahoma"/>
    </style:style>
    <style:style style:name="T11" style:family="text">
      <style:text-properties style:font-name="Times New Roman1" fo:font-style="normal" style:font-name-asian="Lucida Sans Unicode" style:font-style-asian="normal" style:font-name-complex="Tahoma" style:font-style-complex="normal"/>
    </style:style>
    <style:style style:name="T12" style:family="text">
      <style:text-properties style:font-name="Times New Roman"/>
    </style:style>
    <style:style style:name="T13" style:family="text">
      <style:text-properties style:font-style-asian="normal"/>
    </style:style>
    <style:style style:name="T14" style:family="text">
      <style:text-properties style:font-style-complex="normal"/>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middle" style:vertical-rel="tex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Athena Analyst's Guide: Attrition</text:p>
      <text:p text:style-name="Subtitle">Athena S&amp;RO Simulation, V1</text:p>
      <text:p text:style-name="Subtitle">June 2009</text:p>
      <text:p text:style-name="Text_20_body"/>
      <text:p text:style-name="Text_20_body"/>
      <text:p text:style-name="Text_20_body"/>
      <text:p text:style-name="Text_20_body"/>
      <text:p text:style-name="Text_20_body"/>
      <text:p text:style-name="P21">Joe Provenzano</text:p>
      <text:p text:style-name="P21">William H. Duquette</text:p>
      <text:p text:style-name="P21"/>
      <text:p text:style-name="P1">Jet Propulsion Laboratory</text:p>
      <text:p text:style-name="P1"/>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5"><text:s/>1.Introduction<text:tab/>3</text:p>
          <text:p text:style-name="P26"><text:s/>1.1 Scope<text:tab/>3</text:p>
          <text:p text:style-name="P26"><text:s/>1.2 Attrition in the Real World<text:tab/>3</text:p>
          <text:p text:style-name="P26"><text:s/>1.3 Requirements for Spiral 1<text:tab/>4</text:p>
          <text:p text:style-name="P26"><text:s/>1.4 Requirements for Later Spirals<text:tab/>6</text:p>
          <text:p text:style-name="P26"><text:s/>1.5 Simplifying Assumptions<text:tab/>6</text:p>
          <text:p text:style-name="P25"><text:s/>2.Group and Unit Attributes<text:tab/>8</text:p>
          <text:p text:style-name="P26"><text:s/>2.1 Group Relationships<text:tab/>8</text:p>
          <text:p text:style-name="P26"><text:s/>2.2 Composite Cooperation<text:tab/>8</text:p>
          <text:p text:style-name="P26"><text:s/>2.3 Uniformed vs. Non-Uniformed Forces<text:tab/>9</text:p>
          <text:p text:style-name="P26"><text:s/>2.4 Units and Unit Activities<text:tab/>9</text:p>
          <text:p text:style-name="P26"><text:s/>2.5 Unit Number and Unit Size<text:tab/>10</text:p>
          <text:p text:style-name="P25"><text:s/>3.Attrition<text:tab/>11</text:p>
          <text:p text:style-name="P26"><text:s/>3.1 Antagonists<text:tab/>11</text:p>
          <text:p text:style-name="P24"><text:s/>3.1.1 Civilian Antagonists<text:tab/>11</text:p>
          <text:p text:style-name="P24"><text:s/>3.1.2 Attacking ROEs<text:tab/>11</text:p>
          <text:p text:style-name="P24"><text:s/>3.1.3 Defending ROEs<text:tab/>12</text:p>
          <text:p text:style-name="P26"><text:s/>3.2 The Attrition Cycle<text:tab/>13</text:p>
          <text:p text:style-name="P26"><text:s/>3.3 Computing Attrition<text:tab/>13</text:p>
          <text:p text:style-name="P24"><text:s/>3.3.1 Uniformed vs. Non-uniformed<text:tab/>13</text:p>
          <text:p text:style-name="P24"><text:s/>3.3.2 Non-uniformed vs. Uniformed<text:tab/>16</text:p>
          <text:p text:style-name="P26"><text:s/>3.4 Applying Attrition<text:tab/>18</text:p>
          <text:p text:style-name="P24"><text:s/>3.4.1 Force Group Attrition<text:tab/>19</text:p>
          <text:p text:style-name="P24"><text:s/>3.4.2 Civilian Attrition<text:tab/>19</text:p>
          <text:p text:style-name="P25"><text:s/>4.Militant Civilians<text:tab/>20</text:p>
          <text:p text:style-name="P25"><text:s/>5.Recruitment<text:tab/>21</text:p>
          <text:p text:style-name="P26"><text:s/>5.1 Group Recruitment Mode<text:tab/>21</text:p>
          <text:p text:style-name="P26"><text:s/>5.2 Voluntary Recruitment<text:tab/>21</text:p>
        </text:index-body>
      </text:table-of-content>
      <text:p text:style-name="Text_20_body"/>
      <text:list xml:id="list1693682042" text:style-name="Outline">
        <text:list-item>
          <text:h text:style-name="Heading_20_1" text:outline-level="1">Introduction</text:h>
        </text:list-item>
      </text:list>
      <text:p text:style-name="Text_20_body">The Athena Attrition Model (AAM, pronounced “aim”) will model attrition to units and implicit civilians. The plan for AAM in Spiral One is to have a basic framework for attrition and attrition-related modeling that includes most areas, but models each area in a simple way that can be improved in later years. </text:p>
      <text:p text:style-name="Text_20_body">Unlike traditional, detailed attrition models, which model individual firefights between opposing, detected, uniformed forces at specific points of time at specific locations, AAM will model attrition caused by both uniformed and non-uniformed forces over longer periods of time (typically a week) at unspecified—but nearby—locations.</text:p>
      <text:p text:style-name="Text_20_body">By uniformed forces we are referring to military, paramilitary or other forces wearing uniforms or other outward indication that they belong to a particular force group. <text:s/>By non-uniformed forces we are referring to combatants (typically insurgents) who belong to a particular force group, but who are dressed to blend in with the local civilian population in order to not be recognized by enemy forces.</text:p>
      <text:p text:style-name="Text_20_body">AAM does not explicitly consider the effects of equipment and weapons systems in use by force units (nor are these modeled in Athena). <text:s/>Rather, it is assumed that forces are appropriately equipped for their activities. <text:s/>The effects of equipment and weapons systems are implicit in the parameters of the various equations and algorithms.</text:p>
      <text:list xml:id="list351331500" text:continue-numbering="true" text:style-name="Outline">
        <text:list-item>
          <text:list>
            <text:list-item>
              <text:h text:style-name="Heading_20_2" text:outline-level="2">Scope</text:h>
            </text:list-item>
          </text:list>
        </text:list-item>
      </text:list>
      <text:p text:style-name="Text_20_body">This document is a preliminary draft of a portion of the <text:span text:style-name="T2">Athena Analyst's Guide</text:span>. <text:s/>It is limited to discussion of the Athena Attrition Model. <text:s/>Thus, familiar concepts from prior JNEM/Athena development (e.g., neighborhoods, groups, units, and so forth) will be used without explanation.</text:p>
      <text:list xml:id="list1116854255" text:continue-numbering="true" text:style-name="Outline">
        <text:list-item>
          <text:list>
            <text:list-item>
              <text:h text:style-name="Heading_20_2" text:outline-level="2">Attrition in the Real World</text:h>
            </text:list-item>
          </text:list>
        </text:list-item>
      </text:list>
      <text:p text:style-name="Text_20_body"><text:span text:style-name="T3">Attrition</text:span><text:span text:style-name="T4"> is </text:span>the death of unit personnel and members of the civilian population due to inter-group violence, ranging from chance altercations to targeted attacks (assassinations and ambushes) to riots to open force-on-force combat.</text:p>
      <text:p text:style-name="Text_20_body">In the real world, attrition can be caused by uniformed forces, non-uniformed forces, certain types of organizations (ORGs), hostile/militant civilians who do not belong to any force group, and complex <text:soft-page-break/>crowds containing various mixes of people: non-uniformed forces, civilian supporters of force groups, "rent-a-crowds," and ordinary folks who are sympathetic to the cause, just looking for some excitement, or just happen to get caught up in things. <text:s/>Attrition can be suffered by all of the above, as well as by peaceful organizations and by innocent civilian bystanders.</text:p>
      <text:p text:style-name="Text_20_body">We will not attempt to deal with all of these possibilities in Spiral One. </text:p>
      <text:list xml:id="list1993911222" text:continue-numbering="true" text:style-name="Outline">
        <text:list-item>
          <text:list>
            <text:list-item>
              <text:h text:style-name="Heading_20_2" text:outline-level="2">Requirements for Spiral 1</text:h>
            </text:list-item>
          </text:list>
        </text:list-item>
      </text:list>
      <text:list xml:id="list313302872" text:style-name="L1">
        <text:list-item>
          <text:p text:style-name="P32">Attrition shall take place in neighborhoods, based on the groups present in the neighborhood.</text:p>
        </text:list-item>
        <text:list-item>
          <text:p text:style-name="P45">Force groups are present in neighborhoods as unit personnel, i.e., as visible unit icons.</text:p>
        </text:list-item>
        <text:list-item>
          <text:p text:style-name="P47">Force groups may be designated as <text:span text:style-name="T2">uniformed</text:span><text:span text:style-name="T6"> or </text:span><text:span text:style-name="T2">non-uniformed</text:span><text:span text:style-name="T6">.</text:span></text:p>
        </text:list-item>
        <text:list-item>
          <text:p text:style-name="P45">Organization groups are also present in neighborhoods as unit personnel, i.e., as visible unit icons.</text:p>
        </text:list-item>
        <text:list-item>
          <text:p text:style-name="P45">Civilian groups are present in neighborhoods as implicit civilian population, or as explicit personnel in visible unit icons. <text:s/>Civilian unit icons represent transient (e.g., refugee) population; civilian personnel in units are identical to implicit population.</text:p>
        </text:list-item>
        <text:list-item>
          <text:p text:style-name="P45">Crowds of civilians (simple or complex) will not be represented.<text:note text:id="ftn1" text:note-class="footnote"><text:note-citation>1</text:note-citation><text:note-body><text:p text:style-name="Footnote">At Athena's timescale, most crowd-related phenomena are events rather than situations.</text:p></text:note-body></text:note></text:p>
        </text:list-item>
        <text:list-item>
          <text:p text:style-name="P45">For convenience,</text:p>
        </text:list-item>
        <text:list-item>
          <text:p text:style-name="P48">A Uniformed Force (UF) is the collection of all units within a neighborhood that belong to a particular force group that is designated as <text:span text:style-name="T6">uniformed</text:span><text:span text:style-name="T2">.</text:span></text:p>
        </text:list-item>
        <text:list-item>
          <text:p text:style-name="P49">A Non-uniformed Force (NF) is the collection of all units within a neighborhood that belong to a particular force group it is designated as non-uniformed.</text:p>
        </text:list-item>
        <text:list-item>
          <text:p text:style-name="P49">A Civilian "Force" (C) is a population of implicit or explicit civilians belonging to some civilian group in the neighborhood.</text:p>
        </text:list-item>
        <text:list-item>
          <text:p text:style-name="P49">An Organization "Force" (O) is the collection of all units within a neighborhood that belong to a particular organization group.</text:p>
        </text:list-item>
        <text:list-item>
          <text:p text:style-name="P46"><text:soft-page-break/>A neighborhood may contain any combination of UFs, NFs, Cs, and Os.</text:p>
        </text:list-item>
        <text:list-item>
          <text:p text:style-name="P32">Groups may be friendly, enemy, or neutral with each other, based on the value of their relationships.</text:p>
        </text:list-item>
        <text:list-item>
          <text:p text:style-name="P32">Attrition occurs during engagements between enemy forces.</text:p>
        </text:list-item>
        <text:list-item>
          <text:p text:style-name="P32">AAM shall model attrition caused by the following types of engagement:</text:p>
        </text:list-item>
        <text:list-item>
          <text:p text:style-name="P48">UF vs. NF</text:p>
        </text:list-item>
        <text:list-item>
          <text:p text:style-name="P50">UF hunting down enemy NF.</text:p>
        </text:list-item>
        <text:list-item>
          <text:p text:style-name="P50">NF ambushing enemy UF.</text:p>
        </text:list-item>
        <text:list-item>
          <text:p text:style-name="P51">Collateral damage to C from all engagements between forces.</text:p>
        </text:list-item>
        <text:list-item>
          <text:p text:style-name="P45">All casualties from attrition will be kills; there will be no computation of wounded.</text:p>
        </text:list-item>
        <text:list-item>
          <text:p text:style-name="P45">All attrition to O will be handled by magic input.</text:p>
        </text:list-item>
        <text:list-item>
          <text:p text:style-name="P45">All mass killings of C by any group will be handled by magic input.</text:p>
        </text:list-item>
        <text:list-item>
          <text:p text:style-name="P32">Coercion of civilians by force groups will be modeled as a force activity, as in JNEM; it improves cooperation if the coercing force has sufficient security and coverage. <text:s/>Explicit killing of C by UF or NF for the purposes of coercion will not be modeled in Spiral One.<text:note text:id="ftn2" text:note-class="footnote"><text:note-citation>2</text:note-citation><text:note-body><text:p text:style-name="Footnote">In future spirals we will add:</text:p><text:list xml:id="list1828519367" text:style-name="L2"><text:list-item><text:p text:style-name="P57"><text:s text:c="2"/>Levels of coercion (mere threatening vs. actual killing)</text:p></text:list-item><text:list-item><text:p text:style-name="P57"><text:s text:c="2"/>Tipping points (Moshe Kress's NPS coercion model)</text:p></text:list-item><text:list-item><text:p text:style-name="P57"><text:s text:c="2"/>Time to become effective</text:p></text:list-item><text:list-item><text:p text:style-name="P57"><text:s text:c="2"/>Levels of effectiveness based on presence of other forces and their activities</text:p></text:list-item><text:list-item><text:p text:style-name="P57"><text:s text:c="2"/>Explicit attrition to civilians for purposes of coercion</text:p></text:list-item></text:list></text:note-body></text:note></text:p>
        </text:list-item>
        <text:list-item>
          <text:p text:style-name="P48">Putting more troops into a neighborhood allows greater opportunity for coercion.</text:p>
        </text:list-item>
        <text:list-item>
          <text:p text:style-name="P45">A UF can hunt down enemy NF in a neighborhood. <text:s/>In this case, the UF will benefit if it can increase the cooperation of the population with itself and decrease the cooperation of the population with the NF, as follows:</text:p>
        </text:list-item>
        <text:list-item>
          <text:p text:style-name="P48">Fewer attacks on UF by NF</text:p>
        </text:list-item>
        <text:list-item>
          <text:p text:style-name="P48"><text:soft-page-break/>Better loss exchange rates for UF when NF does attack</text:p>
        </text:list-item>
        <text:list-item>
          <text:p text:style-name="P48">More attacks by UF against NF with less collateral damage to C on each attack.</text:p>
        </text:list-item>
        <text:list-item>
          <text:p text:style-name="P45">To find enemy NF, a UF must have troops in the neighborhood with activities that expose them to the local population. <text:s/>Increasing the coverage of such activities will produce more attacks on enemy NF but will also make the UF more vulnerable to attack by NF (up to a point).</text:p>
        </text:list-item>
      </text:list>
      <text:list xml:id="list118631330" text:continue-list="list1993911222" text:style-name="Outline">
        <text:list-item>
          <text:list>
            <text:list-item>
              <text:h text:style-name="Heading_20_2" text:outline-level="2">Requirements for Later Spirals</text:h>
            </text:list-item>
          </text:list>
        </text:list-item>
      </text:list>
      <text:list xml:id="list1458611780" text:continue-list="list313302872" text:style-name="L1">
        <text:list-item>
          <text:p text:style-name="P32">NF requires funding/resources in order to conduct attacks against UF.</text:p>
        </text:list-item>
        <text:list-item>
          <text:p text:style-name="P52">Reducing NF funding/resources shall reduce the number of attacks that NF can initiate against UF.</text:p>
        </text:list-item>
        <text:list-item>
          <text:p text:style-name="P45">Force groups shall be allowed to recruit new members from the militant pools of local civilian groups.</text:p>
        </text:list-item>
        <text:list-item>
          <text:p text:style-name="P45">Individual units shall be designated as Uniformed or Non-uniformed, allowing a single force group to have both UF and NF.</text:p>
        </text:list-item>
        <text:list-item>
          <text:p text:style-name="P32">AAM shall <text:s/>model attrition caused by the following types of engagement.</text:p>
        </text:list-item>
        <text:list-item>
          <text:p text:style-name="P48">C vs. C</text:p>
        </text:list-item>
        <text:list-item>
          <text:p text:style-name="P48">UF vs. UF </text:p>
        </text:list-item>
        <text:list-item>
          <text:p text:style-name="P48">NF vs. NF</text:p>
        </text:list-item>
        <text:list-item>
          <text:p text:style-name="P48">Collateral damage to O from all engagements between forces.</text:p>
        </text:list-item>
      </text:list>
      <text:list xml:id="list972762499" text:continue-list="list118631330" text:style-name="Outline">
        <text:list-item>
          <text:list>
            <text:list-item>
              <text:h text:style-name="Heading_20_2" text:outline-level="2">Simplifying Assumptions</text:h>
            </text:list-item>
          </text:list>
        </text:list-item>
      </text:list>
      <text:p text:style-name="Text_20_body">In order to keep AAM within the realm of the possible in Spiral One we will make the following simplifying assumptions:</text:p>
      <text:list xml:id="list1371651479" text:style-name="L3">
        <text:list-item>
          <text:p text:style-name="P33"><text:s/>NFs will ambush UFs to inflict a few casualties and then run in order to limit their own casualties</text:p>
        </text:list-item>
        <text:list-item>
          <text:p text:style-name="P33"><text:soft-page-break/><text:s/>When a UF discovers an NF cell, the UF will attack with overwhelming force and suffer no casualties</text:p>
        </text:list-item>
        <text:list-item>
          <text:p text:style-name="P33"><text:s/>Neither UFs nor NFs will intentionally kill civilians in this model.<text:note text:id="ftn3" text:note-class="footnote"><text:note-citation>3</text:note-citation><text:note-body><text:p text:style-name="Footnote">Mass killings can be handled via magic input. <text:s/>Killing as a coercion technique will not be explicit in Spiral One.</text:p></text:note-body></text:note></text:p>
        </text:list-item>
        <text:list-item>
          <text:p text:style-name="P33"><text:s/>NFs will not explicitly use crowds to promote unrest or otherwise further their agenda in Spiral One.</text:p>
        </text:list-item>
        <text:list-item>
          <text:p text:style-name="P33">UFs will cause collateral damage (the killing of civilian bystanders) when attacking or defending against NFs. NFs will not kill civilians when they attack or are attacked by UF.</text:p>
        </text:list-item>
        <text:list-item>
          <text:p text:style-name="P33">There is no direct UF vs. UF or NF vs. NF conflict within the playbox.</text:p>
        </text:list-item>
      </text:list>
      <text:p text:style-name="Text_20_body"/>
      <text:list xml:id="list1073093130" text:continue-list="list972762499" text:style-name="Outline">
        <text:list-item>
          <text:h text:style-name="Heading_20_1" text:outline-level="1">Group and Unit Attributes</text:h>
          <text:list>
            <text:list-item>
              <text:h text:style-name="Heading_20_2" text:outline-level="2"><text:bookmark-start text:name="__RefHeading__33450827"/>Group Relationships<text:bookmark-end text:name="__RefHeading__33450827"/></text:h>
            </text:list-item>
          </text:list>
        </text:list-item>
      </text:list>
      <text:p text:style-name="Text_20_body">The relationship between two groups is a number <text:span text:style-name="T2">R</text:span> where <draw:frame draw:style-name="fr1" draw:name="Object2" text:anchor-type="as-char" svg:width="1.0783in" svg:height="0.2339in" draw:z-index="4"><draw:object xlink:href="./Object 3" xlink:type="simple" xlink:show="embed" xlink:actuate="onLoad"/><draw:image xlink:href="./ObjectReplacements/Object 3" xlink:type="simple" xlink:show="embed" xlink:actuate="onLoad"/></draw:frame>. <text:s/>The magnitude of the number indicates the intensity of the relationship. <text:s/>When <draw:frame draw:style-name="fr1" draw:name="Object1" text:anchor-type="as-char" svg:width="0.5307in" svg:height="0.2339in" draw:z-index="5"><draw:object xlink:href="./Object 4" xlink:type="simple" xlink:show="embed" xlink:actuate="onLoad"/><draw:image xlink:href="./ObjectReplacements/Object 4" xlink:type="simple" xlink:show="embed" xlink:actuate="onLoad"/></draw:frame> the two groups are perfect friends; when <draw:frame draw:style-name="fr1" draw:name="Object3" text:anchor-type="as-char" svg:width="0.6535in" svg:height="0.2339in" draw:z-index="6"><draw:object xlink:href="./Object 5" xlink:type="simple" xlink:show="embed" xlink:actuate="onLoad"/><draw:image xlink:href="./ObjectReplacements/Object 5" xlink:type="simple" xlink:show="embed" xlink:actuate="onLoad"/></draw:frame> the two groups are perfect enemies. <text:s/>A group always has a relationship of 1.0 with itself; otherwise, realistic relationships are in the range <draw:frame draw:style-name="fr1" draw:name="Object4" text:anchor-type="as-char" svg:width="1.0862in" svg:height="0.2339in" draw:z-index="7"><draw:object xlink:href="./Object 6" xlink:type="simple" xlink:show="embed" xlink:actuate="onLoad"/><draw:image xlink:href="./ObjectReplacements/Object 6" xlink:type="simple" xlink:show="embed" xlink:actuate="onLoad"/></draw:frame>. <text:s/>We categorize relationships as follows:<text:note text:id="ftn4" text:note-class="footnote"><text:note-citation>4</text:note-citation><text:note-body><text:p text:style-name="Footnote">This table is implemented as the <text:span text:style-name="T1">q</text:span><text:span text:style-name="T1">rel</text:span> type in simlib(n).</text:p></text:note-body></text:note></text:p>
      <table:table table:name="Table1" table:style-name="Table1">
        <table:table-column table:style-name="Table1.A"/>
        <table:table-column table:style-name="Table1.B"/>
        <table:table-column table:style-name="Table1.C"/>
        <table:table-row>
          <table:table-cell table:style-name="Table1.A1" office:value-type="string">
            <text:p text:style-name="P14">CATEGORY</text:p>
          </table:table-cell>
          <table:table-cell table:style-name="Table1.A1" office:value-type="string">
            <text:p text:style-name="P14">RANGE</text:p>
          </table:table-cell>
          <table:table-cell table:style-name="Table1.C1" office:value-type="string">
            <text:p text:style-name="P15">VALUE</text:p>
          </table:table-cell>
        </table:table-row>
        <table:table-row>
          <table:table-cell table:style-name="Table1.A2" office:value-type="string">
            <text:p text:style-name="P9">FRIEND</text:p>
          </table:table-cell>
          <table:table-cell table:style-name="Table1.A2" office:value-type="string">
            <text:p text:style-name="P11"><draw:frame draw:style-name="fr1" draw:name="Object84" text:anchor-type="as-char" svg:width="0.9492in" svg:height="0.2346in" draw:z-index="8"><draw:object xlink:href="./Object 7" xlink:type="simple" xlink:show="embed" xlink:actuate="onLoad"/><draw:image xlink:href="./ObjectReplacements/Object 7" xlink:type="simple" xlink:show="embed" xlink:actuate="onLoad"/></draw:frame></text:p>
          </table:table-cell>
          <table:table-cell table:style-name="Table1.C2" office:value-type="float" office:value="0.5">
            <text:p text:style-name="P12">0.5</text:p>
          </table:table-cell>
        </table:table-row>
        <table:table-row>
          <table:table-cell table:style-name="Table1.A2" office:value-type="string">
            <text:p text:style-name="P9">NEUTRAL</text:p>
          </table:table-cell>
          <table:table-cell table:style-name="Table1.A2" office:value-type="string">
            <text:p text:style-name="P11"><draw:frame draw:style-name="fr1" draw:name="Object85" text:anchor-type="as-char" svg:width="1.0839in" svg:height="0.2346in" draw:z-index="12"><draw:object xlink:href="./Object 8" xlink:type="simple" xlink:show="embed" xlink:actuate="onLoad"/><draw:image xlink:href="./ObjectReplacements/Object 8" xlink:type="simple" xlink:show="embed" xlink:actuate="onLoad"/></draw:frame></text:p>
          </table:table-cell>
          <table:table-cell table:style-name="Table1.C2" office:value-type="float" office:value="0.1">
            <text:p text:style-name="P12">0.1</text:p>
          </table:table-cell>
        </table:table-row>
        <table:table-row>
          <table:table-cell table:style-name="Table1.A2" office:value-type="string">
            <text:p text:style-name="P9">ENEMY</text:p>
          </table:table-cell>
          <table:table-cell table:style-name="Table1.A2" office:value-type="string">
            <text:p text:style-name="P11"><draw:frame draw:style-name="fr1" draw:name="Object86" text:anchor-type="as-char" svg:width="1.2071in" svg:height="0.2346in" draw:z-index="13"><draw:object xlink:href="./Object 9" xlink:type="simple" xlink:show="embed" xlink:actuate="onLoad"/><draw:image xlink:href="./ObjectReplacements/Object 9" xlink:type="simple" xlink:show="embed" xlink:actuate="onLoad"/></draw:frame></text:p>
          </table:table-cell>
          <table:table-cell table:style-name="Table1.C4" office:value-type="string">
            <text:p text:style-name="P12"><draw:frame draw:style-name="fr1" draw:name="Object37" text:anchor-type="as-char" svg:width="0.3437in" svg:height="0.2346in" draw:z-index="16"><draw:object xlink:href="./Object 40" xlink:type="simple" xlink:show="embed" xlink:actuate="onLoad"/><draw:image xlink:href="./ObjectReplacements/Object 40" xlink:type="simple" xlink:show="embed" xlink:actuate="onLoad"/></draw:frame></text:p>
          </table:table-cell>
        </table:table-row>
      </table:table>
      <text:p text:style-name="Text_20_body"/>
      <text:p text:style-name="Text_20_body">Note that relationships need not be symmetric: group A might be NEUTRAL to B while B considers A an ENEMY. <text:s/>Given two groups <text:span text:style-name="T2">f</text:span><text:span text:style-name="T6"> and </text:span><text:span text:style-name="T2">g</text:span><text:span text:style-name="T6">, then, the relationship between </text:span><text:span text:style-name="T2">f</text:span><text:span text:style-name="T6"> and </text:span><text:span text:style-name="T2">g</text:span><text:span text:style-name="T6"> from the point of view of </text:span><text:span text:style-name="T2">f</text:span><text:span text:style-name="T6"> is called </text:span><text:span text:style-name="T6"><draw:frame draw:style-name="fr1" draw:name="Object5" text:anchor-type="as-char" svg:width="0.2146in" svg:height="0.2772in" draw:z-index="0"><draw:object xlink:href="./Object 1" xlink:type="simple" xlink:show="embed" xlink:actuate="onLoad"/><draw:image xlink:href="./ObjectReplacements/Object 1" xlink:type="simple" xlink:show="embed" xlink:actuate="onLoad"/></draw:frame></text:span><text:span text:style-name="T6">. <text:s/>When we speak of group </text:span><text:span text:style-name="T2">f</text:span><text:span text:style-name="T6"> attacking its enemies, then, we mean the groups </text:span><text:span text:style-name="T2">g</text:span><text:span text:style-name="T6"> for which </text:span><text:span text:style-name="T6"><draw:frame draw:style-name="fr1" draw:name="Object6" text:anchor-type="as-char" svg:width="0.2146in" svg:height="0.2772in" draw:z-index="1"><draw:object xlink:href="./Object 2" xlink:type="simple" xlink:show="embed" xlink:actuate="onLoad"/><draw:image xlink:href="./ObjectReplacements/Object 2" xlink:type="simple" xlink:show="embed" xlink:actuate="onLoad"/></draw:frame></text:span><text:span text:style-name="T6"> is the ENEMY range shown in the table.</text:span></text:p>
      <text:list xml:id="list161148741" text:continue-numbering="true" text:style-name="Outline">
        <text:list-item>
          <text:list>
            <text:list-item>
              <text:h text:style-name="P56" text:outline-level="2">Composite Cooperation</text:h>
            </text:list-item>
          </text:list>
        </text:list-item>
      </text:list>
      <text:p text:style-name="P2">GRAM models the cooperation of neighborhood groups with force groups. <text:s/>AAM will use a new summary figure, the composite cooperation of the neighborhood as a whole with a force group. <text:s/>The composite cooperation is computed as follows:</text:p>
      <text:p text:style-name="Text_20_body"><text:span text:style-name="T6"><text:tab/></text:span><text:span text:style-name="T6"><draw:frame draw:style-name="fr1" draw:name="Object7" text:anchor-type="as-char" svg:width="1.9075in" svg:height="0.7953in" draw:z-index="17"><draw:object xlink:href="./Object 10" xlink:type="simple" xlink:show="embed" xlink:actuate="onLoad"/><draw:image xlink:href="./ObjectReplacements/Object 10" xlink:type="simple" xlink:show="embed" xlink:actuate="onLoad"/></draw:frame></text:span></text:p>
      <text:list xml:id="list33519139" text:continue-numbering="true" text:style-name="Outline">
        <text:list-item>
          <text:list>
            <text:list-item>
              <text:h text:style-name="P56" text:outline-level="2"><text:soft-page-break/>Uniformed vs. Non-Uniformed Forces</text:h>
            </text:list-item>
          </text:list>
        </text:list-item>
      </text:list>
      <text:p text:style-name="P2">Every force group will have a flag indicating whether it is uniformed or non-uniformed. We expect that regular military, paramilitary, and police groups will usually be uniformed (UF), and irregular military and criminal groups will usually be non-uniformed (NF).</text:p>
      <text:list xml:id="list1362983874" text:continue-numbering="true" text:style-name="Outline">
        <text:list-item>
          <text:list>
            <text:list-item>
              <text:h text:style-name="P56" text:outline-level="2">Units and Unit Activities</text:h>
            </text:list-item>
          </text:list>
        </text:list-item>
      </text:list>
      <text:p text:style-name="P2">Rather than representing a specific body of troops in some location, an Athena unit really represents an allocation of some number of personnel to an activity within the neighborhood, such as PATROL or COERCION. <text:s/>Troops assigned the activity NONE are presumed to be in reserve. <text:s/>At Athena's time scale, it makes no sense to model unit movement or location in any detail. <text:s/>Athena units have a precise location within each neighborhood, but only as an aid to visualization.</text:p>
      <text:p text:style-name="P2">Some activities involve more exposure to the local population than others. <text:s/>Increased exposure has a number of effects: the unit is more likely to find enemy units; the unit is more likely to get intel from the local civilians; the unit is more likely to be attacked by enemy units. <text:s/>The following force activities are deemed to involve significant exposure to the local civilians:</text:p>
      <text:p text:style-name="P22">CHECKPOINT</text:p>
      <text:p text:style-name="P22">CMO_CONSTRUCTION <text:s text:c="3"/></text:p>
      <text:p text:style-name="P22">CMO_DEVELOPMENT <text:s text:c="4"/></text:p>
      <text:p text:style-name="P22">CMO_EDUCATION <text:s text:c="6"/></text:p>
      <text:p text:style-name="P22">CMO_EMPLOYMENT <text:s text:c="5"/></text:p>
      <text:p text:style-name="P22">CMO_HEALTHCARE <text:s text:c="5"/></text:p>
      <text:p text:style-name="P22">CMO_INDUSTRY <text:s text:c="7"/></text:p>
      <text:p text:style-name="P22">CMO_INFRASTRUCTURE <text:s/></text:p>
      <text:p text:style-name="P22">CMO_LAW_ENFORCEMENT </text:p>
      <text:p text:style-name="P22">CMO_OTHER <text:s text:c="10"/></text:p>
      <text:p text:style-name="Definitions"><text:span text:style-name="T6">COERCION <text:s text:c="10"/></text:span><text:s/></text:p>
      <text:p text:style-name="P22">CRIMINAL_ACTIVITIES </text:p>
      <text:p text:style-name="P22">CURFEW <text:s text:c="13"/></text:p>
      <text:p text:style-name="P22">PATROL <text:s text:c="13"/></text:p>
      <text:p text:style-name="P22">PSYOP </text:p>
      <text:p text:style-name="P22"><text:s/></text:p>
      <text:p text:style-name="P2">We assume that casualties among assigned personnel will be replaced from the pool of unassigned personnel. <text:s/>Thus, units assigned the activity NONE will be attrited first.</text:p>
      <text:p text:style-name="P2"><text:soft-page-break/>The following activities do not have significant exposure in the sense used here:</text:p>
      <text:p text:style-name="P22">GUARD</text:p>
      <text:p text:style-name="P22">NONE</text:p>
      <text:list xml:id="list1811171868" text:continue-numbering="true" text:style-name="Outline">
        <text:list-item>
          <text:list>
            <text:list-item>
              <text:h text:style-name="P56" text:outline-level="2">Unit Number and Unit Size</text:h>
            </text:list-item>
          </text:list>
        </text:list-item>
      </text:list>
      <text:p text:style-name="P2">Because units are used to allocate troops to particular activities, rather than to represent any military TOE, the breakdown of a force into units has no tactical significance. <text:s/>(Barring the convenience of the analyst, there is no reason to have two units in a neighborhood with the same group and activity.) <text:s/>Consequently, the breakdown of a force into units will be ignored when computing attrition.</text:p>
      <text:list xml:id="list1738049308" text:continue-numbering="true" text:style-name="Outline">
        <text:list-item>
          <text:h text:style-name="Heading_20_1" text:outline-level="1">Attrition</text:h>
        </text:list-item>
      </text:list>
      <text:p text:style-name="Text_20_body">This section explains how attrition is actually computed.</text:p>
      <text:list xml:id="list645998424" text:continue-numbering="true" text:style-name="Outline">
        <text:list-item>
          <text:list>
            <text:list-item>
              <text:h text:style-name="Heading_20_2" text:outline-level="2">Antagonists</text:h>
            </text:list-item>
          </text:list>
        </text:list-item>
      </text:list>
      <text:p text:style-name="Text_20_body">Neighborhood <text:span text:style-name="T2">n</text:span><text:span text:style-name="T6"> can contain the kinds of forces listed in Section : NF, UF, and C.</text:span><text:span text:style-name="T6"><text:note text:id="ftn5" text:note-class="footnote"><text:note-citation>5</text:note-citation><text:note-body><text:p text:style-name="Footnote">We are ignoring organization group "forces" in Spiral One.</text:p></text:note-body></text:note></text:span><text:span text:style-name="T6"> <text:s/>Attrition occurs when two forces </text:span><text:span text:style-name="T2">a</text:span><text:span text:style-name="T6"> and </text:span><text:span text:style-name="T2">b</text:span><text:span text:style-name="T6"> are antagonists as defined in this section.</text:span></text:p>
      <text:list xml:id="list1988762659" text:continue-numbering="true" text:style-name="Outline">
        <text:list-item>
          <text:list>
            <text:list-item>
              <text:list>
                <text:list-item>
                  <text:h text:style-name="P31" text:outline-level="3">Civilian Antagonists</text:h>
                </text:list-item>
              </text:list>
            </text:list-item>
          </text:list>
        </text:list-item>
      </text:list>
      <text:p text:style-name="P3">This model is deferred until after Spiral One.</text:p>
      <text:p text:style-name="Text_20_body"><text:span text:style-name="T6">A civilian "force" is simply a neighborhood group. <text:s/>Two neighborhood groups are antagonistic if at least one regards the other as an ENEMY. <text:s/>We can compute the degree of antagonism between groups </text:span><text:span text:style-name="T2">nf</text:span><text:span text:style-name="T6"> and </text:span><text:span text:style-name="T2">ng</text:span><text:span text:style-name="T6"> as follows:</text:span></text:p>
      <text:p text:style-name="Text_20_body"><text:span text:style-name="T6"><text:tab/></text:span><text:span text:style-name="T6"><draw:frame draw:style-name="fr1" draw:name="Object21" text:anchor-type="as-char" svg:width="2.0701in" svg:height="0.278in" draw:z-index="18"><draw:object xlink:href="./Object 24" xlink:type="simple" xlink:show="embed" xlink:actuate="onLoad"/><draw:image xlink:href="./ObjectReplacements/Object 24" xlink:type="simple" xlink:show="embed" xlink:actuate="onLoad"/></draw:frame></text:span></text:p>
      <text:p text:style-name="Text_20_body"><text:span text:style-name="T6">If </text:span><text:span text:style-name="T6"><draw:frame draw:style-name="fr1" draw:name="Object20" text:anchor-type="as-char" svg:width="0.9189in" svg:height="0.2772in" draw:z-index="19"><draw:object xlink:href="./Object 23" xlink:type="simple" xlink:show="embed" xlink:actuate="onLoad"/><draw:image xlink:href="./ObjectReplacements/Object 23" xlink:type="simple" xlink:show="embed" xlink:actuate="onLoad"/></draw:frame></text:span><text:span text:style-name="T6"> falls in the ENEMY range, as shown in Section </text:span><text:span text:style-name="T6"><text:bookmark-ref text:reference-format="number" text:ref-name="__RefHeading__33450827"> 2.1 </text:bookmark-ref></text:span><text:span text:style-name="T6">, then groups </text:span><text:span text:style-name="T2">nf</text:span><text:span text:style-name="T6"> and </text:span><text:span text:style-name="T2">ng</text:span><text:span text:style-name="T6"> are antagonists, and will cause attrition to each other.</text:span></text:p>
      <text:list xml:id="list369743234" text:continue-numbering="true" text:style-name="Outline">
        <text:list-item>
          <text:list>
            <text:list-item>
              <text:list>
                <text:list-item>
                  <text:h text:style-name="P31" text:outline-level="3">Attacking ROEs: UF</text:h>
                </text:list-item>
              </text:list>
            </text:list-item>
          </text:list>
        </text:list-item>
      </text:list>
      <text:p text:style-name="P2">In Spiral One, uniformed forces (UF) may attack non-uniformed forces (NF) in a neighborhood.</text:p>
      <text:p text:style-name="Text_20_body"><text:span text:style-name="T6">A UF will attack a particular NF only when directed to do so by its Rules of Engagement. <text:s/>In principle, each UF has an </text:span><text:span text:style-name="T2">attacking ROE</text:span><text:span text:style-name="T6"> with respect to each NF <text:s text:c="2"/>This ROE may be set to </text:span></text:p>
      <text:list xml:id="list79065683" text:style-name="L4">
        <text:list-item>
          <text:p text:style-name="P35">ATTACK</text:p>
        </text:list-item>
        <text:list-item>
          <text:p text:style-name="P35">DO_NOT_ATTACK</text:p>
        </text:list-item>
      </text:list>
      <text:p text:style-name="P2">An ATTACK ROE is further qualified by a Cooperation limit: the UF will attack only if its composite cooperation with the residents of the neighborhood exceeds some value.</text:p>
      <text:p text:style-name="P2"><text:soft-page-break/>In practice, Athena will only track ROEs set to ATTACK; if no ROE is set, no attacks will take place.</text:p>
      <text:p text:style-name="P2">For example, consider the following Attacking ROE table, in which BLUE is a uniformed force and ALQ is a non-uniformed force.</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3">Nbhood</text:p>
          </table:table-cell>
          <table:table-cell table:style-name="Table3.A1" office:value-type="string">
            <text:p text:style-name="P13"><text:s/><text:span text:style-name="T2">f</text:span></text:p>
          </table:table-cell>
          <table:table-cell table:style-name="Table3.A1" office:value-type="string">
            <text:p text:style-name="P10">g</text:p>
          </table:table-cell>
          <table:table-cell table:style-name="Table3.D1" office:value-type="string">
            <text:p text:style-name="P13">Coop. Limit</text:p>
          </table:table-cell>
        </table:table-row>
        <table:table-row>
          <table:table-cell table:style-name="Table3.A2" office:value-type="string">
            <text:p text:style-name="P8">N1</text:p>
          </table:table-cell>
          <table:table-cell table:style-name="Table3.A2" office:value-type="string">
            <text:p text:style-name="P8">BLUE</text:p>
          </table:table-cell>
          <table:table-cell table:style-name="Table3.A2" office:value-type="string">
            <text:p text:style-name="P8">ALQ</text:p>
          </table:table-cell>
          <table:table-cell table:style-name="Table3.D2" office:value-type="float" office:value="25">
            <text:p text:style-name="P8">25</text:p>
          </table:table-cell>
        </table:table-row>
        <table:table-row>
          <table:table-cell table:style-name="Table3.A2" office:value-type="string">
            <text:p text:style-name="P8">N2</text:p>
          </table:table-cell>
          <table:table-cell table:style-name="Table3.A2" office:value-type="string">
            <text:p text:style-name="P8">BLUE</text:p>
          </table:table-cell>
          <table:table-cell table:style-name="Table3.A2" office:value-type="string">
            <text:p text:style-name="P8">ALQ</text:p>
          </table:table-cell>
          <table:table-cell table:style-name="Table3.D2" office:value-type="float" office:value="40">
            <text:p text:style-name="P8">40</text:p>
          </table:table-cell>
        </table:table-row>
      </table:table>
      <text:p text:style-name="P2"/>
      <text:p text:style-name="P2">This table indicates that Blue has been ordered to attack Al Qaeda in neighborhood N1 provided that cooperation of the residents of N1 with Blue is at least 25%, and in neighborhood N2 provided that cooperation is at least 40%. <text:s/>However, Blue will not attack Al Qaeda in any other neighborhood. <text:s/></text:p>
      <text:list xml:id="list86775886" text:continue-list="list369743234" text:style-name="Outline">
        <text:list-item>
          <text:list>
            <text:list-item>
              <text:list>
                <text:list-item>
                  <text:h text:style-name="P31" text:outline-level="3">Attacking ROEs: NF</text:h>
                </text:list-item>
              </text:list>
            </text:list-item>
          </text:list>
        </text:list-item>
      </text:list>
      <text:p text:style-name="P2">In Spiral One, non-uniformed forces (NF) may attack uniformed forces (UF) in a neighborhood.</text:p>
      <text:p text:style-name="Text_20_body"><text:span text:style-name="T6">Just as with UFs, an NF will attack a particular UF only when ordered to do so by its Rules of Engagement. <text:s/>In principle, each NF has an </text:span><text:span text:style-name="T2">attacking ROE</text:span><text:span text:style-name="T6"> with respect to each UF. <text:s/>This ROE may be set to </text:span></text:p>
      <text:list xml:id="list1721839117" text:continue-list="list79065683" text:style-name="L4">
        <text:list-item>
          <text:p text:style-name="P35">HIT_AND_RUN: <text:s/>The NF will attempt to kill UF troops through ambushes, IED attacks, and so forth, while limiting their own losses by running as soon as possible.</text:p>
        </text:list-item>
        <text:list-item>
          <text:p text:style-name="P35">STAND_AND_FIGHT: <text:s/>The NF will attempt to kill UF troops by sucking them into an ambushes and pinning them down, so as to kill as many UF troops as possible regardless of their own losses.</text:p>
        </text:list-item>
        <text:list-item>
          <text:p text:style-name="P35">DO_NOT_ATTACK</text:p>
        </text:list-item>
      </text:list>
      <text:p text:style-name="P2">The HIT_AND_RUN and STAND_AND_FIGHT ROEs are further qualified by a Cooperation limit: a force will attack only if its composite cooperation with the residents of the neighborhood exceeds some value.</text:p>
      <text:p text:style-name="P2">In addition, the HIT_AND_RUN and STAND_AND_FIGHT ROEs include a nominal number of <text:soft-page-break/>attacks per day.<text:note text:id="ftn21" text:note-class="footnote"><text:note-citation>6</text:note-citation><text:note-body><text:p text:style-name="P2"><text:s text:c="2"/>In Spiral 2, this number will be computed automatically from the resources available to the NF.</text:p></text:note-body></text:note></text:p>
      <text:p text:style-name="P2">In practice, Athena will not track ROEs set to DO_NOT_ATTACK; if neither HIT_AND_RUN nor STAND_AND_FIGHT is set, no attacks will take place.</text:p>
      <text:p text:style-name="P2">For example, consider the following Attacking ROE table, in which BLUE is a uniformed force and ALQ is a non-uniformed forc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3">Nbhood</text:p>
          </table:table-cell>
          <table:table-cell table:style-name="Table2.A1" office:value-type="string">
            <text:p text:style-name="P13"><text:s/><text:span text:style-name="T2">f</text:span></text:p>
          </table:table-cell>
          <table:table-cell table:style-name="Table2.A1" office:value-type="string">
            <text:p text:style-name="P10">g</text:p>
          </table:table-cell>
          <table:table-cell table:style-name="Table2.A1" office:value-type="string">
            <text:p text:style-name="P30">ROE</text:p>
          </table:table-cell>
          <table:table-cell table:style-name="Table2.A1" office:value-type="string">
            <text:p text:style-name="P13">Coop. Limit</text:p>
          </table:table-cell>
          <table:table-cell table:style-name="Table2.F1" office:value-type="string">
            <text:p text:style-name="P13">Attacks/Day</text:p>
          </table:table-cell>
        </table:table-row>
        <table:table-row>
          <table:table-cell table:style-name="Table2.A2" office:value-type="string">
            <text:p text:style-name="P8">N1</text:p>
          </table:table-cell>
          <table:table-cell table:style-name="Table2.A2" office:value-type="string">
            <text:p text:style-name="P8">ALQ </text:p>
          </table:table-cell>
          <table:table-cell table:style-name="Table2.A2" office:value-type="string">
            <text:p text:style-name="P8">BLUE</text:p>
          </table:table-cell>
          <table:table-cell table:style-name="Table2.A2" office:value-type="string">
            <text:p text:style-name="P8">STAND_AND_FIGHT</text:p>
          </table:table-cell>
          <table:table-cell table:style-name="Table2.E2" office:value-type="float" office:value="40">
            <text:p text:style-name="P8">40</text:p>
          </table:table-cell>
          <table:table-cell table:style-name="Table2.F2" office:value-type="float" office:value="0.2">
            <text:p text:style-name="P8">0.2</text:p>
          </table:table-cell>
        </table:table-row>
        <table:table-row>
          <table:table-cell table:style-name="Table2.A2" office:value-type="string">
            <text:p text:style-name="P8">N2</text:p>
          </table:table-cell>
          <table:table-cell table:style-name="Table2.A2" office:value-type="string">
            <text:p text:style-name="P8">ALQ</text:p>
          </table:table-cell>
          <table:table-cell table:style-name="Table2.A2" office:value-type="string">
            <text:p text:style-name="P8">BLUE</text:p>
          </table:table-cell>
          <table:table-cell table:style-name="Table2.D3" office:value-type="string">
            <text:p text:style-name="P8">HIT_AND_RUN</text:p>
          </table:table-cell>
          <table:table-cell table:style-name="Table2.E2" office:value-type="float" office:value="40">
            <text:p text:style-name="P8">40</text:p>
          </table:table-cell>
          <table:table-cell table:style-name="Table2.F2" office:value-type="float" office:value="0.5">
            <text:p text:style-name="P8">0.5</text:p>
          </table:table-cell>
        </table:table-row>
      </table:table>
      <text:p text:style-name="P2"/>
      <text:p text:style-name="P2">Al Qaeda will attack Blue in both neighborhoods, given at least 40% cooperation. <text:s/>In N1 it will try to attack once every five days, and will stand and fight, taking greater casualties. <text:s/>In N2, however, it will try to attack more often, every other day, but will try to conserve its strength by using hit and run tactics.</text:p>
      <text:list xml:id="list1420869364" text:continue-list="list86775886" text:style-name="Outline">
        <text:list-item>
          <text:list>
            <text:list-item>
              <text:list>
                <text:list-item>
                  <text:h text:style-name="Heading_20_3" text:outline-level="3">Defending ROEs</text:h>
                </text:list-item>
              </text:list>
            </text:list-item>
          </text:list>
        </text:list-item>
      </text:list>
      <text:p text:style-name="Text_20_body">In addition to its Attacking ROEs, each uniformed force has a Defending ROE, which can have one of three values:</text:p>
      <text:list xml:id="list1270627254" text:style-name="L5">
        <text:list-item>
          <text:p text:style-name="P37">FIRE_BACK_IMMEDIATELY: Fire back immediately if fired upon. <text:s/>This will cause collateral damage to civilians whenever the UF defends itself.</text:p>
        </text:list-item>
        <text:list-item>
          <text:p text:style-name="P37">FIRE_BACK_IF_PRESSED: Do not fire back unless the enemy continues to engage. <text:s/>This will cause collateral damage to civilians only when the UF defends itself against an NF with an attacking ROE of STAND_AND_FIGHT.</text:p>
        </text:list-item>
        <text:list-item>
          <text:p text:style-name="P37">HOLD_FIRE: Do not fire back. <text:s/>The UF will never cause collateral damage when defending.</text:p>
        </text:list-item>
      </text:list>
      <text:p text:style-name="Text_20_body">In Spiral One this ROE affects only the response of a UF when attacked by an NF.</text:p>
      <text:p text:style-name="Text_20_body">This Defending ROE is defined for every UF in every neighborhood, and defaults to FIRE_BACK_IF_PRESSED.</text:p>
      <text:list xml:id="list186370817" text:continue-list="list1420869364" text:style-name="Outline">
        <text:list-item>
          <text:list>
            <text:list-item>
              <text:h text:style-name="Heading_20_2" text:outline-level="2"><text:soft-page-break/>The Attrition Cycle</text:h>
            </text:list-item>
          </text:list>
        </text:list-item>
      </text:list>
      <text:p text:style-name="Text_20_body">Attrition will be computed at regular intervals; the default interval is one week, i.e., 7 ticks,<text:note text:id="ftn6" text:note-class="footnote"><text:note-citation>7</text:note-citation><text:note-body><text:p text:style-name="Footnote">parmdb(5): <text:span text:style-name="T7">attrition.interval</text:span></text:p></text:note-body></text:note> which is comfortably smaller than the required Athena game turn of 1 to 3 months. <text:s/>Thus, attrition that occurs during the game turn can have an impact during that game turn.</text:p>
      <text:p text:style-name="Text_20_body">At the end of the attrition interval, the following algorithm will compute the attrition for the interval:</text:p>
      <text:p text:style-name="Pseudocode">For each neighborhood <text:span text:style-name="T2">n,</text:span></text:p>
      <text:p text:style-name="P16">Determine each pair <text:span text:style-name="T2">a,b</text:span> of antagonists in <text:span text:style-name="T2">n</text:span>.</text:p>
      <text:p text:style-name="P16">For each pair <text:span text:style-name="T2">a,b</text:span></text:p>
      <text:p text:style-name="P17">Compute attrition for each pair, according to the kind of antagonists.</text:p>
      <text:p text:style-name="P18">UF vs. NF</text:p>
      <text:p text:style-name="P18">NF vs. UF</text:p>
      <text:p text:style-name="P20"><text:tab/><text:tab/><text:tab/>Accumulate the attrition to each force.</text:p>
      <text:p text:style-name="P16">Apply all attrition at the end.</text:p>
      <text:p text:style-name="P16"/>
      <text:p text:style-name="Text_20_body">Note that the outcome is independent of the order in which the pairs are processed, as the attrition is applied to each force after all attrition has been computed. <text:s/>This is standard for Lanchester attrition models: all the bullets are fired, and then they all hit at once.</text:p>
      <text:list xml:id="list106045006" text:continue-numbering="true" text:style-name="Outline">
        <text:list-item>
          <text:list>
            <text:list-item>
              <text:h text:style-name="Heading_20_2" text:outline-level="2">Computing Attrition</text:h>
              <text:list>
                <text:list-item>
                  <text:h text:style-name="Heading_20_3" text:outline-level="3">Uniformed vs. Non-uniformed</text:h>
                </text:list-item>
              </text:list>
            </text:list-item>
          </text:list>
        </text:list-item>
      </text:list>
      <text:p text:style-name="Text_20_body">Non-uniformed forces operate in small cells and hide among the civilian population. <text:s/>ROE permitting, a UF will attack an NF cell every time it gets a chance, and will do so with overwhelming force. <text:s/>Every cell found will be destroyed, and collateral damage to civilians is likely. <text:s/>There will be no UF casualties in Spiral One as a result of UF attacks on NF cells.</text:p>
      <text:p text:style-name="Text_20_body">The UF must find the NF cells in order to attack them. <text:s/>The number of cells found increases with:</text:p>
      <text:list xml:id="list313776203" text:style-name="L6">
        <text:list-item>
          <text:p text:style-name="P38">The number of troops in the UF: the more troops, the more chance of contact.</text:p>
        </text:list-item>
        <text:list-item>
          <text:p text:style-name="P38">Exposure of the UF troops to the population (i.e., the UF units are assigned activities that imply contact with the locals); you can't find the bad guys while guarding the base.</text:p>
        </text:list-item>
        <text:list-item>
          <text:p text:style-name="P38"><text:soft-page-break/>Increased cooperation of the civilians with the UF, because the UF will get more intel.</text:p>
        </text:list-item>
        <text:list-item>
          <text:p text:style-name="P38">Decreased cooperation of the civilians with the NF, because the civilians are less likely to warn the NF of an impending attack.</text:p>
        </text:list-item>
        <text:list-item>
          <text:p text:style-name="P38">The number of troops in the NF: the more troops, the easier they are to find.</text:p>
        </text:list-item>
      </text:list>
      <text:p text:style-name="Text_20_body"><text:s/>Let</text:p>
      <text:p text:style-name="Definitions"><text:span text:style-name="T6"><draw:frame draw:style-name="fr1" draw:name="Object27" text:anchor-type="as-char" svg:width="0.2382in" svg:height="0.2398in" draw:z-index="20"><draw:object xlink:href="./Object 30" xlink:type="simple" xlink:show="embed" xlink:actuate="onLoad"/><draw:image xlink:href="./ObjectReplacements/Object 30" xlink:type="simple" xlink:show="embed" xlink:actuate="onLoad"/></draw:frame></text:span><text:span text:style-name="T6"><text:tab/>=<text:tab/>The duration of the attrition interval in days</text:span></text:p>
      <text:p text:style-name="Definitions"><text:span text:style-name="T6"><draw:frame draw:style-name="fr1" draw:name="Object22" text:anchor-type="as-char" svg:width="0.278in" svg:height="0.278in" draw:z-index="21"><draw:object xlink:href="./Object 25" xlink:type="simple" xlink:show="embed" xlink:actuate="onLoad"/><draw:image xlink:href="./ObjectReplacements/Object 25" xlink:type="simple" xlink:show="embed" xlink:actuate="onLoad"/></draw:frame></text:span><text:span text:style-name="T6"><text:tab/>=<text:tab/>The composite cooperation of the civilians in </text:span>n<text:span text:style-name="T6"> with the NF.</text:span></text:p>
      <text:p text:style-name="Definitions"><text:span text:style-name="T6"><draw:frame draw:style-name="fr1" draw:name="Object23" text:anchor-type="as-char" svg:width="0.2772in" svg:height="0.278in" draw:z-index="22"><draw:object xlink:href="./Object 26" xlink:type="simple" xlink:show="embed" xlink:actuate="onLoad"/><draw:image xlink:href="./ObjectReplacements/Object 26" xlink:type="simple" xlink:show="embed" xlink:actuate="onLoad"/></draw:frame></text:span><text:span text:style-name="T6"><text:tab/>=<text:tab/>The composite cooperation of the civilians in </text:span><text:span text:style-name="T2">n</text:span><text:span text:style-name="T6"> with the UF.</text:span></text:p>
      <text:p text:style-name="Definitions"><text:span text:style-name="T6"><draw:frame draw:style-name="fr1" draw:name="Object38" text:anchor-type="as-char" svg:width="0.2043in" svg:height="0.2772in" draw:z-index="23"><draw:object xlink:href="./Object 41" xlink:type="simple" xlink:show="embed" xlink:actuate="onLoad"/><draw:image xlink:href="./ObjectReplacements/Object 41" xlink:type="simple" xlink:show="embed" xlink:actuate="onLoad"/></draw:frame></text:span><text:span text:style-name="T6"><text:tab/>=<text:tab/>The possible number of attacks by the UF on the NF during the interval.</text:span></text:p>
      <text:p text:style-name="Definitions"><text:span text:style-name="T6"><draw:frame draw:style-name="fr1" draw:name="Object24" text:anchor-type="as-char" svg:width="0.1953in" svg:height="0.2772in" draw:z-index="24"><draw:object xlink:href="./Object 27" xlink:type="simple" xlink:show="embed" xlink:actuate="onLoad"/><draw:image xlink:href="./ObjectReplacements/Object 27" xlink:type="simple" xlink:show="embed" xlink:actuate="onLoad"/></draw:frame></text:span><text:span text:style-name="T6"><text:tab/>=<text:tab/>The actual number of <text:s/>attacks by the UF on the NF during the interval</text:span></text:p>
      <text:p text:style-name="Definitions"><draw:frame draw:style-name="fr1" draw:name="Object25" text:anchor-type="as-char" svg:width="0.3728in" svg:height="0.2772in" draw:z-index="25"><draw:object xlink:href="./Object 28" xlink:type="simple" xlink:show="embed" xlink:actuate="onLoad"/><draw:image xlink:href="./ObjectReplacements/Object 28" xlink:type="simple" xlink:show="embed" xlink:actuate="onLoad"/></draw:frame><text:span text:style-name="T6"><text:tab/>=<text:tab/>The actual coverage fraction of the UF considering exposed units only.</text:span><text:span text:style-name="T6"><text:note text:id="ftn7" text:note-class="footnote"><text:note-citation>8</text:note-citation><text:note-body><text:p text:style-name="Footnote">Computed in-line using a coverage function TBD defined in parmdb(5).</text:p></text:note-body></text:note></text:span></text:p>
      <text:p text:style-name="Definitions"><text:span text:style-name="T6"><draw:frame draw:style-name="fr1" draw:name="Object31" text:anchor-type="as-char" svg:width="0.6634in" svg:height="0.278in" draw:z-index="26"><draw:object xlink:href="./Object 34" xlink:type="simple" xlink:show="embed" xlink:actuate="onLoad"/><draw:image xlink:href="./ObjectReplacements/Object 34" xlink:type="simple" xlink:show="embed" xlink:actuate="onLoad"/></draw:frame></text:span><text:span text:style-name="T6"><text:tab/>=<text:tab/>The nominal coverage fraction of the UF for this algorithm.</text:span><text:span text:style-name="T6"><text:note text:id="ftn8" text:note-class="footnote"><text:note-citation>9</text:note-citation><text:note-body><text:p text:style-name="Footnote">parmdb(5): e.g., 0.3 (depends on what would be expected as average in this scenario)</text:p></text:note-body></text:note></text:span></text:p>
      <text:p text:style-name="Definitions"><text:span text:style-name="T6"><draw:frame draw:style-name="fr1" draw:name="Object26" text:anchor-type="as-char" svg:width="0.3728in" svg:height="0.2772in" draw:z-index="27"><draw:object xlink:href="./Object 29" xlink:type="simple" xlink:show="embed" xlink:actuate="onLoad"/><draw:image xlink:href="./ObjectReplacements/Object 29" xlink:type="simple" xlink:show="embed" xlink:actuate="onLoad"/></draw:frame></text:span><text:span text:style-name="T6"><text:tab/>=<text:tab/>The coverage fraction of the NF.</text:span><text:span text:style-name="T6"><text:note text:id="ftn9" text:note-class="footnote"><text:note-citation>10</text:note-citation><text:note-body><text:p text:style-name="Footnote">Computed in-line using a coverage function TBD defined in parmdb(5) and identical to the COERCION coverage function by default.</text:p></text:note-body></text:note></text:span><text:span text:style-name="T6"><text:tab/></text:span></text:p>
      <text:p text:style-name="Definitions"><draw:frame draw:style-name="fr1" draw:name="Object32" text:anchor-type="as-char" svg:width="0.6638in" svg:height="0.278in" draw:z-index="28"><draw:object xlink:href="./Object 35" xlink:type="simple" xlink:show="embed" xlink:actuate="onLoad"/><draw:image xlink:href="./ObjectReplacements/Object 35" xlink:type="simple" xlink:show="embed" xlink:actuate="onLoad"/></draw:frame><text:span text:style-name="T6"><text:tab/>=<text:tab/>The nominal coverage fraction of the NF for this algorithm.</text:span><text:span text:style-name="T6"><text:note text:id="ftn10" text:note-class="footnote"><text:note-citation>11</text:note-citation><text:note-body><text:p text:style-name="Footnote">parmdb(5): e.g., 0.4 </text:p></text:note-body></text:note></text:span></text:p>
      <text:p text:style-name="Definitions"><text:span text:style-name="T2">TF<text:tab/>=<text:tab/></text:span><text:span text:style-name="T6">The average time to find an NF cell, given equal cooperation and the nominal coverage fractions.</text:span><text:span text:style-name="T6"><text:note text:id="ftn11" text:note-class="footnote"><text:note-citation>12</text:note-citation><text:note-body><text:p text:style-name="Footnote">parmdb(5): <text:span text:style-name="Code"><text:span text:style-name="T12">e.g., 5 days </text:span></text:span></text:p></text:note-body></text:note></text:span><text:span text:style-name="T6"> <text:s/>This is the parameter that drives this part of the model.</text:span></text:p>
      <text:p text:style-name="P22"/>
      <text:p text:style-name="P2">Then, we compute the possible number of attacks as follows:</text:p>
      <text:p text:style-name="Text_20_body"><text:span text:style-name="T6"><text:tab/></text:span><text:span text:style-name="T6"><draw:frame draw:style-name="fr1" draw:name="Object28" text:anchor-type="as-char" svg:width="4.128in" svg:height="0.6366in" draw:z-index="2"><draw:object xlink:href="./Object 31" xlink:type="simple" xlink:show="embed" xlink:actuate="onLoad"/><draw:image xlink:href="./ObjectReplacements/Object 31" xlink:type="simple" xlink:show="embed" xlink:actuate="onLoad"/></draw:frame></text:span></text:p>
      <text:p text:style-name="Text_20_body"><text:span text:style-name="T6">Thus, when the cooperation levels are balanced (</text:span><text:span text:style-name="T6"><draw:frame draw:style-name="fr1" draw:name="Object29" text:anchor-type="as-char" svg:width="0.7661in" svg:height="0.278in" draw:z-index="3"><draw:object xlink:href="./Object 32" xlink:type="simple" xlink:show="embed" xlink:actuate="onLoad"/><draw:image xlink:href="./ObjectReplacements/Object 32" xlink:type="simple" xlink:show="embed" xlink:actuate="onLoad"/></draw:frame></text:span><text:span text:style-name="T6">), and when the coverage fractions are at their nominal levels, we get precisely the average number of attacks during the interval</text:span></text:p>
      <text:p text:style-name="Text_20_body"><text:soft-page-break/><text:span text:style-name="T6"><text:tab/></text:span><text:span text:style-name="T6"><draw:frame draw:style-name="fr1" draw:name="Object30" text:anchor-type="as-char" svg:width="1.1772in" svg:height="0.548in" draw:z-index="9"><draw:object xlink:href="./Object 33" xlink:type="simple" xlink:show="embed" xlink:actuate="onLoad"/><draw:image xlink:href="./ObjectReplacements/Object 33" xlink:type="simple" xlink:show="embed" xlink:actuate="onLoad"/></draw:frame></text:span></text:p>
      <text:p text:style-name="P2">The possible number of attacks is increased by increased cooperation of the population with the UF, and by increased coverage for either group, and is decreased by increased cooperation of the population with the NF, as desired.</text:p>
      <text:p text:style-name="P2">Next, we must determine the actual number of attacks, and the attrition resulting from them. <text:s/>Let</text:p>
      <text:p text:style-name="Definitions">cellsize<text:tab/>=<text:span text:style-name="T6"><text:tab/>The average number of troops per NF cell.</text:span><text:span text:style-name="T6"><text:note text:id="ftn12" text:note-class="footnote"><text:note-citation>13</text:note-citation><text:note-body><text:p text:style-name="Footnote">Initially, this will be a parmdb(5) value, e.g., 7 NF/cell in every neighborhood. Later, it might be allowed to vary by group and by neighborhood.</text:p></text:note-body></text:note></text:span></text:p>
      <text:p text:style-name="Definitions"><text:span text:style-name="T6"><draw:frame draw:style-name="fr1" draw:name="Object34" text:anchor-type="as-char" svg:width="0.8189in" svg:height="0.2772in" draw:z-index="10"><draw:object xlink:href="./Object 37" xlink:type="simple" xlink:show="embed" xlink:actuate="onLoad"/><draw:image xlink:href="./ObjectReplacements/Object 37" xlink:type="simple" xlink:show="embed" xlink:actuate="onLoad"/></draw:frame></text:span><text:span text:style-name="T6"><text:tab/>=<text:tab/>The number of NF troops in the neighborhood.</text:span></text:p>
      <text:p text:style-name="P22"/>
      <text:p text:style-name="P2">The number of cells is then</text:p>
      <text:p text:style-name="Text_20_body"><text:tab/><draw:frame draw:style-name="fr1" draw:name="Object33" text:anchor-type="as-char" svg:width="1.9256in" svg:height="0.589in" draw:z-index="11"><draw:object xlink:href="./Object 36" xlink:type="simple" xlink:show="embed" xlink:actuate="onLoad"/><draw:image xlink:href="./ObjectReplacements/Object 36" xlink:type="simple" xlink:show="embed" xlink:actuate="onLoad"/></draw:frame></text:p>
      <text:p text:style-name="P2">Since each attack kills an entire cell, the actual number of attacks cannot exceed the number of cells:</text:p>
      <text:p text:style-name="P2"><text:tab/><draw:frame draw:style-name="fr1" draw:name="Object39" text:anchor-type="as-char" svg:width="1.428in" svg:height="0.278in" draw:z-index="29"><draw:object xlink:href="./Object 42" xlink:type="simple" xlink:show="embed" xlink:actuate="onLoad"/><draw:image xlink:href="./ObjectReplacements/Object 42" xlink:type="simple" xlink:show="embed" xlink:actuate="onLoad"/></draw:frame></text:p>
      <text:p text:style-name="P2">The number of NF troops killed is then</text:p>
      <text:p text:style-name="Text_20_body"><text:span text:style-name="T6"><text:tab/></text:span><text:span text:style-name="T6"><draw:frame draw:style-name="fr1" draw:name="Object36" text:anchor-type="as-char" svg:width="2.6634in" svg:height="0.278in" draw:z-index="14"><draw:object xlink:href="./Object 39" xlink:type="simple" xlink:show="embed" xlink:actuate="onLoad"/><draw:image xlink:href="./ObjectReplacements/Object 39" xlink:type="simple" xlink:show="embed" xlink:actuate="onLoad"/></draw:frame></text:span></text:p>
      <text:p text:style-name="P2">Next, we must compute civilian casualties. <text:s/>Let<text:tab/><text:tab/></text:p>
      <text:p text:style-name="Definitions"><text:span text:style-name="T2"><draw:frame draw:style-name="fr1" draw:name="Object40" text:anchor-type="as-char" svg:width="0.2772in" svg:height="0.2772in" draw:z-index="30"><draw:object xlink:href="./Object 43" xlink:type="simple" xlink:show="embed" xlink:actuate="onLoad"/><draw:image xlink:href="./ObjectReplacements/Object 43" xlink:type="simple" xlink:show="embed" xlink:actuate="onLoad"/></draw:frame></text:span><text:span text:style-name="T2"><text:tab/>=<text:tab/></text:span><text:span text:style-name="T6">The nominal composite cooperation of the neighborhood with the UF for this algorithm.</text:span><text:span text:style-name="T6"><text:note text:id="ftn13" text:note-class="footnote"><text:note-citation>14</text:note-citation><text:note-body><text:p text:style-name="Footnote">parmdb(5): e.g., 35 %</text:p></text:note-body></text:note></text:span><text:span text:style-name="T2"><text:tab/></text:span></text:p>
      <text:p text:style-name="Definitions"><text:span text:style-name="T2">ECDA</text:span><text:span text:style-name="T6"><text:tab/>=<text:tab/>The Expected <text:s/>Collateral Damage per Attack, i.e., the number of civilians killed for each attach on an NF cell, assuming nominal cooperation. <text:s/>This value will depend on the urbanization level of the neighborhood (rural, suburban, urban). <text:s/>For example, if </text:span><text:span text:style-name="T2">ECDA</text:span><text:span text:style-name="T6"> is 2.0, then we expect two civilian casualties for each cell killed.</text:span><text:span text:style-name="T6"><text:note text:id="ftn14" text:note-class="footnote"><text:note-citation>15</text:note-citation><text:note-body><text:p text:style-name="Footnote">parmdb(5): e.g., 1 in rural, 3 in suburban, and 5 in urban.</text:p></text:note-body></text:note></text:span></text:p>
      <text:p text:style-name="P22"><text:soft-page-break/></text:p>
      <text:p text:style-name="P2">Then</text:p>
      <text:p text:style-name="Text_20_body"><text:span text:style-name="T6"><text:tab/></text:span><text:span text:style-name="T6"><draw:frame draw:style-name="fr1" draw:name="Object35" text:anchor-type="as-char" svg:width="3.0571in" svg:height="0.6366in" draw:z-index="15"><draw:object xlink:href="./Object 38" xlink:type="simple" xlink:show="embed" xlink:actuate="onLoad"/><draw:image xlink:href="./ObjectReplacements/Object 38" xlink:type="simple" xlink:show="embed" xlink:actuate="onLoad"/></draw:frame></text:span></text:p>
      <text:p text:style-name="P2">If the actual cooperation of the neighborhood with the UF is exactly the nominal, then the civilian casualties will be just as expected. <text:s/>If the nominal cooperation is 50%, then better than nominal cooperation can cut casualties in half<text:span text:style-name="T8">—</text:span><text:span text:style-name="T10">but minimal cooperation (10% or less) can increase casualties by a factor of five.</text:span></text:p>
      <text:list xml:id="list1123996933" text:continue-list="list106045006" text:style-name="Outline">
        <text:list-item>
          <text:list>
            <text:list-item>
              <text:list>
                <text:list-item>
                  <text:h text:style-name="Heading_20_3" text:outline-level="3">Non-uniformed vs. Uniformed</text:h>
                </text:list-item>
              </text:list>
            </text:list-item>
          </text:list>
        </text:list-item>
      </text:list>
      <text:p text:style-name="Text_20_body">An NF will attack a UF every time it can (given the ROE to attack). <text:s/>However, the number of such attacks is limited by the NF's resources<text:note text:id="ftn22" text:note-class="footnote"><text:note-citation>16</text:note-citation><text:note-body><text:p text:style-name="Footnote">In Spiral 2.</text:p></text:note-body></text:note>, the availability of UF target opportunities, the cooperation of the civilian population with the NF, and the desire of the NF to limit their casualties as indicated by their ROE (HIT_AND_RUN or STAND_AND_FIGHT). <text:s/>In particular, the number of potential attacks should:</text:p>
      <text:list xml:id="list908718668" text:style-name="L7">
        <text:list-item>
          <text:p text:style-name="P39">Vary inversely with UF security</text:p>
        </text:list-item>
        <text:list-item>
          <text:p text:style-name="P39">Vary directly with the cooperation of the neighborhood with the NF.</text:p>
        </text:list-item>
        <text:list-item>
          <text:p text:style-name="P39">Vary directly with the coverage of exposed UF units in the neighborhood.</text:p>
        </text:list-item>
      </text:list>
      <text:p text:style-name="Text_20_body">First we compute <draw:frame draw:style-name="fr1" draw:name="Object41" text:anchor-type="as-char" svg:width="0.2043in" svg:height="0.2772in" draw:z-index="31"><draw:object xlink:href="./Object 44" xlink:type="simple" xlink:show="embed" xlink:actuate="onLoad"/><draw:image xlink:href="./ObjectReplacements/Object 44" xlink:type="simple" xlink:show="embed" xlink:actuate="onLoad"/></draw:frame>, the number of potential attacks:</text:p>
      <text:p text:style-name="Text_20_body"><text:tab/><draw:frame draw:style-name="fr1" draw:name="Object42" text:anchor-type="as-char" svg:width="4.4228in" svg:height="0.6673in" draw:z-index="32"><draw:object xlink:href="./Object 45" xlink:type="simple" xlink:show="embed" xlink:actuate="onLoad"/><draw:image xlink:href="./ObjectReplacements/Object 45" xlink:type="simple" xlink:show="embed" xlink:actuate="onLoad"/></draw:frame></text:p>
      <text:p text:style-name="Text_20_body">where</text:p>
      <text:p text:style-name="Definitions"><text:span text:style-name="T2">attacks</text:span><text:tab/>=<text:span text:style-name="T6"><text:tab/>The nominal attack rate per day.</text:span><text:span text:style-name="T6"><text:note text:id="ftn0" text:note-class="footnote"><text:note-citation>17</text:note-citation><text:note-body><text:p text:style-name="Footnote">Ideally, the number of attacks should depend on the NF's resources, so that attacking the resources will reduce the number of attacks. <text:s/>Our notion is that the nominal number of attacks is determined by a Z-curve whose X-axis is a measure of the resources available to the NF. <text:s/>The currently envisioned model is that this measure is the weighted sum of the economic clout of the actors that have influence over the NF, weighted by the relationships between the NF and the actors. <text:s/>All this must wait until Spiral 2, however.</text:p></text:note-body></text:note></text:span></text:p>
      <text:p text:style-name="Definitions"><text:soft-page-break/><text:span text:style-name="T6"><draw:frame draw:style-name="fr1" draw:name="Object44" text:anchor-type="as-char" svg:width="0.6709in" svg:height="0.2772in" draw:z-index="33"><draw:object xlink:href="./Object 47" xlink:type="simple" xlink:show="embed" xlink:actuate="onLoad"/><draw:image xlink:href="./ObjectReplacements/Object 47" xlink:type="simple" xlink:show="embed" xlink:actuate="onLoad"/></draw:frame></text:span><text:span text:style-name="T6"><text:tab/>=<text:tab/>The UF's security in the neighborhood. <text:s/>Security ranges from -100 to +100.</text:span></text:p>
      <text:p text:style-name="Definitions"><text:span text:style-name="T6"><draw:frame draw:style-name="fr1" draw:name="Object45" text:anchor-type="as-char" svg:width="0.2772in" svg:height="0.2772in" draw:z-index="34"><draw:object xlink:href="./Object 48" xlink:type="simple" xlink:show="embed" xlink:actuate="onLoad"/><draw:image xlink:href="./ObjectReplacements/Object 48" xlink:type="simple" xlink:show="embed" xlink:actuate="onLoad"/></draw:frame></text:span><text:span text:style-name="T6"><text:tab/>=<text:tab/>The composite cooperation of the neighborhood with the NF.</text:span></text:p>
      <text:p text:style-name="Definitions"><draw:frame draw:style-name="fr1" draw:name="Object46" text:anchor-type="as-char" svg:width="0.278in" svg:height="0.2772in" draw:z-index="35"><draw:object xlink:href="./Object 49" xlink:type="simple" xlink:show="embed" xlink:actuate="onLoad"/><draw:image xlink:href="./ObjectReplacements/Object 49" xlink:type="simple" xlink:show="embed" xlink:actuate="onLoad"/></draw:frame><text:span text:style-name="T6"> <text:tab/>=<text:tab/>The nominal cooperation of the neighborhood with the NF for this algorithm.</text:span><text:span text:style-name="T6"><text:note text:id="ftn15" text:note-class="footnote"><text:note-citation>18</text:note-citation><text:note-body><text:p text:style-name="Footnote">parmdb(5): e.g., 70%</text:p></text:note-body></text:note></text:span><text:span text:style-name="T6"> <text:s/>This parameter depends on the ROE, HIT_AND_RUN or STAND_AND_FIGHT.</text:span></text:p>
      <text:p text:style-name="Definitions"><text:span text:style-name="T6"><draw:frame draw:style-name="fr1" draw:name="Object47" text:anchor-type="as-char" svg:width="0.3728in" svg:height="0.2772in" draw:z-index="36"><draw:object xlink:href="./Object 50" xlink:type="simple" xlink:show="embed" xlink:actuate="onLoad"/><draw:image xlink:href="./ObjectReplacements/Object 50" xlink:type="simple" xlink:show="embed" xlink:actuate="onLoad"/></draw:frame></text:span><text:span text:style-name="T6"><text:tab/>=<text:tab/>The actual coverage fraction of the UF considering exposed units only.</text:span><text:span text:style-name="T6"><text:note text:id="ftn16" text:note-class="footnote"><text:note-citation>19</text:note-citation><text:note-body><text:p text:style-name="Footnote">Computed in-line using a coverage function TBD defined in parmdb(5).</text:p></text:note-body></text:note></text:span></text:p>
      <text:p text:style-name="Definitions"><text:span text:style-name="T6"><draw:frame draw:style-name="fr1" draw:name="Object48" text:anchor-type="as-char" svg:width="0.6634in" svg:height="0.278in" draw:z-index="37"><draw:object xlink:href="./Object 51" xlink:type="simple" xlink:show="embed" xlink:actuate="onLoad"/><draw:image xlink:href="./ObjectReplacements/Object 51" xlink:type="simple" xlink:show="embed" xlink:actuate="onLoad"/></draw:frame></text:span><text:span text:style-name="T6"><text:tab/>=<text:tab/>The nominal coverage fraction of the UF for this algorithm.</text:span><text:span text:style-name="T6"><text:note text:id="ftn17" text:note-class="footnote"><text:note-citation>20</text:note-citation><text:note-body><text:p text:style-name="Footnote">parmdb(5): e.g., 0.2</text:p></text:note-body></text:note></text:span><text:span text:style-name="T6"> <text:s/>This parameter depends on the ROE, HIT_AND_RUN or STAND_AND_FIGHT.<text:tab/></text:span></text:p>
      <text:p text:style-name="Definitions"><draw:frame draw:style-name="fr1" draw:name="Object49" text:anchor-type="as-char" svg:width="0.2374in" svg:height="0.2398in" draw:z-index="38"><draw:object xlink:href="./Object 52" xlink:type="simple" xlink:show="embed" xlink:actuate="onLoad"/><draw:image xlink:href="./ObjectReplacements/Object 52" xlink:type="simple" xlink:show="embed" xlink:actuate="onLoad"/></draw:frame><text:span text:style-name="T6"><text:tab/>=<text:tab/>The duration of the attrition interval in days.</text:span></text:p>
      <text:p text:style-name="P22"/>
      <text:p text:style-name="P2">However, the number of actual attacks is limited by the ROE, HIT_AND_RUN or STAND_AND_FIGHT.</text:p>
      <text:list xml:id="list243056482" text:continue-list="list1123996933" text:style-name="Outline">
        <text:list-item>
          <text:list>
            <text:list-item>
              <text:list>
                <text:list-item>
                  <text:list>
                    <text:list-item>
                      <text:h text:style-name="Heading_20_4" text:outline-level="4">Number of Attacks: HIT_AND_RUN</text:h>
                    </text:list-item>
                  </text:list>
                </text:list-item>
              </text:list>
            </text:list-item>
          </text:list>
        </text:list-item>
      </text:list>
      <text:p text:style-name="P2">When the <text:s/>ROE is HIT_AND_RUN, the number of attacks is limited by two things: <text:s/>first, the NF will not actually attack unless they can guarantee a minimum number of UF casualties; second, the NF must husband their forces and will not attack if they would take too many casualties. <text:s/>Consequently, we must next determine the number of NF casualties that will be incurred during any attack that kills enough UF personnel. <text:s/>If this number is too high, the NF will not attack at all during this time period. <text:s/>Let</text:p>
      <text:p text:style-name="Text_20_body"><text:span text:style-name="T6"><text:tab/></text:span><text:span text:style-name="T6"><draw:frame draw:style-name="fr1" draw:name="Object61" text:anchor-type="as-char" svg:width="3.2465in" svg:height="0.5992in" draw:z-index="41"><draw:object xlink:href="./Object 64" xlink:type="simple" xlink:show="embed" xlink:actuate="onLoad"/><draw:image xlink:href="./ObjectReplacements/Object 64" xlink:type="simple" xlink:show="embed" xlink:actuate="onLoad"/></draw:frame></text:span></text:p>
      <text:p text:style-name="P2">where</text:p>
      <text:p text:style-name="P23"><draw:frame draw:style-name="fr1" draw:name="Object50" text:anchor-type="as-char" svg:width="0.5043in" svg:height="0.2772in" draw:z-index="44"><draw:object xlink:href="./Object 53" xlink:type="simple" xlink:show="embed" xlink:actuate="onLoad"/><draw:image xlink:href="./ObjectReplacements/Object 53" xlink:type="simple" xlink:show="embed" xlink:actuate="onLoad"/></draw:frame><text:span text:style-name="T6"><text:tab/>=<text:tab/>The minimum acceptable number of UF casualties per attack. <text:s/>The NF will commit just enough personnel to achieve this number of casualties.</text:span><text:span text:style-name="T6"><text:note text:id="ftn18" text:note-class="footnote"><text:note-citation>21</text:note-citation><text:note-body><text:p text:style-name="Footnote">parmdb(5): e.g., 4.0</text:p></text:note-body></text:note></text:span></text:p>
      <text:p text:style-name="P23"><draw:frame draw:style-name="fr1" draw:name="Object51" text:anchor-type="as-char" svg:width="0.498in" svg:height="0.2772in" draw:z-index="45"><draw:object xlink:href="./Object 54" xlink:type="simple" xlink:show="embed" xlink:actuate="onLoad"/><draw:image xlink:href="./ObjectReplacements/Object 54" xlink:type="simple" xlink:show="embed" xlink:actuate="onLoad"/></draw:frame><text:span text:style-name="T6"><text:tab/>=<text:tab/>The number of NF casualties per attack</text:span></text:p>
      <text:p text:style-name="P23"><draw:frame draw:style-name="fr2" draw:name="Object57" text:anchor-type="as-char" svg:width="0.6189in" svg:height="0.2772in" draw:z-index="71"><draw:object xlink:href="./Object 60" xlink:type="simple" xlink:show="embed" xlink:actuate="onLoad"/><draw:image xlink:href="./ObjectReplacements/Object 60" xlink:type="simple" xlink:show="embed" xlink:actuate="onLoad"/></draw:frame><text:span text:style-name="T6"><text:tab/>=<text:tab/>The Average Loss Exchange Ratio: the average number of UF casualties per NF </text:span><text:soft-page-break/><text:span text:style-name="T6">casualty, when the UF fires back.</text:span><text:span text:style-name="T6"><text:note text:id="ftn19" text:note-class="footnote"><text:note-citation>22</text:note-citation><text:note-body><text:p text:style-name="Footnote">parmdb(5): e.g., 3.0</text:p></text:note-body></text:note></text:span><text:span text:style-name="T6"> </text:span></text:p>
      <text:p text:style-name="P23"><text:span text:style-name="T6"><draw:frame draw:style-name="fr1" draw:name="Object55" text:anchor-type="as-char" svg:width="0.2772in" svg:height="0.2772in" draw:z-index="39"><draw:object xlink:href="./Object 58" xlink:type="simple" xlink:show="embed" xlink:actuate="onLoad"/><draw:image xlink:href="./ObjectReplacements/Object 58" xlink:type="simple" xlink:show="embed" xlink:actuate="onLoad"/></draw:frame></text:span><text:span text:style-name="T6"><text:tab/>=<text:tab/>The composite cooperation of the neighborhood with the NF.</text:span></text:p>
      <text:p text:style-name="P23"><text:span text:style-name="T6"><draw:frame draw:style-name="fr1" draw:name="Object56" text:anchor-type="as-char" svg:width="0.2772in" svg:height="0.278in" draw:z-index="40"><draw:object xlink:href="./Object 59" xlink:type="simple" xlink:show="embed" xlink:actuate="onLoad"/><draw:image xlink:href="./ObjectReplacements/Object 59" xlink:type="simple" xlink:show="embed" xlink:actuate="onLoad"/></draw:frame></text:span><text:span text:style-name="T6"><text:tab/>=<text:tab/>The composite cooperation of the neighborhood with the UF.</text:span></text:p>
      <text:p text:style-name="P22"/>
      <text:p text:style-name="P2">The number of NF casualties actually incurred depends on the Defending ROE of the UF: unless the UF ROE is FIRE_BACK_IMMEDIATELY, no NF personnel will be killed. <text:s/>However, the NF must make their plans presuming that the UF will fire back.</text:p>
      <text:p text:style-name="Text_20_body"><text:span text:style-name="T6">Thus, the NF will only attack if </text:span><text:span text:style-name="T6"><draw:frame draw:style-name="fr1" draw:name="Object52" text:anchor-type="as-char" svg:width="1.4811in" svg:height="0.2772in" draw:z-index="42"><draw:object xlink:href="./Object 55" xlink:type="simple" xlink:show="embed" xlink:actuate="onLoad"/><draw:image xlink:href="./ObjectReplacements/Object 55" xlink:type="simple" xlink:show="embed" xlink:actuate="onLoad"/></draw:frame></text:span><text:span text:style-name="T6">, where</text:span></text:p>
      <text:p text:style-name="Definitions"><text:span text:style-name="T6"><draw:frame draw:style-name="fr1" draw:name="Object53" text:anchor-type="as-char" svg:width="0.839in" svg:height="0.2772in" draw:z-index="43"><draw:object xlink:href="./Object 56" xlink:type="simple" xlink:show="embed" xlink:actuate="onLoad"/><draw:image xlink:href="./ObjectReplacements/Object 56" xlink:type="simple" xlink:show="embed" xlink:actuate="onLoad"/></draw:frame></text:span><text:span text:style-name="T6"><text:tab/>=<text:tab/>The maximum acceptable number of NF casualties per attack.</text:span><text:span text:style-name="T6"><text:note text:id="ftn20" text:note-class="footnote"><text:note-citation>23</text:note-citation><text:note-body><text:p text:style-name="Footnote">parmdb(5): e.g., 1.0</text:p></text:note-body></text:note></text:span></text:p>
      <text:p text:style-name="P55"><text:span text:style-name="T6"/></text:p>
      <text:list xml:id="list2164042473" text:continue-numbering="true" text:style-name="Outline">
        <text:list-item>
          <text:list>
            <text:list-item>
              <text:list>
                <text:list-item>
                  <text:list>
                    <text:list-item>
                      <text:h text:style-name="Heading_20_4" text:outline-level="4">Number of Attacks: STAND_AND_FIGHT</text:h>
                    </text:list-item>
                  </text:list>
                </text:list-item>
              </text:list>
            </text:list-item>
          </text:list>
        </text:list-item>
      </text:list>
      <text:p text:style-name="Text_20_body"><text:span text:style-name="T6">When the <text:s/>ROE is STAND_AND_FIGHT, the NF will spend its troops to kill however many UF troops it can manage. <text:s/>Consequently, we must next determine the number of UF casualties that will be incurred during any attack given the losses the NF is willing to accept. <text:s/>Let</text:span></text:p>
      <text:p text:style-name="Text_20_body"><text:span text:style-name="T6"><text:tab/></text:span><text:span text:style-name="T6"><draw:frame draw:style-name="fr1" draw:name="Object73" text:anchor-type="as-char" svg:width="3.1925in" svg:height="0.5992in" draw:z-index="69"><draw:object xlink:href="./Object 76" xlink:type="simple" xlink:show="embed" xlink:actuate="onLoad"/><draw:image xlink:href="./ObjectReplacements/Object 76" xlink:type="simple" xlink:show="embed" xlink:actuate="onLoad"/></draw:frame></text:span></text:p>
      <text:p text:style-name="P2">where</text:p>
      <text:p text:style-name="P23"><draw:frame draw:style-name="fr1" draw:name="Object54" text:anchor-type="as-char" svg:width="0.4984in" svg:height="0.278in" draw:z-index="58"><draw:object xlink:href="./Object 57" xlink:type="simple" xlink:show="embed" xlink:actuate="onLoad"/><draw:image xlink:href="./ObjectReplacements/Object 57" xlink:type="simple" xlink:show="embed" xlink:actuate="onLoad"/></draw:frame><text:span text:style-name="T6"><text:tab/>=<text:tab/>The number of NF casualties that the NF will accept in a single attack, when standing and fighting.</text:span><text:span text:style-name="T6"><text:note text:id="ftn23" text:note-class="footnote"><text:note-citation>24</text:note-citation><text:note-body><text:p text:style-name="Footnote">parmdb(5): e.g., TBD</text:p></text:note-body></text:note></text:span></text:p>
      <text:p text:style-name="P23"><draw:frame draw:style-name="fr1" draw:name="Object62" text:anchor-type="as-char" svg:width="0.5043in" svg:height="0.278in" draw:z-index="59"><draw:object xlink:href="./Object 65" xlink:type="simple" xlink:show="embed" xlink:actuate="onLoad"/><draw:image xlink:href="./ObjectReplacements/Object 65" xlink:type="simple" xlink:show="embed" xlink:actuate="onLoad"/></draw:frame><text:span text:style-name="T6"><text:tab/>=<text:tab/>The number of NU casualties per attack</text:span></text:p>
      <text:p text:style-name="P23"><draw:frame draw:style-name="fr2" draw:name="Object43" text:anchor-type="as-char" svg:width="0.5937in" svg:height="0.2772in" draw:z-index="70"><draw:object xlink:href="./Object 46" xlink:type="simple" xlink:show="embed" xlink:actuate="onLoad"/><draw:image xlink:href="./ObjectReplacements/Object 46" xlink:type="simple" xlink:show="embed" xlink:actuate="onLoad"/></draw:frame><text:span text:style-name="T6"><text:tab/>=<text:tab/>The Average Loss Exchange Ratio: the average number of UF casualties per NF casualty, when the UF fires back.</text:span><text:span text:style-name="T6"><text:note text:id="ftn24" text:note-class="footnote"><text:note-citation>25</text:note-citation><text:note-body><text:p text:style-name="Footnote">parmdb(5): e.g., TBD</text:p></text:note-body></text:note></text:span><text:span text:style-name="T6"> </text:span></text:p>
      <text:p text:style-name="P23"><text:span text:style-name="T6"><draw:frame draw:style-name="fr1" draw:name="Object64" text:anchor-type="as-char" svg:width="0.2772in" svg:height="0.2772in" draw:z-index="60"><draw:object xlink:href="./Object 67" xlink:type="simple" xlink:show="embed" xlink:actuate="onLoad"/><draw:image xlink:href="./ObjectReplacements/Object 67" xlink:type="simple" xlink:show="embed" xlink:actuate="onLoad"/></draw:frame></text:span><text:span text:style-name="T6"><text:tab/>=<text:tab/>The composite cooperation of the neighborhood with the NF.</text:span></text:p>
      <text:p text:style-name="P23"><text:span text:style-name="T6"><draw:frame draw:style-name="fr1" draw:name="Object65" text:anchor-type="as-char" svg:width="0.2772in" svg:height="0.278in" draw:z-index="61"><draw:object xlink:href="./Object 68" xlink:type="simple" xlink:show="embed" xlink:actuate="onLoad"/><draw:image xlink:href="./ObjectReplacements/Object 68" xlink:type="simple" xlink:show="embed" xlink:actuate="onLoad"/></draw:frame></text:span><text:span text:style-name="T6"><text:tab/>=<text:tab/>The composite cooperation of the neighborhood with the UF.</text:span></text:p>
      <text:p text:style-name="P22"/>
      <text:p text:style-name="P2"><text:soft-page-break/>The number of NF casualties actually incurred depends on the Defending ROE of the UF: if the UF ROE is HOLD_FIRE, no NF personnel will be killed. <text:s/>However, the NF must make their plans presuming that the UF will fire back.</text:p>
      <text:p text:style-name="Text_20_body"><text:span text:style-name="T6">Then, the NF will only attack if </text:span><text:span text:style-name="T6"><draw:frame draw:style-name="fr1" draw:name="Object66" text:anchor-type="as-char" svg:width="1.4575in" svg:height="0.278in" draw:z-index="62"><draw:object xlink:href="./Object 69" xlink:type="simple" xlink:show="embed" xlink:actuate="onLoad"/><draw:image xlink:href="./ObjectReplacements/Object 69" xlink:type="simple" xlink:show="embed" xlink:actuate="onLoad"/></draw:frame></text:span><text:span text:style-name="T6">, where</text:span></text:p>
      <text:p text:style-name="Definitions"><text:span text:style-name="T6"><draw:frame draw:style-name="fr1" draw:name="Object67" text:anchor-type="as-char" svg:width="0.8083in" svg:height="0.278in" draw:z-index="63"><draw:object xlink:href="./Object 70" xlink:type="simple" xlink:show="embed" xlink:actuate="onLoad"/><draw:image xlink:href="./ObjectReplacements/Object 70" xlink:type="simple" xlink:show="embed" xlink:actuate="onLoad"/></draw:frame></text:span><text:span text:style-name="T6"><text:tab/>=<text:tab/>The minimum acceptable number of UF casualties per attack.</text:span><text:span text:style-name="T6"><text:note text:id="ftn25" text:note-class="footnote"><text:note-citation>26</text:note-citation><text:note-body><text:p text:style-name="Footnote">parmdb(5): e.g., TBD</text:p></text:note-body></text:note></text:span></text:p>
      <text:p text:style-name="P22"/>
      <text:list xml:id="list793990082" text:continue-numbering="true" text:style-name="Outline">
        <text:list-item>
          <text:list>
            <text:list-item>
              <text:list>
                <text:list-item>
                  <text:list>
                    <text:list-item>
                      <text:h text:style-name="Heading_20_4" text:outline-level="4"><text:span text:style-name="T6">Computation of Casualties</text:span></text:h>
                    </text:list-item>
                  </text:list>
                </text:list-item>
              </text:list>
            </text:list-item>
          </text:list>
        </text:list-item>
      </text:list>
      <text:p text:style-name="Text_20_body"><text:span text:style-name="T6">If the NF goes ahead and attacks, then the actual number of attacks, </text:span><text:span text:style-name="T6"><draw:frame draw:style-name="fr1" draw:name="Object68" text:anchor-type="as-char" svg:width="0.1953in" svg:height="0.2772in" draw:z-index="64"><draw:object xlink:href="./Object 71" xlink:type="simple" xlink:show="embed" xlink:actuate="onLoad"/><draw:image xlink:href="./ObjectReplacements/Object 71" xlink:type="simple" xlink:show="embed" xlink:actuate="onLoad"/></draw:frame></text:span><text:span text:style-name="T6">, is limited by the number of casualties the NF expects to incur:</text:span></text:p>
      <text:p text:style-name="Text_20_body"><text:span text:style-name="T6"><text:tab/></text:span><text:span text:style-name="T6"><draw:frame draw:style-name="fr1" draw:name="Object69" text:anchor-type="as-char" svg:width="2.3563in" svg:height="0.6992in" draw:z-index="65"><draw:object xlink:href="./Object 72" xlink:type="simple" xlink:show="embed" xlink:actuate="onLoad"/><draw:image xlink:href="./ObjectReplacements/Object 72" xlink:type="simple" xlink:show="embed" xlink:actuate="onLoad"/></draw:frame></text:span></text:p>
      <text:p text:style-name="P2">The total number of UF casualties is then</text:p>
      <text:p text:style-name="Text_20_body"><text:span text:style-name="T6"><text:tab/></text:span><text:span text:style-name="T6"><draw:frame draw:style-name="fr1" draw:name="Object70" text:anchor-type="as-char" svg:width="1.4957in" svg:height="0.278in" draw:z-index="66"><draw:object xlink:href="./Object 73" xlink:type="simple" xlink:show="embed" xlink:actuate="onLoad"/><draw:image xlink:href="./ObjectReplacements/Object 73" xlink:type="simple" xlink:show="embed" xlink:actuate="onLoad"/></draw:frame></text:span></text:p>
      <text:p text:style-name="P2">NF and civilian casualties depend on whether or not the UF fires back, as shown in the following table:</text:p>
      <table:table table:name="FireBack" table:style-name="FireBack">
        <table:table-column table:style-name="FireBack.A"/>
        <table:table-column table:style-name="FireBack.B"/>
        <table:table-column table:style-name="FireBack.C"/>
        <table:table-row>
          <table:table-cell table:style-name="FireBack.A1" office:value-type="string">
            <text:p text:style-name="P8">NF Attacks</text:p>
          </table:table-cell>
          <table:table-cell table:style-name="FireBack.A1" office:value-type="string">
            <text:p text:style-name="P8">UF Defends</text:p>
          </table:table-cell>
          <table:table-cell table:style-name="FireBack.C1" office:value-type="string">
            <text:p text:style-name="P8">UF Fires Back</text:p>
          </table:table-cell>
        </table:table-row>
        <table:table-row>
          <table:table-cell table:style-name="FireBack.A2" office:value-type="string">
            <text:p text:style-name="P8">HIT_AND_RUN</text:p>
          </table:table-cell>
          <table:table-cell table:style-name="FireBack.A2" office:value-type="string">
            <text:p text:style-name="P8">FIRE_BACK_IMMEDIATELY</text:p>
          </table:table-cell>
          <table:table-cell table:style-name="FireBack.C2" office:value-type="string">
            <text:p text:style-name="P8">Yes</text:p>
          </table:table-cell>
        </table:table-row>
        <table:table-row>
          <table:table-cell table:style-name="FireBack.A2" office:value-type="string">
            <text:p text:style-name="P8">HIT_AND_RUN</text:p>
          </table:table-cell>
          <table:table-cell table:style-name="FireBack.A2" office:value-type="string">
            <text:p text:style-name="P8">FIRE_BACK_IF_PRESSED</text:p>
          </table:table-cell>
          <table:table-cell table:style-name="FireBack.C2" office:value-type="string">
            <text:p text:style-name="P8">No</text:p>
          </table:table-cell>
        </table:table-row>
        <table:table-row>
          <table:table-cell table:style-name="FireBack.A2" office:value-type="string">
            <text:p text:style-name="P8">HIT_AND_RUN</text:p>
          </table:table-cell>
          <table:table-cell table:style-name="FireBack.A2" office:value-type="string">
            <text:p text:style-name="P8">HOLD_FIRE</text:p>
          </table:table-cell>
          <table:table-cell table:style-name="FireBack.C2" office:value-type="string">
            <text:p text:style-name="P8">No</text:p>
          </table:table-cell>
        </table:table-row>
        <table:table-row>
          <table:table-cell table:style-name="FireBack.A2" office:value-type="string">
            <text:p text:style-name="P8">STAND_AND_FIGHT</text:p>
          </table:table-cell>
          <table:table-cell table:style-name="FireBack.A2" office:value-type="string">
            <text:p text:style-name="P8">FIRE_BACK_IMMEDIATELY</text:p>
          </table:table-cell>
          <table:table-cell table:style-name="FireBack.C2" office:value-type="string">
            <text:p text:style-name="P8">Yes</text:p>
          </table:table-cell>
        </table:table-row>
        <table:table-row>
          <table:table-cell table:style-name="FireBack.A2" office:value-type="string">
            <text:p text:style-name="P8">STAND_AND_FIGHT</text:p>
          </table:table-cell>
          <table:table-cell table:style-name="FireBack.A2" office:value-type="string">
            <text:p text:style-name="P8">FIRE_BACK_IF_PRESSED</text:p>
          </table:table-cell>
          <table:table-cell table:style-name="FireBack.C2" office:value-type="string">
            <text:p text:style-name="P8">Yes</text:p>
          </table:table-cell>
        </table:table-row>
        <table:table-row>
          <table:table-cell table:style-name="FireBack.A2" office:value-type="string">
            <text:p text:style-name="P8">STAND_AND_FIGHT</text:p>
          </table:table-cell>
          <table:table-cell table:style-name="FireBack.A2" office:value-type="string">
            <text:p text:style-name="P8">HOLD_FIRE</text:p>
          </table:table-cell>
          <table:table-cell table:style-name="FireBack.C2" office:value-type="string">
            <text:p text:style-name="P8">No</text:p>
          </table:table-cell>
        </table:table-row>
      </table:table>
      <text:p text:style-name="P2"/>
      <text:p text:style-name="P2">If the UF fires back, then the number of NF casualties is</text:p>
      <text:p text:style-name="Text_20_body"><text:soft-page-break/><text:span text:style-name="T6"><text:tab/></text:span><text:span text:style-name="T6"><draw:frame draw:style-name="fr1" draw:name="Object71" text:anchor-type="as-char" svg:width="1.9417in" svg:height="0.3055in" draw:z-index="67"><draw:object xlink:href="./Object 74" xlink:type="simple" xlink:show="embed" xlink:actuate="onLoad"/><draw:image xlink:href="./ObjectReplacements/Object 74" xlink:type="simple" xlink:show="embed" xlink:actuate="onLoad"/></draw:frame></text:span></text:p>
      <text:p text:style-name="P2">Otherwise, no NF casualties are incurred.</text:p>
      <text:p text:style-name="Text_20_body"><text:span text:style-name="T6">For Spiral One we assume no collateral damage from the NF attack</text:span><text:span text:style-name="T9">—</text:span><text:span text:style-name="T11">NF does not want to kill civilians in these attacks, but would be glad if UF fired back and did kill some. <text:s/>Thus, civilian casualties occur only if the UF fires back. <text:s/>In this case, the total number of civilian casualties is</text:span></text:p>
      <text:p text:style-name="Text_20_body"><text:span text:style-name="T11"><text:tab/></text:span><text:span text:style-name="T11"><draw:frame draw:style-name="fr1" draw:name="Object72" text:anchor-type="as-char" svg:width="1.6126in" svg:height="0.278in" draw:z-index="68"><draw:object xlink:href="./Object 75" xlink:type="simple" xlink:show="embed" xlink:actuate="onLoad"/><draw:image xlink:href="./ObjectReplacements/Object 75" xlink:type="simple" xlink:show="embed" xlink:actuate="onLoad"/></draw:frame></text:span></text:p>
      <text:p text:style-name="P6">where</text:p>
      <text:p text:style-name="P55"><draw:frame draw:style-name="fr2" draw:name="Object58" text:anchor-type="as-char" svg:width="0.452in" svg:height="0.2319in" draw:z-index="72"><draw:object xlink:href="./Object 61" xlink:type="simple" xlink:show="embed" xlink:actuate="onLoad"/><draw:image xlink:href="./ObjectReplacements/Object 61" xlink:type="simple" xlink:show="embed" xlink:actuate="onLoad"/></draw:frame><text:tab/>=<text:tab/>the Expected Collateral Damage per NF Casualty. <text:s/>This is a model parameter which depends on the urbanization level (urban, suburban, or rural) of the neighborhood, and on the NF's ROE.</text:p>
      <text:list xml:id="list1426809594" text:continue-numbering="true" text:style-name="Outline">
        <text:list-item>
          <text:list>
            <text:list-item>
              <text:h text:style-name="P56" text:outline-level="2">Applying Attrition</text:h>
            </text:list-item>
          </text:list>
        </text:list-item>
      </text:list>
      <text:p text:style-name="P2">All attrition is computed before any attrition is applied to the neighborhood.</text:p>
      <text:list xml:id="list100879508" text:continue-numbering="true" text:style-name="Outline">
        <text:list-item>
          <text:list>
            <text:list-item>
              <text:list>
                <text:list-item>
                  <text:h text:style-name="P31" text:outline-level="3">Force Group Attrition</text:h>
                </text:list-item>
              </text:list>
            </text:list-item>
          </text:list>
        </text:list-item>
      </text:list>
      <text:p text:style-name="P2">As stated above, it is assumed that units with more important activities will be replenished with personnel from units with less important activities. <text:s/>Each activity will be assigned a priority, and NF and UF casualties will be allocated to units in this order. <text:s/>Activity NONE will have the lowest priority.</text:p>
      <text:p text:style-name="P2">The priority order is TBD, and will be determined by the Athena SMEs. <text:s/>The following is a first cut, from lowest priority to highest priority:</text:p>
      <text:p text:style-name="P22">NONE</text:p>
      <text:p text:style-name="P22">CMO_CONSTRUCTION <text:s text:c="3"/></text:p>
      <text:p text:style-name="P22">CMO_DEVELOPMENT <text:s text:c="4"/></text:p>
      <text:p text:style-name="P22">CMO_EDUCATION <text:s text:c="6"/></text:p>
      <text:p text:style-name="P22">CMO_EMPLOYMENT <text:s text:c="5"/></text:p>
      <text:p text:style-name="P22">CMO_HEALTHCARE <text:s text:c="5"/></text:p>
      <text:p text:style-name="P22">CMO_INDUSTRY <text:s text:c="7"/></text:p>
      <text:p text:style-name="P22">CMO_INFRASTRUCTURE <text:s/></text:p>
      <text:p text:style-name="P22">CMO_LAW_ENFORCEMENT </text:p>
      <text:p text:style-name="P22"><text:soft-page-break/>CMO_OTHER <text:s text:c="10"/></text:p>
      <text:p text:style-name="P22">CRIMINAL_ACTIVITIES </text:p>
      <text:p text:style-name="Definitions"><text:span text:style-name="T6">COERCION <text:s text:c="10"/></text:span><text:s/></text:p>
      <text:p text:style-name="P22">PSYOP </text:p>
      <text:p text:style-name="P22">CURFEW <text:s text:c="13"/></text:p>
      <text:p text:style-name="P22">CHECKPOINT</text:p>
      <text:p text:style-name="P22">PATROL <text:s text:c="13"/></text:p>
      <text:p text:style-name="P22">GUARD</text:p>
      <text:p text:style-name="P22"/>
      <text:p text:style-name="P2">Units with zero personnel will have a gray background on the map display.</text:p>
      <text:p text:style-name="P2">In Spiral Two, attacks on force groups should affect civilian attitudes, apart from any civilian casualties.</text:p>
      <text:list xml:id="list32068093" text:continue-numbering="true" text:style-name="Outline">
        <text:list-item>
          <text:list>
            <text:list-item>
              <text:list>
                <text:list-item>
                  <text:h text:style-name="P31" text:outline-level="3">Civilian Attrition</text:h>
                </text:list-item>
              </text:list>
            </text:list-item>
          </text:list>
        </text:list-item>
      </text:list>
      <text:p text:style-name="P2">Civilian casualties will be allocated to neighborhood groups in proportion to the population of each group; casualties due to attrition will be accumulated by the demographic model. <text:s/>The effect of these casualties will be assessed by the CIVCAS rule set in the Driver Assessment Model (DAM).</text:p>
      <text:p text:style-name="P2">In Spiral Two, civilian units should be attrited proportionally as well.</text:p>
      <text:p text:style-name="P2"/>
      <text:list xml:id="list495519696" text:continue-numbering="true" text:style-name="Outline">
        <text:list-item>
          <text:h text:style-name="Heading_20_1" text:outline-level="1"><text:bookmark-start text:name="__RefHeading__34371102"/>Militant Civilians<text:bookmark-end text:name="__RefHeading__34371102"/></text:h>
        </text:list-item>
      </text:list>
      <text:p text:style-name="P5">This model is preliminary, and will not be implemented until Spiral 2 or later.</text:p>
      <text:p text:style-name="Text_20_body">JNEM's concept of a hostile percentage and hostile civilian units will be replaced in Athena by the <text:span text:style-name="T2">militant percentage</text:span><text:span text:style-name="T6"> and the </text:span><text:span text:style-name="T2">militant pool</text:span><text:span text:style-name="T6">. <text:s/>A neighborhood group's militant pool is the collection of individuals in the group who are willing to take up arms. <text:s/>They will form a pool of individuals that can be recruited by force groups, and can, as civilians, attack other civilian groups in unorganized acts of violence (bombings, etc.). <text:s/>As implicit civilians, they will not attack units belonging to force or organization groups.</text:span></text:p>
      <text:p text:style-name="Text_20_body"><text:span text:style-name="T6">The size of the militant pool, </text:span><text:span text:style-name="T6"><draw:frame draw:style-name="fr1" draw:name="Object16" text:anchor-type="as-char" svg:width="0.8929in" svg:height="0.2772in" draw:z-index="46"><draw:object xlink:href="./Object 11" xlink:type="simple" xlink:show="embed" xlink:actuate="onLoad"/><draw:image xlink:href="./ObjectReplacements/Object 11" xlink:type="simple" xlink:show="embed" xlink:actuate="onLoad"/></draw:frame></text:span><text:span text:style-name="T6">, is determined by the militant percentage, </text:span><text:span text:style-name="T6"><draw:frame draw:style-name="fr1" draw:name="Object15" text:anchor-type="as-char" svg:width="0.5134in" svg:height="0.2772in" draw:z-index="47"><draw:object xlink:href="./Object 12" xlink:type="simple" xlink:show="embed" xlink:actuate="onLoad"/><draw:image xlink:href="./ObjectReplacements/Object 12" xlink:type="simple" xlink:show="embed" xlink:actuate="onLoad"/></draw:frame></text:span><text:span text:style-name="T6">, a number computed for each neighborhood group from the group's mood using a Z-curve and (eventually) a JOUT-like rule set:</text:span></text:p>
      <text:p text:style-name="Text_20_body"><text:span text:style-name="T6"><text:tab/></text:span><text:span text:style-name="T6"><draw:frame draw:style-name="fr1" draw:name="Object19" text:anchor-type="as-char" svg:width="2.6362in" svg:height="0.2772in" draw:z-index="48"><draw:object xlink:href="./Object 13" xlink:type="simple" xlink:show="embed" xlink:actuate="onLoad"/><draw:image xlink:href="./ObjectReplacements/Object 13" xlink:type="simple" xlink:show="embed" xlink:actuate="onLoad"/></draw:frame></text:span></text:p>
      <text:p text:style-name="Text_20_body"><text:span text:style-name="T6">The total number of militants recruited by force groups to date is called </text:span><text:span text:style-name="T6"><draw:frame draw:style-name="fr1" draw:name="Object17" text:anchor-type="as-char" svg:width="0.9228in" svg:height="0.2772in" draw:z-index="49"><draw:object xlink:href="./Object 14" xlink:type="simple" xlink:show="embed" xlink:actuate="onLoad"/><draw:image xlink:href="./ObjectReplacements/Object 14" xlink:type="simple" xlink:show="embed" xlink:actuate="onLoad"/></draw:frame></text:span><text:span text:style-name="T6">. <text:s/>The number of militants available to be recruited at any given time is therefore</text:span></text:p>
      <text:p text:style-name="Text_20_body"><text:span text:style-name="T6"><text:tab/></text:span><text:span text:style-name="T6"><draw:frame draw:style-name="fr1" draw:name="Object18" text:anchor-type="as-char" svg:width="3.7791in" svg:height="0.2772in" draw:z-index="50"><draw:object xlink:href="./Object 15" xlink:type="simple" xlink:show="embed" xlink:actuate="onLoad"/><draw:image xlink:href="./ObjectReplacements/Object 15" xlink:type="simple" xlink:show="embed" xlink:actuate="onLoad"/></draw:frame></text:span></text:p>
      <text:p text:style-name="P2">If the militant percentage drops, the number of previously recruited militants may exceed the currently available total, hence the need for the max() function.</text:p>
      <text:p text:style-name="P2">Initially, decreases in the militant percentage will not cause previously recruited militants to desert their force groups.</text:p>
      <text:list xml:id="list2157493665" text:continue-numbering="true" text:style-name="Outline">
        <text:list-item>
          <text:h text:style-name="Heading_20_1" text:outline-level="1">Recruitment</text:h>
        </text:list-item>
      </text:list>
      <text:p text:style-name="P5">This model is preliminary, and will not be implemented until Spiral Two or later.</text:p>
      <text:list xml:id="list302378464" text:continue-numbering="true" text:style-name="Outline">
        <text:list-item>
          <text:list>
            <text:list-item>
              <text:h text:style-name="P56" text:outline-level="2">Group Recruitment Mode</text:h>
            </text:list-item>
          </text:list>
        </text:list-item>
      </text:list>
      <text:p text:style-name="P2">Every force group will have a recruitment mode. <text:s/>Initially, a force group may recruit friendly local civilians in the following ways:</text:p>
      <text:list xml:id="list521346967" text:style-name="L8">
        <text:list-item>
          <text:p text:style-name="P36"><text:s/>No Recruitment</text:p>
        </text:list-item>
        <text:list-item>
          <text:p text:style-name="P36">Voluntary Recruitment</text:p>
        </text:list-item>
      </text:list>
      <text:p text:style-name="P19">In subsequent spirals, some explicit form of draft may also be modeled.</text:p>
      <text:list xml:id="list1829854602" text:continue-list="list302378464" text:style-name="Outline">
        <text:list-item>
          <text:list>
            <text:list-item>
              <text:h text:style-name="Heading_20_2" text:outline-level="2">Voluntary Recruitment</text:h>
            </text:list-item>
          </text:list>
        </text:list-item>
      </text:list>
      <text:p text:style-name="Text_20_body">At the beginning of each assessment cycle, each force group <text:span text:style-name="T2">f</text:span><text:span text:style-name="T6"> for</text:span> which voluntary recruitment is enabled may attempt to recruit new members from each friendly neighborhood group <text:span text:style-name="T2">ng</text:span>. <text:s/>Recruitment depends on:</text:p>
      <text:list xml:id="list197011089" text:style-name="L9">
        <text:list-item>
          <text:p text:style-name="P40"><draw:frame draw:style-name="fr1" draw:name="Object10" text:anchor-type="as-char" svg:width="0.1134in" svg:height="0.2752in" draw:z-index="51"><draw:object xlink:href="./Object 16" xlink:type="simple" xlink:show="embed" xlink:actuate="onLoad"/><draw:image xlink:href="./ObjectReplacements/Object 16" xlink:type="simple" xlink:show="embed" xlink:actuate="onLoad"/></draw:frame>, <draw:frame draw:style-name="fr1" draw:name="Object11" text:anchor-type="as-char" svg:width="0.1102in" svg:height="0.2752in" draw:z-index="52"><draw:object xlink:href="./Object 17" xlink:type="simple" xlink:show="embed" xlink:actuate="onLoad"/><draw:image xlink:href="./ObjectReplacements/Object 17" xlink:type="simple" xlink:show="embed" xlink:actuate="onLoad"/></draw:frame>, the start and end of the recruitment interval.</text:p>
        </text:list-item>
      </text:list>
      <text:list xml:id="list1681539090" text:style-name="L10">
        <text:list-item>
          <text:p text:style-name="P41"><draw:frame draw:style-name="fr1" draw:name="Object8" text:anchor-type="as-char" svg:width="1.1398in" svg:height="0.2772in" draw:z-index="53"><draw:object xlink:href="./Object 18" xlink:type="simple" xlink:show="embed" xlink:actuate="onLoad"/><draw:image xlink:href="./ObjectReplacements/Object 18" xlink:type="simple" xlink:show="embed" xlink:actuate="onLoad"/></draw:frame>, the number of members of the group's militant pool that have not yet been recruited as of the end of the interval. <text:s/>(See Section <text:bookmark-ref text:reference-format="number" text:ref-name="__RefHeading__34371102"> 4.</text:bookmark-ref>)</text:p>
        </text:list-item>
        <text:list-item>
          <text:p text:style-name="P41"><draw:frame draw:style-name="fr1" draw:name="Object9" text:anchor-type="as-char" svg:width="1.0339in" svg:height="0.2772in" draw:z-index="54"><draw:object xlink:href="./Object 19" xlink:type="simple" xlink:show="embed" xlink:actuate="onLoad"/><draw:image xlink:href="./ObjectReplacements/Object 19" xlink:type="simple" xlink:show="embed" xlink:actuate="onLoad"/></draw:frame>, the number of personnel force group <text:span text:style-name="T2">f</text:span><text:span text:style-name="T6"> has in the neighborhood during the interval. <text:s/>It is presumed that recruitment depends on face-to-face interactions between the group members.</text:span></text:p>
        </text:list-item>
        <text:list-item>
          <text:p text:style-name="P42">MVR<text:span text:style-name="T6">, the maximum vetting rate. <text:s/>It is presumed that force groups carefully vet new members, and that this takes time. <text:s/>The </text:span>MVR<text:span text:style-name="T6"> is the number of new members that can be recruited per day per current member in the neighborhood; it will be defined as a parmdb(5) parameter.</text:span></text:p>
        </text:list-item>
        <text:list-item>
          <text:p text:style-name="P42"><draw:frame draw:style-name="fr1" draw:name="Object14" text:anchor-type="as-char" svg:width="0.2484in" svg:height="0.2772in" draw:z-index="55"><draw:object xlink:href="./Object 20" xlink:type="simple" xlink:show="embed" xlink:actuate="onLoad"/><draw:image xlink:href="./ObjectReplacements/Object 20" xlink:type="simple" xlink:show="embed" xlink:actuate="onLoad"/></draw:frame><text:span text:style-name="T6"> and </text:span><text:span text:style-name="T6"><draw:frame draw:style-name="fr1" draw:name="Object13" text:anchor-type="as-char" svg:width="0.2484in" svg:height="0.2772in" draw:z-index="56"><draw:object xlink:href="./Object 21" xlink:type="simple" xlink:show="embed" xlink:actuate="onLoad"/><draw:image xlink:href="./ObjectReplacements/Object 21" xlink:type="simple" xlink:show="embed" xlink:actuate="onLoad"/></draw:frame></text:span><text:span text:style-name="T6">, the relationship between the groups. <text:s/>For recruitment to occur each group must regard the other as a FRIEND.</text:span></text:p>
        </text:list-item>
      </text:list>
      <text:p text:style-name="P4"><text:soft-page-break/><text:span text:style-name="T6">Group </text:span>f<text:span text:style-name="T6"> will attempt to recruit as many new members as it can vet during the time interval:</text:span></text:p>
      <text:p text:style-name="P4"><text:span text:style-name="T6"><text:tab/></text:span><text:span text:style-name="T6"><draw:frame draw:style-name="fr1" draw:name="Object12" text:anchor-type="as-char" svg:width="3.3898in" svg:height="0.278in" draw:z-index="57"><draw:object xlink:href="./Object 22" xlink:type="simple" xlink:show="embed" xlink:actuate="onLoad"/><draw:image xlink:href="./ObjectReplacements/Object 22" xlink:type="simple" xlink:show="embed" xlink:actuate="onLoad"/></draw:frame></text:span></text:p>
      <text:p text:style-name="P2">TBD:</text:p>
      <text:list xml:id="list596399350" text:style-name="L11">
        <text:list-item>
          <text:p text:style-name="P43"><text:span text:style-name="T6">How to allocate </text:span>f<text:span text:style-name="T6">'s recruits across groups </text:span>ng<text:span text:style-name="T6">.</text:span></text:p>
        </text:list-item>
        <text:list-item>
          <text:p text:style-name="P43"><text:span text:style-name="T6">How to share </text:span>ng<text:span text:style-name="T6">'s potential groups across all recruiting groups </text:span>f<text:span text:style-name="T6">. </text:span></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1701in"/>
      <style:text-properties style:font-name="Times New Roman1" fo:font-size="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auto-update="true" style:list-style-name="Outline" style:class="text" style:master-page-name="" style:default-outline-level="1">
      <style:paragraph-properties fo:margin-left="0.2in" fo:margin-right="0in" fo:margin-top="0.1701in" fo:margin-bottom="0.1701in" fo:keep-together="always" fo:text-indent="-0.2in" style:auto-text-indent="false" style:page-number="auto" fo:break-before="page" fo:background-color="transparent" style:shadow="none" fo:keep-with-next="always">
        <style:tab-stops/>
        <style:background-image/>
      </style:paragraph-properties>
      <style:text-properties fo:text-transform="uppercase"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paragraph-properties>
        <style:tab-stops>
          <style:tab-stop style:position="0.5in"/>
        </style:tab-stops>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paragraph-properties fo:margin-top="0.1701in" fo:margin-bottom="0.1701in"/>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nt" style:family="paragraph" style:parent-style-name="Standard">
      <style:paragraph-properties fo:margin-left="0.5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4" style:display-name="Heading 4" style:family="paragraph" style:parent-style-name="Heading_20_3" style:next-style-name="Text_20_body" style:list-style-name="Outline" style:default-outline-level="4">
      <style:paragraph-properties fo:margin-top="0.1701in" fo:margin-bottom="0.1701in">
        <style:tab-stops/>
      </style:paragraph-properties>
      <style:text-properties fo:font-size="85%" fo:font-style="normal" fo:font-weight="bold" style:font-size-asian="85%" style:font-style-asian="normal" style:font-weight-asian="bold" style:font-size-complex="85%" style:font-style-complex="normal" style:font-weight-complex="bold"/>
    </style:style>
    <style:style style:name="Heading_20_5" style:display-name="Heading 5" style:family="paragraph" style:parent-style-name="Heading" style:next-style-name="Text_20_body" style:list-style-name="Outline"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Outline" style:class="text" style:default-outline-level="6">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Item_20_-_20_Bullet_20_Lvl_20_1" style:display-name="List Item - Bullet Lvl 1" style:family="paragraph" style:parent-style-name="Standard">
      <style:paragraph-properties fo:margin-left="0.5in" fo:margin-right="0in" fo:text-indent="-0.25in" style:auto-text-indent="false">
        <style:tab-stops>
          <style:tab-stop style:position="0in"/>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top="0.0799in" fo:margin-bottom="0.1701in"/>
    </style:style>
    <style:style style:name="Pseudocode" style:family="paragraph" style:parent-style-name="Text_20_body">
      <style:paragraph-properties fo:margin-left="0.25in" fo:margin-right="0in" fo:margin-top="0in" fo:margin-bottom="0in" fo:text-indent="0in" style:auto-text-indent="false" fo:background-color="transparent" style:shadow="none">
        <style:tab-stops/>
        <style:background-image/>
      </style:paragraph-properties>
    </style:style>
    <style:style style:name="Definitions" style:family="paragraph" style:parent-style-name="Text_20_body">
      <style:paragraph-properties fo:margin-left="1.4689in" fo:margin-right="0in" fo:margin-top="0in" fo:margin-bottom="0in" fo:text-indent="-1.2602in" style:auto-text-indent="false">
        <style:tab-stops>
          <style:tab-stop style:position="-0.3126in"/>
          <style:tab-stop style:position="-0.0102in"/>
        </style:tab-stops>
      </style:paragraph-properties>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TF_5f_Num_20_4_20_1" style:display-name="RTF_Num 4 1" style:family="text">
      <style:text-properties style:use-window-font-color="true" style:font-name="Symbol" fo:font-size="12pt" style:font-name-asian="Symbol" style:font-size-asian="12pt" style:font-name-complex="Symbol" style:font-size-complex="12pt"/>
    </style:style>
    <style:style style:name="RTF_5f_Num_20_4_20_2" style:display-name="RTF_Num 4 2" style:family="text">
      <style:text-properties style:use-window-font-color="true" style:font-name="Symbol" fo:font-size="12pt" style:font-name-asian="Symbol" style:font-size-asian="12pt" style:font-name-complex="Symbol" style:font-size-complex="12pt"/>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Symbol" style:font-name-complex="Symbol"/>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Symbol" style:font-name-complex="Symbol"/>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RTF_5f_Num_20_5_20_1" style:display-name="RTF_Num 5 1" style:family="text">
      <style:text-properties style:use-window-font-color="true" style:font-name="Symbol" fo:font-size="12pt" style:font-name-asian="Symbol" style:font-size-asian="12pt" style:font-name-complex="Symbol" style:font-size-complex="12pt"/>
    </style:style>
    <style:style style:name="RTF_5f_Num_20_5_20_2" style:display-name="RTF_Num 5 2" style:family="text">
      <style:text-properties style:use-window-font-color="true" style:font-name="Symbol" fo:font-size="12pt" style:font-name-asian="Symbol" style:font-size-asian="12pt" style:font-name-complex="Symbol" style:font-size-complex="12pt"/>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Variable"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Code" style:family="text">
      <style:text-properties style:font-name="Courier" fo:font-size="10pt" style:font-size-asian="10pt" style:font-size-complex="10p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in" fo:margin-left="0.2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2in" fo:margin-left="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2in" fo:margin-left="0.2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2in" fo:margin-left="0.2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2in" fo:margin-left="0.2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style:text-properties style:font-name="Symbol"/>
      </text:list-level-style-bullet>
      <text:list-level-style-bullet text:level="2" text:style-name="RTF_5f_Num_20_4_20_2" style:num-suffix="." text:bullet-char="">
        <style:list-level-properties text:space-before="0.75in" text:min-label-width="0.25in"/>
        <style:text-properties style:font-name="Symbol"/>
      </text:list-level-style-bullet>
      <text:list-level-style-bullet text:level="3" text:style-name="RTF_5f_Num_20_4_20_3" style:num-suffix="." text:bullet-char="">
        <style:list-level-properties text:space-before="1.25in" text:min-label-width="0.25in"/>
        <style:text-properties style:font-name="Wingdings"/>
      </text:list-level-style-bullet>
      <text:list-level-style-bullet text:level="4" text:style-name="RTF_5f_Num_20_4_20_4" style:num-suffix="." text:bullet-char="">
        <style:list-level-properties text:space-before="1.75in" text:min-label-width="0.25in"/>
        <style:text-properties style:font-name="Symbol"/>
      </text:list-level-style-bullet>
      <text:list-level-style-bullet text:level="5" text:style-name="RTF_5f_Num_20_4_20_5" style:num-suffix="." text:bullet-char="o">
        <style:list-level-properties text:space-before="2.25in" text:min-label-width="0.25in"/>
        <style:text-properties style:font-name="Courier New"/>
      </text:list-level-style-bullet>
      <text:list-level-style-bullet text:level="6" text:style-name="RTF_5f_Num_20_4_20_6" style:num-suffix="." text:bullet-char="">
        <style:list-level-properties text:space-before="2.75in" text:min-label-width="0.25in"/>
        <style:text-properties style:font-name="Wingdings"/>
      </text:list-level-style-bullet>
      <text:list-level-style-bullet text:level="7" text:style-name="RTF_5f_Num_20_4_20_7" style:num-suffix="." text:bullet-char="">
        <style:list-level-properties text:space-before="3.25in" text:min-label-width="0.25in"/>
        <style:text-properties style:font-name="Symbol"/>
      </text:list-level-style-bullet>
      <text:list-level-style-bullet text:level="8" text:style-name="RTF_5f_Num_20_4_20_8" style:num-suffix="." text:bullet-char="o">
        <style:list-level-properties text:space-before="3.75in" text:min-label-width="0.25in"/>
        <style:text-properties style:font-name="Courier New"/>
      </text:list-level-style-bullet>
      <text:list-level-style-bullet text:level="9" text:style-name="RTF_5f_Num_20_4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style:text-properties style:font-name="Symbol"/>
      </text:list-level-style-bullet>
      <text:list-level-style-bullet text:level="2" text:style-name="RTF_5f_Num_20_5_20_2" style:num-suffix="." text:bullet-char="">
        <style:list-level-properties text:space-before="0.75in" text:min-label-width="0.25in"/>
        <style:text-properties style:font-name="Symbol"/>
      </text:list-level-style-bullet>
      <text:list-level-style-bullet text:level="3" text:style-name="RTF_5f_Num_20_5_20_3" style:num-suffix="." text:bullet-char="">
        <style:list-level-properties text:space-before="1.25in" text:min-label-width="0.25in"/>
        <style:text-properties style:font-name="Wingdings"/>
      </text:list-level-style-bullet>
      <text:list-level-style-bullet text:level="4" text:style-name="RTF_5f_Num_20_5_20_4" style:num-suffix="." text:bullet-char="">
        <style:list-level-properties text:space-before="1.75in" text:min-label-width="0.25in"/>
        <style:text-properties style:font-name="Symbol"/>
      </text:list-level-style-bullet>
      <text:list-level-style-bullet text:level="5" text:style-name="RTF_5f_Num_20_5_20_5" style:num-suffix="." text:bullet-char="o">
        <style:list-level-properties text:space-before="2.25in" text:min-label-width="0.25in"/>
        <style:text-properties style:font-name="Courier New"/>
      </text:list-level-style-bullet>
      <text:list-level-style-bullet text:level="6" text:style-name="RTF_5f_Num_20_5_20_6" style:num-suffix="." text:bullet-char="">
        <style:list-level-properties text:space-before="2.75in" text:min-label-width="0.25in"/>
        <style:text-properties style:font-name="Wingdings"/>
      </text:list-level-style-bullet>
      <text:list-level-style-bullet text:level="7" text:style-name="RTF_5f_Num_20_5_20_7" style:num-suffix="." text:bullet-char="">
        <style:list-level-properties text:space-before="3.25in" text:min-label-width="0.25in"/>
        <style:text-properties style:font-name="Symbol"/>
      </text:list-level-style-bullet>
      <text:list-level-style-bullet text:level="8" text:style-name="RTF_5f_Num_20_5_20_8" style:num-suffix="." text:bullet-char="o">
        <style:list-level-properties text:space-before="3.75in" text:min-label-width="0.25in"/>
        <style:text-properties style:font-name="Courier New"/>
      </text:list-level-style-bullet>
      <text:list-level-style-bullet text:level="9" text:style-name="RTF_5f_Num_20_5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Attrition, Draft 5<text:tab/>Athena Analyst's Guide, V1<text:tab/>June, 2009</text:p>
      </style:header>
      <style:footer>
        <text:p text:style-name="Footer"><text:tab/><text:page-number text:select-page="current">25</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09T12:07:25</meta:creation-date>
    <dc:date>2009-06-19T11:01:51</dc:date>
    <meta:editing-duration>PT548H23M32S</meta:editing-duration>
    <meta:editing-cycles>221</meta:editing-cycles>
    <meta:generator>OpenOffice.org/3.0$Linux OpenOffice.org_project/300m15$Build-9379</meta:generator>
    <meta:print-date>2009-06-02T13:43:00</meta:print-date>
    <meta:printed-by>Will Duquette</meta:printed-by>
    <dc:creator>Will Duquette</dc:creator>
    <meta:document-statistic meta:table-count="4" meta:image-count="0" meta:object-count="73" meta:page-count="25" meta:paragraph-count="420" meta:word-count="5147" meta:character-count="30753"/>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sub>
      <math:mi>R</math:mi>
      <math:mi math:fontstyle="italic">fg</math:mi>
    </math:msub>
    <math:annotation math:encoding="StarMath 5.0">R_fg</math:annotation>
  </math:semantics>
</math:math>
</file>

<file path=Object 10/content.xml><?xml version="1.0" encoding="utf-8"?>
<!DOCTYPE math  PUBLIC '-//OpenOffice.org//DTD Modified W3C MathML 1.01//EN'  'math.dtd'>
<math:math xmlns:math="http://www.w3.org/1998/Math/MathML">
  <math:semantics>
    <math:mrow>
      <math:msub>
        <math:mo math:stretchy="false">Ω</math:mo>
        <math:mi math:fontstyle="italic">ng</math:mi>
      </math:msub>
      <math:mo math:stretchy="false">=</math:mo>
      <math:mfrac>
        <math:mrow>
          <math:munder>
            <math:mo math:stretchy="false">∑</math:mo>
            <math:mi>f</math:mi>
          </math:munder>
          <math:mrow>
            <math:msub>
              <math:mi math:fontstyle="italic">population</math:mi>
              <math:mi math:fontstyle="italic">nf</math:mi>
            </math:msub>
            <math:mo math:stretchy="false">×</math:mo>
            <math:msub>
              <math:mo math:stretchy="false">Ω</math:mo>
              <math:mi math:fontstyle="italic">nfg</math:mi>
            </math:msub>
          </math:mrow>
        </math:mrow>
        <math:mrow>
          <math:munder>
            <math:mo math:stretchy="false">∑</math:mo>
            <math:mi>f</math:mi>
          </math:munder>
          <math:msub>
            <math:mi math:fontstyle="italic">population</math:mi>
            <math:mi math:fontstyle="italic">nf</math:mi>
          </math:msub>
        </math:mrow>
      </math:mfrac>
    </math:mrow>
    <math:annotation math:encoding="StarMath 5.0">%OMEGA_ng = 
{sum from f {population_nf times %OMEGA_nfg} }
over
{sum from f {population_nf} }</math:annotation>
  </math:semantics>
</math:math>
</file>

<file path=Object 11/content.xml><?xml version="1.0" encoding="utf-8"?>
<!DOCTYPE math  PUBLIC '-//OpenOffice.org//DTD Modified W3C MathML 1.01//EN'  'math.dtd'>
<math:math xmlns:math="http://www.w3.org/1998/Math/MathML">
  <math:semantics>
    <math:mrow>
      <math:msub>
        <math:mi math:fontstyle="italic">militants</math:mi>
        <math:mi math:fontstyle="italic">ng</math:mi>
      </math:msub>
      <math:mrow>
        <math:mo math:stretchy="false">(</math:mo>
        <math:mi>t</math:mi>
        <math:mo math:stretchy="false">)</math:mo>
      </math:mrow>
    </math:mrow>
    <math:annotation math:encoding="StarMath 5.0">militants_ng(t)</math:annotation>
  </math:semantics>
</math:math>
</file>

<file path=Object 12/content.xml><?xml version="1.0" encoding="utf-8"?>
<!DOCTYPE math  PUBLIC '-//OpenOffice.org//DTD Modified W3C MathML 1.01//EN'  'math.dtd'>
<math:math xmlns:math="http://www.w3.org/1998/Math/MathML">
  <math:semantics>
    <math:mrow>
      <math:msub>
        <math:mi math:fontstyle="italic">mp</math:mi>
        <math:mi math:fontstyle="italic">ng</math:mi>
      </math:msub>
      <math:mrow>
        <math:mo math:stretchy="false">(</math:mo>
        <math:mi>t</math:mi>
        <math:mo math:stretchy="false">)</math:mo>
      </math:mrow>
    </math:mrow>
    <math:annotation math:encoding="StarMath 5.0">mp_ng(t)</math:annotation>
  </math:semantics>
</math:math>
</file>

<file path=Object 13/content.xml><?xml version="1.0" encoding="utf-8"?>
<!DOCTYPE math  PUBLIC '-//OpenOffice.org//DTD Modified W3C MathML 1.01//EN'  'math.dtd'>
<math:math xmlns:math="http://www.w3.org/1998/Math/MathML">
  <math:semantics>
    <math:mrow>
      <math:msub>
        <math:mi math:fontstyle="italic">militants</math:mi>
        <math:mi math:fontstyle="italic">ng</math:mi>
      </math:msub>
      <math:mrow>
        <math:mrow>
          <math:mo math:stretchy="false">(</math:mo>
          <math:mi>t</math:mi>
          <math:mo math:stretchy="false">)</math:mo>
        </math:mrow>
        <math:mo math:stretchy="false">=</math:mo>
        <math:msub>
          <math:mi math:fontstyle="italic">population</math:mi>
          <math:mi math:fontstyle="italic">ng</math:mi>
        </math:msub>
      </math:mrow>
      <math:mrow>
        <math:mrow>
          <math:mo math:stretchy="false">(</math:mo>
          <math:mi>t</math:mi>
          <math:mo math:stretchy="false">)</math:mo>
        </math:mrow>
        <math:mo math:stretchy="false">⋅</math:mo>
        <math:msub>
          <math:mi math:fontstyle="italic">mp</math:mi>
          <math:mi math:fontstyle="italic">ng</math:mi>
        </math:msub>
      </math:mrow>
      <math:mrow>
        <math:mo math:stretchy="false">(</math:mo>
        <math:mi>t</math:mi>
        <math:mo math:stretchy="false">)</math:mo>
      </math:mrow>
    </math:mrow>
    <math:annotation math:encoding="StarMath 5.0">militants_ng(t) = population_ng(t) cdot mp_ng(t)</math:annotation>
  </math:semantics>
</math:math>
</file>

<file path=Object 14/content.xml><?xml version="1.0" encoding="utf-8"?>
<!DOCTYPE math  PUBLIC '-//OpenOffice.org//DTD Modified W3C MathML 1.01//EN'  'math.dtd'>
<math:math xmlns:math="http://www.w3.org/1998/Math/MathML">
  <math:semantics>
    <math:mrow>
      <math:msub>
        <math:mi math:fontstyle="italic">recruited</math:mi>
        <math:mi math:fontstyle="italic">ng</math:mi>
      </math:msub>
      <math:mrow>
        <math:mo math:stretchy="false">(</math:mo>
        <math:mi>t</math:mi>
        <math:mo math:stretchy="false">)</math:mo>
      </math:mrow>
    </math:mrow>
    <math:annotation math:encoding="StarMath 5.0">recruited_ng(t)</math:annotation>
  </math:semantics>
</math:math>
</file>

<file path=Object 15/content.xml><?xml version="1.0" encoding="utf-8"?>
<!DOCTYPE math  PUBLIC '-//OpenOffice.org//DTD Modified W3C MathML 1.01//EN'  'math.dtd'>
<math:math xmlns:math="http://www.w3.org/1998/Math/MathML">
  <math:semantics>
    <math:mrow>
      <math:msub>
        <math:mi math:fontstyle="italic">unrecruited</math:mi>
        <math:mi math:fontstyle="italic">ng</math:mi>
      </math:msub>
      <math:mrow>
        <math:mrow>
          <math:mo math:stretchy="false">(</math:mo>
          <math:mi>t</math:mi>
          <math:mo math:stretchy="false">)</math:mo>
        </math:mrow>
        <math:mo math:stretchy="false">=</math:mo>
        <math:mi>max</math:mi>
      </math:mrow>
      <math:mrow>
        <math:mo math:stretchy="false">(</math:mo>
        <math:mrow>
          <math:msub>
            <math:mi math:fontstyle="italic">militants</math:mi>
            <math:mi math:fontstyle="italic">ng</math:mi>
          </math:msub>
          <math:mrow>
            <math:mrow>
              <math:mo math:stretchy="false">(</math:mo>
              <math:mi>t</math:mi>
              <math:mo math:stretchy="false">)</math:mo>
            </math:mrow>
            <math:mo math:stretchy="false">−</math:mo>
            <math:msub>
              <math:mi math:fontstyle="italic">recruited</math:mi>
              <math:mi math:fontstyle="italic">ng</math:mi>
            </math:msub>
          </math:mrow>
          <math:mrow>
            <math:mo math:stretchy="false">(</math:mo>
            <math:mi>t</math:mi>
            <math:mo math:stretchy="false">)</math:mo>
          </math:mrow>
          <math:mi>,</math:mi>
          <math:mn>0</math:mn>
        </math:mrow>
        <math:mo math:stretchy="false">)</math:mo>
      </math:mrow>
    </math:mrow>
    <math:annotation math:encoding="StarMath 5.0">unrecruited_ng(t) = func max(militants_ng(t) - recruited_ng(t), 0)</math:annotation>
  </math:semantics>
</math:math>
</file>

<file path=Object 16/content.xml><?xml version="1.0" encoding="utf-8"?>
<!DOCTYPE math  PUBLIC '-//OpenOffice.org//DTD Modified W3C MathML 1.01//EN'  'math.dtd'>
<math:math xmlns:math="http://www.w3.org/1998/Math/MathML">
  <math:semantics>
    <math:msub>
      <math:mi>t</math:mi>
      <math:mn>0</math:mn>
    </math:msub>
    <math:annotation math:encoding="StarMath 5.0">t_0</math:annotation>
  </math:semantics>
</math:math>
</file>

<file path=Object 17/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18/content.xml><?xml version="1.0" encoding="utf-8"?>
<!DOCTYPE math  PUBLIC '-//OpenOffice.org//DTD Modified W3C MathML 1.01//EN'  'math.dtd'>
<math:math xmlns:math="http://www.w3.org/1998/Math/MathML">
  <math:semantics>
    <math:mrow>
      <math:msub>
        <math:mi math:fontstyle="italic">unrecruited</math:mi>
        <math:mi math:fontstyle="italic">ng</math:mi>
      </math:msub>
      <math:mrow>
        <math:mo math:stretchy="false">(</math:mo>
        <math:msub>
          <math:mi>t</math:mi>
          <math:mn>1</math:mn>
        </math:msub>
        <math:mo math:stretchy="false">)</math:mo>
      </math:mrow>
    </math:mrow>
    <math:annotation math:encoding="StarMath 5.0">unrecruited_ng(t_1)</math:annotation>
  </math:semantics>
</math:math>
</file>

<file path=Object 19/content.xml><?xml version="1.0" encoding="utf-8"?>
<!DOCTYPE math  PUBLIC '-//OpenOffice.org//DTD Modified W3C MathML 1.01//EN'  'math.dtd'>
<math:math xmlns:math="http://www.w3.org/1998/Math/MathML">
  <math:semantics>
    <math:mrow>
      <math:msub>
        <math:mi math:fontstyle="italic">personnel</math:mi>
        <math:mi math:fontstyle="italic">nf</math:mi>
      </math:msub>
      <math:mrow>
        <math:mo math:stretchy="false">(</math:mo>
        <math:msub>
          <math:mi>t</math:mi>
          <math:mn>0</math:mn>
        </math:msub>
        <math:mo math:stretchy="false">)</math:mo>
      </math:mrow>
    </math:mrow>
    <math:annotation math:encoding="StarMath 5.0">personnel_nf(t_0)</math:annotation>
  </math:semantics>
</math:math>
</file>

<file path=Object 2/content.xml><?xml version="1.0" encoding="utf-8"?>
<!DOCTYPE math  PUBLIC '-//OpenOffice.org//DTD Modified W3C MathML 1.01//EN'  'math.dtd'>
<math:math xmlns:math="http://www.w3.org/1998/Math/MathML">
  <math:semantics>
    <math:msub>
      <math:mi>R</math:mi>
      <math:mi math:fontstyle="italic">fg</math:mi>
    </math:msub>
    <math:annotation math:encoding="StarMath 5.0">R_fg</math:annotation>
  </math:semantics>
</math:math>
</file>

<file path=Object 20/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21/content.xml><?xml version="1.0" encoding="utf-8"?>
<!DOCTYPE math  PUBLIC '-//OpenOffice.org//DTD Modified W3C MathML 1.01//EN'  'math.dtd'>
<math:math xmlns:math="http://www.w3.org/1998/Math/MathML">
  <math:semantics>
    <math:msub>
      <math:mi>R</math:mi>
      <math:mi math:fontstyle="italic">ngf</math:mi>
    </math:msub>
    <math:annotation math:encoding="StarMath 5.0">R_ngf</math:annotation>
  </math:semantics>
</math:math>
</file>

<file path=Object 22/content.xml><?xml version="1.0" encoding="utf-8"?>
<!DOCTYPE math  PUBLIC '-//OpenOffice.org//DTD Modified W3C MathML 1.01//EN'  'math.dtd'>
<math:math xmlns:math="http://www.w3.org/1998/Math/MathML">
  <math:semantics>
    <math:mrow>
      <math:msub>
        <math:mi math:fontstyle="italic">maxRecruits</math:mi>
        <math:mi math:fontstyle="italic">nf</math:mi>
      </math:msub>
      <math:mrow>
        <math:mrow>
          <math:mo math:stretchy="false">(</math:mo>
          <math:msub>
            <math:mi>t</math:mi>
            <math:mn>1</math:mn>
          </math:msub>
          <math:mo math:stretchy="false">)</math:mo>
        </math:mrow>
        <math:mo math:stretchy="false">=</math:mo>
        <math:mrow>
          <math:mi math:fontstyle="italic">MVR</math:mi>
          <math:mo math:stretchy="false">⋅</math:mo>
          <math:msub>
            <math:mi math:fontstyle="italic">personnel</math:mi>
            <math:mi math:fontstyle="italic">nf</math:mi>
          </math:msub>
        </math:mrow>
      </math:mrow>
      <math:mrow>
        <math:mrow>
          <math:mo math:stretchy="false">(</math:mo>
          <math:msub>
            <math:mi>t</math:mi>
            <math:mn>0</math:mn>
          </math:msub>
          <math:mo math:stretchy="false">)</math:mo>
        </math:mrow>
        <math:mo math:stretchy="false">×</math:mo>
        <math:mrow>
          <math:mo math:stretchy="false">(</math:mo>
          <math:mrow>
            <math:msub>
              <math:mi>t</math:mi>
              <math:mn>1</math:mn>
            </math:msub>
            <math:mo math:stretchy="false">−</math:mo>
            <math:msub>
              <math:mi>t</math:mi>
              <math:mn>0</math:mn>
            </math:msub>
          </math:mrow>
          <math:mo math:stretchy="false">)</math:mo>
        </math:mrow>
      </math:mrow>
    </math:mrow>
    <math:annotation math:encoding="StarMath 5.0">maxRecruits_nf(t_1) = MVR cdot personnel_nf(t_0) times (t_1 - t_0) </math:annotation>
  </math:semantics>
</math:math>
</file>

<file path=Object 23/content.xml><?xml version="1.0" encoding="utf-8"?>
<!DOCTYPE math  PUBLIC '-//OpenOffice.org//DTD Modified W3C MathML 1.01//EN'  'math.dtd'>
<math:math xmlns:math="http://www.w3.org/1998/Math/MathML">
  <math:semantics>
    <math:msub>
      <math:mi math:fontstyle="italic">antagonism</math:mi>
      <math:mi math:fontstyle="italic">nfg</math:mi>
    </math:msub>
    <math:annotation math:encoding="StarMath 5.0">antagonism_nfg</math:annotation>
  </math:semantics>
</math:math>
</file>

<file path=Object 24/content.xml><?xml version="1.0" encoding="utf-8"?>
<!DOCTYPE math  PUBLIC '-//OpenOffice.org//DTD Modified W3C MathML 1.01//EN'  'math.dtd'>
<math:math xmlns:math="http://www.w3.org/1998/Math/MathML">
  <math:semantics>
    <math:mrow>
      <math:mrow>
        <math:msub>
          <math:mi math:fontstyle="italic">antagonism</math:mi>
          <math:mi math:fontstyle="italic">nfg</math:mi>
        </math:msub>
        <math:mo math:stretchy="false">=</math:mo>
        <math:mi>min</math:mi>
      </math:mrow>
      <math:mrow>
        <math:mo math:stretchy="false">(</math:mo>
        <math:mrow>
          <math:msub>
            <math:mi>R</math:mi>
            <math:mi math:fontstyle="italic">nfg</math:mi>
          </math:msub>
          <math:mi>,</math:mi>
          <math:msub>
            <math:mi>R</math:mi>
            <math:mi math:fontstyle="italic">ngf</math:mi>
          </math:msub>
        </math:mrow>
        <math:mo math:stretchy="false">)</math:mo>
      </math:mrow>
    </math:mrow>
    <math:annotation math:encoding="StarMath 5.0">antagonism_nfg = func min(R_nfg, R_ngf)</math:annotation>
  </math:semantics>
</math:math>
</file>

<file path=Object 25/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26/content.xml><?xml version="1.0" encoding="utf-8"?>
<!DOCTYPE math  PUBLIC '-//OpenOffice.org//DTD Modified W3C MathML 1.01//EN'  'math.dtd'>
<math:math xmlns:math="http://www.w3.org/1998/Math/MathML">
  <math:semantics>
    <math:msub>
      <math:mo math:stretchy="false">Ω</math:mo>
      <math:mi math:fontstyle="italic">UF</math:mi>
    </math:msub>
    <math:annotation math:encoding="StarMath 5.0">%OMEGA_UF</math:annotation>
  </math:semantics>
</math:math>
</file>

<file path=Object 27/content.xml><?xml version="1.0" encoding="utf-8"?>
<!DOCTYPE math  PUBLIC '-//OpenOffice.org//DTD Modified W3C MathML 1.01//EN'  'math.dtd'>
<math:math xmlns:math="http://www.w3.org/1998/Math/MathML">
  <math:semantics>
    <math:msub>
      <math:mi>N</math:mi>
      <math:mi>a</math:mi>
    </math:msub>
    <math:annotation math:encoding="StarMath 5.0">N_a</math:annotation>
  </math:semantics>
</math:math>
</file>

<file path=Object 28/content.xml><?xml version="1.0" encoding="utf-8"?>
<!DOCTYPE math  PUBLIC '-//OpenOffice.org//DTD Modified W3C MathML 1.01//EN'  'math.dtd'>
<math:math xmlns:math="http://www.w3.org/1998/Math/MathML">
  <math:semantics>
    <math:msub>
      <math:mi math:fontstyle="italic">cov</math:mi>
      <math:mi math:fontstyle="italic">UF</math:mi>
    </math:msub>
    <math:annotation math:encoding="StarMath 5.0">cov_UF</math:annotation>
  </math:semantics>
</math:math>
</file>

<file path=Object 29/content.xml><?xml version="1.0" encoding="utf-8"?>
<!DOCTYPE math  PUBLIC '-//OpenOffice.org//DTD Modified W3C MathML 1.01//EN'  'math.dtd'>
<math:math xmlns:math="http://www.w3.org/1998/Math/MathML">
  <math:semantics>
    <math:msub>
      <math:mi math:fontstyle="italic">cov</math:mi>
      <math:mi math:fontstyle="italic">NF</math:mi>
    </math:msub>
    <math:annotation math:encoding="StarMath 5.0">cov_NF</math:annotation>
  </math:semantics>
</math:math>
</file>

<file path=Object 3/content.xml><?xml version="1.0" encoding="utf-8"?>
<!DOCTYPE math  PUBLIC '-//OpenOffice.org//DTD Modified W3C MathML 1.01//EN'  'math.dtd'>
<math:math xmlns:math="http://www.w3.org/1998/Math/MathML">
  <math:semantics>
    <math:mrow>
      <math:mrow>
        <math:mo math:stretchy="false">−</math:mo>
        <math:mn>1.0</math:mn>
      </math:mrow>
      <math:mrow>
        <math:mi/>
        <math:mo math:stretchy="false">≤</math:mo>
        <math:mi/>
      </math:mrow>
      <math:mi>R</math:mi>
      <math:mrow>
        <math:mi/>
        <math:mo math:stretchy="false">≤</math:mo>
        <math:mi/>
      </math:mrow>
      <math:mn>1.0</math:mn>
    </math:mrow>
    <math:annotation math:encoding="StarMath 5.0">-1.0 `&lt;=` R `&lt;=` 1.0</math:annotation>
  </math:semantics>
</math:math>
</file>

<file path=Object 30/content.xml><?xml version="1.0" encoding="utf-8"?>
<!DOCTYPE math  PUBLIC '-//OpenOffice.org//DTD Modified W3C MathML 1.01//EN'  'math.dtd'>
<math:math xmlns:math="http://www.w3.org/1998/Math/MathML">
  <math:semantics>
    <math:mrow>
      <math:mo math:stretchy="false">Δ</math:mo>
      <math:mi>T</math:mi>
    </math:mrow>
    <math:annotation math:encoding="StarMath 5.0">{%DELTA}T</math:annotation>
  </math:semantics>
</math:math>
</file>

<file path=Object 31/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row>
          <math:mrow>
            <math:mrow>
              <math:mfrac>
                <math:msub>
                  <math:mo math:stretchy="false">Ω</math:mo>
                  <math:mi math:fontstyle="italic">UF</math:mi>
                </math:msub>
                <math:mrow>
                  <math:mi>max</math:mi>
                  <math:mrow>
                    <math:mo math:stretchy="false">(</math:mo>
                    <math:mrow>
                      <math:msub>
                        <math:mo math:stretchy="false">Ω</math:mo>
                        <math:mi math:fontstyle="italic">NF</math:mi>
                      </math:msub>
                      <math:mi>,</math:mi>
                      <math:mn>10.0</math:mn>
                    </math:mrow>
                    <math:mo math:stretchy="false">)</math:mo>
                  </math:mrow>
                </math:mrow>
              </math:mfrac>
              <math:mo math:stretchy="false">×</math:mo>
              <math:mfrac>
                <math:msub>
                  <math:mi math:fontstyle="italic">cov</math:mi>
                  <math:mi math:fontstyle="italic">UF</math:mi>
                </math:msub>
                <math:msub>
                  <math:mi math:fontstyle="italic">nomcov</math:mi>
                  <math:mi math:fontstyle="italic">UF</math:mi>
                </math:msub>
              </math:mfrac>
            </math:mrow>
            <math:mo math:stretchy="false">×</math:mo>
            <math:mfrac>
              <math:msub>
                <math:mi math:fontstyle="italic">cov</math:mi>
                <math:mi math:fontstyle="italic">NF</math:mi>
              </math:msub>
              <math:msub>
                <math:mi math:fontstyle="italic">nomcov</math:mi>
                <math:mi math:fontstyle="italic">NF</math:mi>
              </math:msub>
            </math:mfrac>
          </math:mrow>
          <math:mo math:stretchy="false">×</math:mo>
          <math:mfrac>
            <math:mrow>
              <math:mo math:stretchy="false">Δ</math:mo>
              <math:mi>T</math:mi>
            </math:mrow>
            <math:mi math:fontstyle="italic">TF</math:mi>
          </math:mfrac>
        </math:mrow>
      </math:mfenced>
    </math:mrow>
    <math:annotation math:encoding="StarMath 5.0">N_p = func round left( 
      {%OMEGA_UF over { func max(%OMEGA_NF,10.0)}} times 
      {cov_UF over nomcov_UF}                      times 
      {cov_NF over nomcov_NF}                      times 
      { {{%DELTA}T} over TF }
      right)</math:annotation>
  </math:semantics>
</math:math>
</file>

<file path=Object 32/content.xml><?xml version="1.0" encoding="utf-8"?>
<!DOCTYPE math  PUBLIC '-//OpenOffice.org//DTD Modified W3C MathML 1.01//EN'  'math.dtd'>
<math:math xmlns:math="http://www.w3.org/1998/Math/MathML">
  <math:semantics>
    <math:mrow>
      <math:msub>
        <math:mo math:stretchy="false">Ω</math:mo>
        <math:mi math:fontstyle="italic">NF</math:mi>
      </math:msub>
      <math:mrow>
        <math:mi/>
        <math:mo math:stretchy="false">=</math:mo>
        <math:mi/>
      </math:mrow>
      <math:msub>
        <math:mo math:stretchy="false">Ω</math:mo>
        <math:mi math:fontstyle="italic">UF</math:mi>
      </math:msub>
    </math:mrow>
    <math:annotation math:encoding="StarMath 5.0">%OMEGA_NF `=` %OMEGA_UF</math:annotation>
  </math:semantics>
</math:math>
</file>

<file path=Object 33/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frac>
          <math:mrow>
            <math:mo math:stretchy="false">Δ</math:mo>
            <math:mi>T</math:mi>
          </math:mrow>
          <math:mi math:fontstyle="italic">TF</math:mi>
        </math:mfrac>
      </math:mfenced>
    </math:mrow>
    <math:annotation math:encoding="StarMath 5.0">N_p = func round left({{%DELTA}T} over TF right)</math:annotation>
  </math:semantics>
</math:math>
</file>

<file path=Object 34/content.xml><?xml version="1.0" encoding="utf-8"?>
<!DOCTYPE math  PUBLIC '-//OpenOffice.org//DTD Modified W3C MathML 1.01//EN'  'math.dtd'>
<math:math xmlns:math="http://www.w3.org/1998/Math/MathML">
  <math:semantics>
    <math:msub>
      <math:mi math:fontstyle="italic">nomcov</math:mi>
      <math:mi math:fontstyle="italic">UF</math:mi>
    </math:msub>
    <math:annotation math:encoding="StarMath 5.0">nomcov_UF</math:annotation>
  </math:semantics>
</math:math>
</file>

<file path=Object 35/content.xml><?xml version="1.0" encoding="utf-8"?>
<!DOCTYPE math  PUBLIC '-//OpenOffice.org//DTD Modified W3C MathML 1.01//EN'  'math.dtd'>
<math:math xmlns:math="http://www.w3.org/1998/Math/MathML">
  <math:semantics>
    <math:msub>
      <math:mi math:fontstyle="italic">nomcov</math:mi>
      <math:mi math:fontstyle="italic">NF</math:mi>
    </math:msub>
    <math:annotation math:encoding="StarMath 5.0">nomcov_NF</math:annotation>
  </math:semantics>
</math:math>
</file>

<file path=Object 36/content.xml><?xml version="1.0" encoding="utf-8"?>
<!DOCTYPE math  PUBLIC '-//OpenOffice.org//DTD Modified W3C MathML 1.01//EN'  'math.dtd'>
<math:math xmlns:math="http://www.w3.org/1998/Math/MathML">
  <math:semantics>
    <math:mrow>
      <math:mrow>
        <math:msub>
          <math:mi>N</math:mi>
          <math:mi math:fontstyle="italic">cells</math:mi>
        </math:msub>
        <math:mo math:stretchy="false">=</math:mo>
        <math:mi>ceiling</math:mi>
      </math:mrow>
      <math:mfenced math:open="" math:close="">
        <math:mfrac>
          <math:msub>
            <math:mi math:fontstyle="italic">personnel</math:mi>
            <math:mi math:fontstyle="italic">NF</math:mi>
          </math:msub>
          <math:mi math:fontstyle="italic">cellsize</math:mi>
        </math:mfrac>
      </math:mfenced>
    </math:mrow>
    <math:annotation math:encoding="StarMath 5.0">N_cells = func ceiling left( personnel_NF over cellsize right)</math:annotation>
  </math:semantics>
</math:math>
</file>

<file path=Object 37/content.xml><?xml version="1.0" encoding="utf-8"?>
<!DOCTYPE math  PUBLIC '-//OpenOffice.org//DTD Modified W3C MathML 1.01//EN'  'math.dtd'>
<math:math xmlns:math="http://www.w3.org/1998/Math/MathML">
  <math:semantics>
    <math:msub>
      <math:mi math:fontstyle="italic">personnel</math:mi>
      <math:mi math:fontstyle="italic">NF</math:mi>
    </math:msub>
    <math:annotation math:encoding="StarMath 5.0">personnel_NF</math:annotation>
  </math:semantics>
</math:math>
</file>

<file path=Object 38/content.xml><?xml version="1.0" encoding="utf-8"?>
<!DOCTYPE math  PUBLIC '-//OpenOffice.org//DTD Modified W3C MathML 1.01//EN'  'math.dtd'>
<math:math xmlns:math="http://www.w3.org/1998/Math/MathML">
  <math:semantics>
    <math:mrow>
      <math:mrow>
        <math:msub>
          <math:mi>N</math:mi>
          <math:mi math:fontstyle="italic">civcas</math:mi>
        </math:msub>
        <math:mo math:stretchy="false">=</math:mo>
        <math:mi>floor</math:mi>
      </math:mrow>
      <math:mfenced math:open="" math:close="">
        <math:mrow>
          <math:mrow>
            <math:msub>
              <math:mi>N</math:mi>
              <math:mi>a</math:mi>
            </math:msub>
            <math:mo math:stretchy="false">×</math:mo>
            <math:mi math:fontstyle="italic">ECDA</math:mi>
          </math:mrow>
          <math:mo math:stretchy="false">×</math:mo>
          <math:mfrac>
            <math:msub>
              <math:mover math:accent="true">
                <math:mo math:stretchy="false">Ω</math:mo>
                <math:mo math:stretchy="false">ˆ</math:mo>
              </math:mover>
              <math:mi math:fontstyle="italic">UF</math:mi>
            </math:msub>
            <math:mrow>
              <math:mi>max</math:mi>
              <math:mrow>
                <math:mo math:stretchy="false">(</math:mo>
                <math:mrow>
                  <math:msub>
                    <math:mo math:stretchy="false">Ω</math:mo>
                    <math:mi math:fontstyle="italic">UF</math:mi>
                  </math:msub>
                  <math:mi>,</math:mi>
                  <math:mn>10.0</math:mn>
                </math:mrow>
                <math:mo math:stretchy="false">)</math:mo>
              </math:mrow>
            </math:mrow>
          </math:mfrac>
        </math:mrow>
      </math:mfenced>
    </math:mrow>
    <math:annotation math:encoding="StarMath 5.0">N_civcas = func floor left (
     N_a times ECDA times {{hat %OMEGA}_UF over {func max(%OMEGA_UF, 10.0) }}
right )</math:annotation>
  </math:semantics>
</math:math>
</file>

<file path=Object 39/content.xml><?xml version="1.0" encoding="utf-8"?>
<!DOCTYPE math  PUBLIC '-//OpenOffice.org//DTD Modified W3C MathML 1.01//EN'  'math.dtd'>
<math:math xmlns:math="http://www.w3.org/1998/Math/MathML">
  <math:semantics>
    <math:mrow>
      <math:mrow>
        <math:msub>
          <math:mi>N</math:mi>
          <math:mi math:fontstyle="italic">killed</math:mi>
        </math:msub>
        <math:mo math:stretchy="false">=</math:mo>
        <math:mi>min</math:mi>
      </math:mrow>
      <math:mrow>
        <math:mo math:stretchy="false">(</math:mo>
        <math:mrow>
          <math:mrow>
            <math:msub>
              <math:mi>N</math:mi>
              <math:mi>a</math:mi>
            </math:msub>
            <math:mo math:stretchy="false">×</math:mo>
            <math:mi math:fontstyle="italic">cellsize</math:mi>
          </math:mrow>
          <math:mi>,</math:mi>
          <math:msub>
            <math:mi math:fontstyle="italic">personnel</math:mi>
            <math:mi math:fontstyle="italic">NF</math:mi>
          </math:msub>
        </math:mrow>
        <math:mo math:stretchy="false">)</math:mo>
      </math:mrow>
    </math:mrow>
    <math:annotation math:encoding="StarMath 5.0">N_killed = func min(N_a times cellsize, personnel_NF)</math:annotation>
  </math:semantics>
</math:math>
</file>

<file path=Object 4/content.xml><?xml version="1.0" encoding="utf-8"?>
<!DOCTYPE math  PUBLIC '-//OpenOffice.org//DTD Modified W3C MathML 1.01//EN'  'math.dtd'>
<math:math xmlns:math="http://www.w3.org/1998/Math/MathML">
  <math:semantics>
    <math:mrow>
      <math:mi>R</math:mi>
      <math:mrow>
        <math:mi/>
        <math:mo math:stretchy="false">=</math:mo>
        <math:mi/>
      </math:mrow>
      <math:mn>1.0</math:mn>
    </math:mrow>
    <math:annotation math:encoding="StarMath 5.0">R`=`1.0</math:annotation>
  </math:semantics>
</math:math>
</file>

<file path=Object 40/content.xml><?xml version="1.0" encoding="utf-8"?>
<!DOCTYPE math  PUBLIC '-//OpenOffice.org//DTD Modified W3C MathML 1.01//EN'  'math.dtd'>
<math:math xmlns:math="http://www.w3.org/1998/Math/MathML">
  <math:semantics>
    <math:mrow>
      <math:mo math:stretchy="false">−</math:mo>
      <math:mn>0.5</math:mn>
    </math:mrow>
    <math:annotation math:encoding="StarMath 5.0">-0.5</math:annotation>
  </math:semantics>
</math:math>
</file>

<file path=Object 41/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42/content.xml><?xml version="1.0" encoding="utf-8"?>
<!DOCTYPE math  PUBLIC '-//OpenOffice.org//DTD Modified W3C MathML 1.01//EN'  'math.dtd'>
<math:math xmlns:math="http://www.w3.org/1998/Math/MathML">
  <math:semantics>
    <math:mrow>
      <math:msub>
        <math:mi>N</math:mi>
        <math:mi>a</math:mi>
      </math:msub>
      <math:mrow>
        <math:mi/>
        <math:mo math:stretchy="false">=</math:mo>
        <math:mi/>
      </math:mrow>
      <math:mi>min</math:mi>
      <math:mrow>
        <math:mo math:stretchy="false">(</math:mo>
        <math:mrow>
          <math:msub>
            <math:mi>N</math:mi>
            <math:mi>p</math:mi>
          </math:msub>
          <math:mi>,</math:mi>
          <math:msub>
            <math:mi>N</math:mi>
            <math:mi math:fontstyle="italic">cells</math:mi>
          </math:msub>
        </math:mrow>
        <math:mo math:stretchy="false">)</math:mo>
      </math:mrow>
    </math:mrow>
    <math:annotation math:encoding="StarMath 5.0">N_a `=` func min(N_p,N_cells)</math:annotation>
  </math:semantics>
</math:math>
</file>

<file path=Object 43/content.xml><?xml version="1.0" encoding="utf-8"?>
<!DOCTYPE math  PUBLIC '-//OpenOffice.org//DTD Modified W3C MathML 1.01//EN'  'math.dtd'>
<math:math xmlns:math="http://www.w3.org/1998/Math/MathML">
  <math:semantics>
    <math:msub>
      <math:mover math:accent="true">
        <math:mo math:stretchy="false">Ω</math:mo>
        <math:mo math:stretchy="false">ˆ</math:mo>
      </math:mover>
      <math:mi math:fontstyle="italic">UF</math:mi>
    </math:msub>
    <math:annotation math:encoding="StarMath 5.0">{hat %OMEGA}_UF</math:annotation>
  </math:semantics>
</math:math>
</file>

<file path=Object 44/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45/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row>
          <math:mrow>
            <math:mrow>
              <math:mrow>
                <math:mrow>
                  <math:mi math:fontstyle="italic">attacks</math:mi>
                  <math:mo math:stretchy="false">×</math:mo>
                  <math:mfenced math:open="" math:close="">
                    <math:mfrac>
                      <math:mrow>
                        <math:mn>100</math:mn>
                        <math:mo math:stretchy="false">−</math:mo>
                        <math:msub>
                          <math:mi math:fontstyle="italic">security</math:mi>
                          <math:mi math:fontstyle="italic">UF</math:mi>
                        </math:msub>
                      </math:mrow>
                      <math:mn>100</math:mn>
                    </math:mfrac>
                  </math:mfenced>
                </math:mrow>
                <math:mo math:stretchy="false">×</math:mo>
                <math:mfrac>
                  <math:msub>
                    <math:mo math:stretchy="false">Ω</math:mo>
                    <math:mi math:fontstyle="italic">NF</math:mi>
                  </math:msub>
                  <math:msub>
                    <math:mover math:accent="true">
                      <math:mo math:stretchy="false">Ω</math:mo>
                      <math:mo math:stretchy="false">ˆ</math:mo>
                    </math:mover>
                    <math:mi math:fontstyle="italic">NF</math:mi>
                  </math:msub>
                </math:mfrac>
              </math:mrow>
              <math:mo math:stretchy="false">×</math:mo>
              <math:mfrac>
                <math:msub>
                  <math:mi math:fontstyle="italic">cov</math:mi>
                  <math:mi math:fontstyle="italic">UF</math:mi>
                </math:msub>
                <math:msub>
                  <math:mi math:fontstyle="italic">nomcov</math:mi>
                  <math:mi math:fontstyle="italic">UF</math:mi>
                </math:msub>
              </math:mfrac>
            </math:mrow>
            <math:mo math:stretchy="false">×</math:mo>
            <math:mo math:stretchy="false">Δ</math:mo>
          </math:mrow>
          <math:mi>T</math:mi>
        </math:mrow>
      </math:mfenced>
    </math:mrow>
    <math:annotation math:encoding="StarMath 5.0">N_p = func round left(
      attacks times left({100 - security_UF} over 100 right)
              times {%OMEGA_NF over {hat %OMEGA}_NF}
              times {cov_UF over nomcov_UF}
              times %DELTA T
      right)</math:annotation>
  </math:semantics>
</math:math>
</file>

<file path=Object 46/content.xml><?xml version="1.0" encoding="utf-8"?>
<!DOCTYPE math  PUBLIC '-//OpenOffice.org//DTD Modified W3C MathML 1.01//EN'  'math.dtd'>
<math:math xmlns:math="http://www.w3.org/1998/Math/MathML">
  <math:semantics>
    <math:msub>
      <math:mi math:fontstyle="italic">ALER</math:mi>
      <math:mi math:fontstyle="italic">SAF</math:mi>
    </math:msub>
    <math:annotation math:encoding="StarMath 5.0">ALER_SAF</math:annotation>
  </math:semantics>
</math:math>
</file>

<file path=Object 47/content.xml><?xml version="1.0" encoding="utf-8"?>
<!DOCTYPE math  PUBLIC '-//OpenOffice.org//DTD Modified W3C MathML 1.01//EN'  'math.dtd'>
<math:math xmlns:math="http://www.w3.org/1998/Math/MathML">
  <math:semantics>
    <math:msub>
      <math:mi math:fontstyle="italic">security</math:mi>
      <math:mi math:fontstyle="italic">UF</math:mi>
    </math:msub>
    <math:annotation math:encoding="StarMath 5.0">security_UF</math:annotation>
  </math:semantics>
</math:math>
</file>

<file path=Object 48/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49/content.xml><?xml version="1.0" encoding="utf-8"?>
<!DOCTYPE math  PUBLIC '-//OpenOffice.org//DTD Modified W3C MathML 1.01//EN'  'math.dtd'>
<math:math xmlns:math="http://www.w3.org/1998/Math/MathML">
  <math:semantics>
    <math:msub>
      <math:mover math:accent="true">
        <math:mo math:stretchy="false">Ω</math:mo>
        <math:mo math:stretchy="false">ˆ</math:mo>
      </math:mover>
      <math:mi math:fontstyle="italic">NF</math:mi>
    </math:msub>
    <math:annotation math:encoding="StarMath 5.0">{hat %OMEGA}_NF</math:annotation>
  </math:semantics>
</math:math>
</file>

<file path=Object 5/content.xml><?xml version="1.0" encoding="utf-8"?>
<!DOCTYPE math  PUBLIC '-//OpenOffice.org//DTD Modified W3C MathML 1.01//EN'  'math.dtd'>
<math:math xmlns:math="http://www.w3.org/1998/Math/MathML">
  <math:semantics>
    <math:mrow>
      <math:mi>R</math:mi>
      <math:mrow>
        <math:mi/>
        <math:mo math:stretchy="false">=</math:mo>
        <math:mrow>
          <math:mi/>
          <math:mo math:stretchy="false">−</math:mo>
          <math:mn>1.0</math:mn>
        </math:mrow>
      </math:mrow>
    </math:mrow>
    <math:annotation math:encoding="StarMath 5.0">R`=`-1.0</math:annotation>
  </math:semantics>
</math:math>
</file>

<file path=Object 50/content.xml><?xml version="1.0" encoding="utf-8"?>
<!DOCTYPE math  PUBLIC '-//OpenOffice.org//DTD Modified W3C MathML 1.01//EN'  'math.dtd'>
<math:math xmlns:math="http://www.w3.org/1998/Math/MathML">
  <math:semantics>
    <math:msub>
      <math:mi math:fontstyle="italic">cov</math:mi>
      <math:mi math:fontstyle="italic">UF</math:mi>
    </math:msub>
    <math:annotation math:encoding="StarMath 5.0">cov_UF</math:annotation>
  </math:semantics>
</math:math>
</file>

<file path=Object 51/content.xml><?xml version="1.0" encoding="utf-8"?>
<!DOCTYPE math  PUBLIC '-//OpenOffice.org//DTD Modified W3C MathML 1.01//EN'  'math.dtd'>
<math:math xmlns:math="http://www.w3.org/1998/Math/MathML">
  <math:semantics>
    <math:msub>
      <math:mi math:fontstyle="italic">nomcov</math:mi>
      <math:mi math:fontstyle="italic">UF</math:mi>
    </math:msub>
    <math:annotation math:encoding="StarMath 5.0">nomcov_UF</math:annotation>
  </math:semantics>
</math:math>
</file>

<file path=Object 52/content.xml><?xml version="1.0" encoding="utf-8"?>
<!DOCTYPE math  PUBLIC '-//OpenOffice.org//DTD Modified W3C MathML 1.01//EN'  'math.dtd'>
<math:math xmlns:math="http://www.w3.org/1998/Math/MathML">
  <math:semantics>
    <math:mrow>
      <math:mo math:stretchy="false">Δ</math:mo>
      <math:mi>T</math:mi>
    </math:mrow>
    <math:annotation math:encoding="StarMath 5.0">%DELTA T</math:annotation>
  </math:semantics>
</math:math>
</file>

<file path=Object 53/content.xml><?xml version="1.0" encoding="utf-8"?>
<!DOCTYPE math  PUBLIC '-//OpenOffice.org//DTD Modified W3C MathML 1.01//EN'  'math.dtd'>
<math:math xmlns:math="http://www.w3.org/1998/Math/MathML">
  <math:semantics>
    <math:msub>
      <math:mi math:fontstyle="italic">NU</math:mi>
      <math:mi math:fontstyle="italic">attack</math:mi>
    </math:msub>
    <math:annotation math:encoding="StarMath 5.0">NU_attack</math:annotation>
  </math:semantics>
</math:math>
</file>

<file path=Object 54/content.xml><?xml version="1.0" encoding="utf-8"?>
<!DOCTYPE math  PUBLIC '-//OpenOffice.org//DTD Modified W3C MathML 1.01//EN'  'math.dtd'>
<math:math xmlns:math="http://www.w3.org/1998/Math/MathML">
  <math:semantics>
    <math:msub>
      <math:mi math:fontstyle="italic">NN</math:mi>
      <math:mi math:fontstyle="italic">attack</math:mi>
    </math:msub>
    <math:annotation math:encoding="StarMath 5.0">NN_attack</math:annotation>
  </math:semantics>
</math:math>
</file>

<file path=Object 55/content.xml><?xml version="1.0" encoding="utf-8"?>
<!DOCTYPE math  PUBLIC '-//OpenOffice.org//DTD Modified W3C MathML 1.01//EN'  'math.dtd'>
<math:math xmlns:math="http://www.w3.org/1998/Math/MathML">
  <math:semantics>
    <math:mrow>
      <math:msub>
        <math:mi math:fontstyle="italic">NN</math:mi>
        <math:mi math:fontstyle="italic">attack</math:mi>
      </math:msub>
      <math:mo math:stretchy="false">&lt;</math:mo>
      <math:msub>
        <math:mi math:fontstyle="italic">MAXNN</math:mi>
        <math:mi math:fontstyle="italic">attack</math:mi>
      </math:msub>
    </math:mrow>
    <math:annotation math:encoding="StarMath 5.0">NN_attack &lt; MAXNN_attack</math:annotation>
  </math:semantics>
</math:math>
</file>

<file path=Object 56/content.xml><?xml version="1.0" encoding="utf-8"?>
<!DOCTYPE math  PUBLIC '-//OpenOffice.org//DTD Modified W3C MathML 1.01//EN'  'math.dtd'>
<math:math xmlns:math="http://www.w3.org/1998/Math/MathML">
  <math:semantics>
    <math:msub>
      <math:mi math:fontstyle="italic">MAXNN</math:mi>
      <math:mi math:fontstyle="italic">attack</math:mi>
    </math:msub>
    <math:annotation math:encoding="StarMath 5.0">MAXNN_attack</math:annotation>
  </math:semantics>
</math:math>
</file>

<file path=Object 57/content.xml><?xml version="1.0" encoding="utf-8"?>
<!DOCTYPE math  PUBLIC '-//OpenOffice.org//DTD Modified W3C MathML 1.01//EN'  'math.dtd'>
<math:math xmlns:math="http://www.w3.org/1998/Math/MathML">
  <math:semantics>
    <math:msub>
      <math:mi math:fontstyle="italic">NN</math:mi>
      <math:mi math:fontstyle="italic">attack</math:mi>
    </math:msub>
    <math:annotation math:encoding="StarMath 5.0">NN_attack</math:annotation>
  </math:semantics>
</math:math>
</file>

<file path=Object 58/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59/content.xml><?xml version="1.0" encoding="utf-8"?>
<!DOCTYPE math  PUBLIC '-//OpenOffice.org//DTD Modified W3C MathML 1.01//EN'  'math.dtd'>
<math:math xmlns:math="http://www.w3.org/1998/Math/MathML">
  <math:semantics>
    <math:msub>
      <math:mo math:stretchy="false">Ω</math:mo>
      <math:mi math:fontstyle="italic">UF</math:mi>
    </math:msub>
    <math:annotation math:encoding="StarMath 5.0">%OMEGA_UF</math:annotation>
  </math:semantics>
</math:math>
</file>

<file path=Object 6/content.xml><?xml version="1.0" encoding="utf-8"?>
<!DOCTYPE math  PUBLIC '-//OpenOffice.org//DTD Modified W3C MathML 1.01//EN'  'math.dtd'>
<math:math xmlns:math="http://www.w3.org/1998/Math/MathML">
  <math:semantics>
    <math:mrow>
      <math:mrow>
        <math:mo math:stretchy="false">−</math:mo>
        <math:mn>0.6</math:mn>
      </math:mrow>
      <math:mrow>
        <math:mi/>
        <math:mo math:stretchy="false">≤</math:mo>
        <math:mi/>
      </math:mrow>
      <math:mi>R</math:mi>
      <math:mrow>
        <math:mi/>
        <math:mo math:stretchy="false">≤</math:mo>
        <math:mi/>
      </math:mrow>
      <math:mn>0.6</math:mn>
    </math:mrow>
    <math:annotation math:encoding="StarMath 5.0">-0.6 `&lt;=` R `&lt;=` 0.6</math:annotation>
  </math:semantics>
</math:math>
</file>

<file path=Object 60/content.xml><?xml version="1.0" encoding="utf-8"?>
<!DOCTYPE math  PUBLIC '-//OpenOffice.org//DTD Modified W3C MathML 1.01//EN'  'math.dtd'>
<math:math xmlns:math="http://www.w3.org/1998/Math/MathML">
  <math:semantics>
    <math:msub>
      <math:mi math:fontstyle="italic">ALER</math:mi>
      <math:mi math:fontstyle="italic">HAR</math:mi>
    </math:msub>
    <math:annotation math:encoding="StarMath 5.0">ALER_HAR</math:annotation>
  </math:semantics>
</math:math>
</file>

<file path=Object 61/content.xml><?xml version="1.0" encoding="utf-8"?>
<!DOCTYPE math  PUBLIC '-//OpenOffice.org//DTD Modified W3C MathML 1.01//EN'  'math.dtd'>
<math:math xmlns:math="http://www.w3.org/1998/Math/MathML">
  <math:semantics>
    <math:mi math:fontstyle="italic">ECDC</math:mi>
    <math:annotation math:encoding="StarMath 5.0">ECDC</math:annotation>
  </math:semantics>
</math:math>
</file>

<file path=Object 64/content.xml><?xml version="1.0" encoding="utf-8"?>
<!DOCTYPE math  PUBLIC '-//OpenOffice.org//DTD Modified W3C MathML 1.01//EN'  'math.dtd'>
<math:math xmlns:math="http://www.w3.org/1998/Math/MathML">
  <math:semantics>
    <math:mrow>
      <math:msub>
        <math:mi math:fontstyle="italic">NN</math:mi>
        <math:mi math:fontstyle="italic">attack</math:mi>
      </math:msub>
      <math:mrow>
        <math:mi/>
        <math:mo math:stretchy="false">=</math:mo>
        <math:mi/>
      </math:mrow>
      <math:mrow>
        <math:mrow>
          <math:msub>
            <math:mi math:fontstyle="italic">NU</math:mi>
            <math:mi math:fontstyle="italic">attack</math:mi>
          </math:msub>
          <math:mo math:stretchy="false">×</math:mo>
          <math:mfrac>
            <math:mn>1</math:mn>
            <math:msub>
              <math:mi math:fontstyle="italic">ALER</math:mi>
              <math:mi math:fontstyle="italic">HAR</math:mi>
            </math:msub>
          </math:mfrac>
        </math:mrow>
        <math:mo math:stretchy="false">×</math:mo>
        <math:mfenced math:open="" math:close="">
          <math:mfrac>
            <math:msub>
              <math:mo math:stretchy="false">Ω</math:mo>
              <math:mi math:fontstyle="italic">UF</math:mi>
            </math:msub>
            <math:mrow>
              <math:mi>min</math:mi>
              <math:mrow>
                <math:mo math:stretchy="false">(</math:mo>
                <math:mrow>
                  <math:msub>
                    <math:mo math:stretchy="false">Ω</math:mo>
                    <math:mi math:fontstyle="italic">NF</math:mi>
                  </math:msub>
                  <math:mi>,</math:mi>
                  <math:mn>10</math:mn>
                </math:mrow>
                <math:mo math:stretchy="false">)</math:mo>
              </math:mrow>
            </math:mrow>
          </math:mfrac>
        </math:mfenced>
      </math:mrow>
    </math:mrow>
    <math:annotation math:encoding="StarMath 5.0">NN_attack `=` NU_attack times 
              {1 over ALER_HAR} times
              left ( %OMEGA_UF over {func min(%OMEGA_NF, 10)} right ) </math:annotation>
  </math:semantics>
</math:math>
</file>

<file path=Object 65/content.xml><?xml version="1.0" encoding="utf-8"?>
<!DOCTYPE math  PUBLIC '-//OpenOffice.org//DTD Modified W3C MathML 1.01//EN'  'math.dtd'>
<math:math xmlns:math="http://www.w3.org/1998/Math/MathML">
  <math:semantics>
    <math:msub>
      <math:mi math:fontstyle="italic">NU</math:mi>
      <math:mi math:fontstyle="italic">attack</math:mi>
    </math:msub>
    <math:annotation math:encoding="StarMath 5.0">NU_attack</math:annotation>
  </math:semantics>
</math:math>
</file>

<file path=Object 67/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68/content.xml><?xml version="1.0" encoding="utf-8"?>
<!DOCTYPE math  PUBLIC '-//OpenOffice.org//DTD Modified W3C MathML 1.01//EN'  'math.dtd'>
<math:math xmlns:math="http://www.w3.org/1998/Math/MathML">
  <math:semantics>
    <math:msub>
      <math:mo math:stretchy="false">Ω</math:mo>
      <math:mi math:fontstyle="italic">UF</math:mi>
    </math:msub>
    <math:annotation math:encoding="StarMath 5.0">%OMEGA_UF</math:annotation>
  </math:semantics>
</math:math>
</file>

<file path=Object 69/content.xml><?xml version="1.0" encoding="utf-8"?>
<!DOCTYPE math  PUBLIC '-//OpenOffice.org//DTD Modified W3C MathML 1.01//EN'  'math.dtd'>
<math:math xmlns:math="http://www.w3.org/1998/Math/MathML">
  <math:semantics>
    <math:mrow>
      <math:msub>
        <math:mi math:fontstyle="italic">NU</math:mi>
        <math:mi math:fontstyle="italic">attack</math:mi>
      </math:msub>
      <math:mo math:stretchy="false">&gt;</math:mo>
      <math:msub>
        <math:mi math:fontstyle="italic">MINNU</math:mi>
        <math:mi math:fontstyle="italic">attack</math:mi>
      </math:msub>
    </math:mrow>
    <math:annotation math:encoding="StarMath 5.0">NU_attack &gt; MINNU_attack</math:annotation>
  </math:semantics>
</math:math>
</file>

<file path=Object 7/content.xml><?xml version="1.0" encoding="utf-8"?>
<!DOCTYPE math  PUBLIC '-//OpenOffice.org//DTD Modified W3C MathML 1.01//EN'  'math.dtd'>
<math:math xmlns:math="http://www.w3.org/1998/Math/MathML">
  <math:semantics>
    <math:mrow>
      <math:mn>0.3</math:mn>
      <math:mrow>
        <math:mi/>
        <math:mo math:stretchy="false">≤</math:mo>
        <math:mi/>
      </math:mrow>
      <math:mi>R</math:mi>
      <math:mrow>
        <math:mi/>
        <math:mo math:stretchy="false">≤</math:mo>
        <math:mi/>
      </math:mrow>
      <math:mn>1.0</math:mn>
    </math:mrow>
    <math:annotation math:encoding="StarMath 5.0">0.3 `&lt;=` R `&lt;=` 1.0</math:annotation>
  </math:semantics>
</math:math>
</file>

<file path=Object 70/content.xml><?xml version="1.0" encoding="utf-8"?>
<!DOCTYPE math  PUBLIC '-//OpenOffice.org//DTD Modified W3C MathML 1.01//EN'  'math.dtd'>
<math:math xmlns:math="http://www.w3.org/1998/Math/MathML">
  <math:semantics>
    <math:msub>
      <math:mi math:fontstyle="italic">MINNU</math:mi>
      <math:mi math:fontstyle="italic">attack</math:mi>
    </math:msub>
    <math:annotation math:encoding="StarMath 5.0">MINNU_attack</math:annotation>
  </math:semantics>
</math:math>
</file>

<file path=Object 71/content.xml><?xml version="1.0" encoding="utf-8"?>
<!DOCTYPE math  PUBLIC '-//OpenOffice.org//DTD Modified W3C MathML 1.01//EN'  'math.dtd'>
<math:math xmlns:math="http://www.w3.org/1998/Math/MathML">
  <math:semantics>
    <math:msub>
      <math:mi>N</math:mi>
      <math:mi>a</math:mi>
    </math:msub>
    <math:annotation math:encoding="StarMath 5.0">N_a</math:annotation>
  </math:semantics>
</math:math>
</file>

<file path=Object 72/content.xml><?xml version="1.0" encoding="utf-8"?>
<!DOCTYPE math  PUBLIC '-//OpenOffice.org//DTD Modified W3C MathML 1.01//EN'  'math.dtd'>
<math:math xmlns:math="http://www.w3.org/1998/Math/MathML">
  <math:semantics>
    <math:mrow>
      <math:mrow>
        <math:msub>
          <math:mi>N</math:mi>
          <math:mi>a</math:mi>
        </math:msub>
        <math:mo math:stretchy="false">=</math:mo>
        <math:mi>min</math:mi>
      </math:mrow>
      <math:mfenced math:open="[" math:close="]">
        <math:mrow>
          <math:msub>
            <math:mi>N</math:mi>
            <math:mi>p</math:mi>
          </math:msub>
          <math:mi>,</math:mi>
          <math:mi>floor</math:mi>
          <math:mfenced math:open="" math:close="">
            <math:mfrac>
              <math:msub>
                <math:mi math:fontstyle="italic">personnel</math:mi>
                <math:mi math:fontstyle="italic">NF</math:mi>
              </math:msub>
              <math:msub>
                <math:mi math:fontstyle="italic">NN</math:mi>
                <math:mi math:fontstyle="italic">attack</math:mi>
              </math:msub>
            </math:mfrac>
          </math:mfenced>
        </math:mrow>
      </math:mfenced>
    </math:mrow>
    <math:annotation math:encoding="StarMath 5.0">N_a = func min left[N_p, func floor left(personnel_NF over NN_attack right) right]

</math:annotation>
  </math:semantics>
</math:math>
</file>

<file path=Object 73/content.xml><?xml version="1.0" encoding="utf-8"?>
<!DOCTYPE math  PUBLIC '-//OpenOffice.org//DTD Modified W3C MathML 1.01//EN'  'math.dtd'>
<math:math xmlns:math="http://www.w3.org/1998/Math/MathML">
  <math:semantics>
    <math:mrow>
      <math:msub>
        <math:mi math:fontstyle="italic">NU</math:mi>
        <math:mi math:fontstyle="italic">total</math:mi>
      </math:msub>
      <math:mrow>
        <math:mi/>
        <math:mo math:stretchy="false">=</math:mo>
        <math:mi/>
      </math:mrow>
      <math:mrow>
        <math:msub>
          <math:mi math:fontstyle="italic">NU</math:mi>
          <math:mi math:fontstyle="italic">attack</math:mi>
        </math:msub>
        <math:mo math:stretchy="false">×</math:mo>
        <math:msub>
          <math:mi>N</math:mi>
          <math:mi>a</math:mi>
        </math:msub>
      </math:mrow>
    </math:mrow>
    <math:annotation math:encoding="StarMath 5.0">NU_total `=` NU_attack times N_a</math:annotation>
  </math:semantics>
</math:math>
</file>

<file path=Object 74/content.xml><?xml version="1.0" encoding="utf-8"?>
<!DOCTYPE math  PUBLIC '-//OpenOffice.org//DTD Modified W3C MathML 1.01//EN'  'math.dtd'>
<math:math xmlns:math="http://www.w3.org/1998/Math/MathML">
  <math:semantics>
    <math:mrow>
      <math:msub>
        <math:mi math:fontstyle="italic">NN</math:mi>
        <math:mi math:fontstyle="italic">total</math:mi>
      </math:msub>
      <math:mrow>
        <math:mi/>
        <math:mo math:stretchy="false">=</math:mo>
        <math:mi/>
      </math:mrow>
      <math:mi>floor</math:mi>
      <math:mfenced math:open="" math:close="">
        <math:mrow>
          <math:msub>
            <math:mi math:fontstyle="italic">NN</math:mi>
            <math:mi math:fontstyle="italic">attack</math:mi>
          </math:msub>
          <math:mo math:stretchy="false">×</math:mo>
          <math:msub>
            <math:mi>N</math:mi>
            <math:mi>a</math:mi>
          </math:msub>
        </math:mrow>
      </math:mfenced>
    </math:mrow>
    <math:annotation math:encoding="StarMath 5.0">NN_total `=` func floor left(NN_attack times N_a right)</math:annotation>
  </math:semantics>
</math:math>
</file>

<file path=Object 75/content.xml><?xml version="1.0" encoding="utf-8"?>
<!DOCTYPE math  PUBLIC '-//OpenOffice.org//DTD Modified W3C MathML 1.01//EN'  'math.dtd'>
<math:math xmlns:math="http://www.w3.org/1998/Math/MathML">
  <math:semantics>
    <math:mrow>
      <math:msub>
        <math:mi math:fontstyle="italic">NC</math:mi>
        <math:mi math:fontstyle="italic">total</math:mi>
      </math:msub>
      <math:mo math:stretchy="false">=</math:mo>
      <math:mrow>
        <math:mi math:fontstyle="italic">ECDC</math:mi>
        <math:mo math:stretchy="false">×</math:mo>
        <math:msub>
          <math:mi math:fontstyle="italic">NN</math:mi>
          <math:mi math:fontstyle="italic">total</math:mi>
        </math:msub>
      </math:mrow>
    </math:mrow>
    <math:annotation math:encoding="StarMath 5.0">NC_total = ECDC times NN_total</math:annotation>
  </math:semantics>
</math:math>
</file>

<file path=Object 76/content.xml><?xml version="1.0" encoding="utf-8"?>
<!DOCTYPE math  PUBLIC '-//OpenOffice.org//DTD Modified W3C MathML 1.01//EN'  'math.dtd'>
<math:math xmlns:math="http://www.w3.org/1998/Math/MathML">
  <math:semantics>
    <math:mrow>
      <math:msub>
        <math:mi math:fontstyle="italic">NU</math:mi>
        <math:mi math:fontstyle="italic">attack</math:mi>
      </math:msub>
      <math:mrow>
        <math:mi/>
        <math:mo math:stretchy="false">=</math:mo>
        <math:mi/>
      </math:mrow>
      <math:mrow>
        <math:mrow>
          <math:msub>
            <math:mi math:fontstyle="italic">NN</math:mi>
            <math:mi math:fontstyle="italic">attack</math:mi>
          </math:msub>
          <math:mo math:stretchy="false">×</math:mo>
          <math:msub>
            <math:mi math:fontstyle="italic">ALER</math:mi>
            <math:mi math:fontstyle="italic">SAF</math:mi>
          </math:msub>
        </math:mrow>
        <math:mo math:stretchy="false">×</math:mo>
        <math:mfenced math:open="" math:close="">
          <math:mfrac>
            <math:msub>
              <math:mo math:stretchy="false">Ω</math:mo>
              <math:mi math:fontstyle="italic">NF</math:mi>
            </math:msub>
            <math:mrow>
              <math:mi>min</math:mi>
              <math:mrow>
                <math:mo math:stretchy="false">(</math:mo>
                <math:mrow>
                  <math:msub>
                    <math:mo math:stretchy="false">Ω</math:mo>
                    <math:mi math:fontstyle="italic">UF</math:mi>
                  </math:msub>
                  <math:mi>,</math:mi>
                  <math:mn>10</math:mn>
                </math:mrow>
                <math:mo math:stretchy="false">)</math:mo>
              </math:mrow>
            </math:mrow>
          </math:mfrac>
        </math:mfenced>
      </math:mrow>
    </math:mrow>
    <math:annotation math:encoding="StarMath 5.0">NU_attack `=` NN_attack times ALER_SAF times               
              left ( %OMEGA_NF over {func min(%OMEGA_UF, 10)} right ) </math:annotation>
  </math:semantics>
</math:math>
</file>

<file path=Object 8/content.xml><?xml version="1.0" encoding="utf-8"?>
<!DOCTYPE math  PUBLIC '-//OpenOffice.org//DTD Modified W3C MathML 1.01//EN'  'math.dtd'>
<math:math xmlns:math="http://www.w3.org/1998/Math/MathML">
  <math:semantics>
    <math:mrow>
      <math:mrow>
        <math:mo math:stretchy="false">−</math:mo>
        <math:mn>0.1</math:mn>
      </math:mrow>
      <math:mrow>
        <math:mi/>
        <math:mo math:stretchy="false">≤</math:mo>
        <math:mi/>
      </math:mrow>
      <math:mi>R</math:mi>
      <math:mrow>
        <math:mi/>
        <math:mo math:stretchy="false">&lt;</math:mo>
        <math:mi/>
      </math:mrow>
      <math:mn>0.3</math:mn>
    </math:mrow>
    <math:annotation math:encoding="StarMath 5.0">-0.1 `&lt;=` R `&lt;` 0.3</math:annotation>
  </math:semantics>
</math:math>
</file>

<file path=Object 9/content.xml><?xml version="1.0" encoding="utf-8"?>
<!DOCTYPE math  PUBLIC '-//OpenOffice.org//DTD Modified W3C MathML 1.01//EN'  'math.dtd'>
<math:math xmlns:math="http://www.w3.org/1998/Math/MathML">
  <math:semantics>
    <math:mrow>
      <math:mrow>
        <math:mo math:stretchy="false">−</math:mo>
        <math:mn>1.0</math:mn>
      </math:mrow>
      <math:mrow>
        <math:mi/>
        <math:mo math:stretchy="false">≤</math:mo>
        <math:mi/>
      </math:mrow>
      <math:mi>R</math:mi>
      <math:mrow>
        <math:mi/>
        <math:mo math:stretchy="false">&lt;</math:mo>
        <math:mrow>
          <math:mi/>
          <math:mo math:stretchy="false">−</math:mo>
          <math:mn>0.1</math:mn>
        </math:mrow>
      </math:mrow>
    </math:mrow>
    <math:annotation math:encoding="StarMath 5.0">-1.0 `&lt;=` R `&lt;` -0.1</math:annotation>
  </math:semantics>
</math:math>
</file>